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5.889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1.0535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6138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4.1736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8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7"/>
    <style:style style:name="ce3" style:family="table-cell" style:parent-style-name="Default" style:data-style-name="N37"/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ypre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t_num</text:p>
          </table:table-cell>
          <table:table-cell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office:value-type="string" calcext:value-type="string">
            <text:p>pkg_sale_price</text:p>
          </table:table-cell>
          <table:table-cell office:value-type="string" calcext:value-type="string">
            <text:p>assessed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st_name</text:p>
          </table:table-cell>
          <table:table-cell office:value-type="string" calcext:value-type="string">
            <text:p>deed_url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VAN SICKLE, RUTH P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22-10-14" calcext:value-type="date">
            <text:p>10/14/22</text:p>
          </table:table-cell>
          <table:table-cell office:value-type="float" office:value="666000" calcext:value-type="float">
            <text:p>666000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730" calcext:value-type="float">
            <text:p>40373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30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ITTLE, HUGH &amp; MARTHA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15-10-16" calcext:value-type="date">
            <text:p>10/16/15</text:p>
          </table:table-cell>
          <table:table-cell office:value-type="float" office:value="612000" calcext:value-type="float">
            <text:p>612000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263" calcext:value-type="float">
            <text:p>40326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3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RANT, CORNELIA L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14-11-21" calcext:value-type="date">
            <text:p>11/21/14</text:p>
          </table:table-cell>
          <table:table-cell office:value-type="float" office:value="594000" calcext:value-type="float">
            <text:p>594000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260" calcext:value-type="float">
            <text:p>40326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0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EVERETT, DURWARD R JR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11-12-30" calcext:value-type="date">
            <text:p>12/30/11</text:p>
          </table:table-cell>
          <table:table-cell office:value-type="float" office:value="617000" calcext:value-type="float">
            <text:p>617000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676" calcext:value-type="float">
            <text:p>40367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76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ROCKWELL, CAROLYN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6-05-14" calcext:value-type="date">
            <text:p>05/14/16</text:p>
          </table:table-cell>
          <table:table-cell office:value-type="float" office:value="536000" calcext:value-type="float">
            <text:p>53600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677" calcext:value-type="float">
            <text:p>40367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77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STAMO, TERRY M. TRUSTEE; THE TERRY M. ROSTAMO REVOCABLE TRUS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3-05-21" calcext:value-type="date">
            <text:p>05/21/13</text:p>
          </table:table-cell>
          <table:table-cell office:value-type="float" office:value="535000" calcext:value-type="float">
            <text:p>53500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261" calcext:value-type="float">
            <text:p>40326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1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ACHTER, FRANCIS W &amp; SOPHIE H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21-09-30" calcext:value-type="date">
            <text:p>09/30/21</text:p>
          </table:table-cell>
          <table:table-cell office:value-type="float" office:value="1080000" calcext:value-type="float">
            <text:p>1080000</text:p>
          </table:table-cell>
          <table:table-cell office:value-type="float" office:value="780438" calcext:value-type="float">
            <text:p>780438</text:p>
          </table:table-cell>
          <table:table-cell office:value-type="float" office:value="403262" calcext:value-type="float">
            <text:p>40326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2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KENNEY, KATHERINE F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10-05-05" calcext:value-type="date">
            <text:p>05/05/10</text:p>
          </table:table-cell>
          <table:table-cell office:value-type="float" office:value="666000" calcext:value-type="float">
            <text:p>666000</text:p>
          </table:table-cell>
          <table:table-cell office:value-type="float" office:value="883262" calcext:value-type="float">
            <text:p>883262</text:p>
          </table:table-cell>
          <table:table-cell office:value-type="float" office:value="403678" calcext:value-type="float">
            <text:p>40367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78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CHILLER, JEFFRY STUART TRUSTEE; SCHILLER, NANCY CARROLL TRUSTEE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21-09-14" calcext:value-type="date">
            <text:p>09/14/21</text:p>
          </table:table-cell>
          <table:table-cell office:value-type="float" office:value="612000" calcext:value-type="float">
            <text:p>612000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00" calcext:value-type="float">
            <text:p>46150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0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IDEOUT, RICHARD &amp; CLARA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20-10-23" calcext:value-type="date">
            <text:p>10/23/20</text:p>
          </table:table-cell>
          <table:table-cell office:value-type="float" office:value="680000" calcext:value-type="float">
            <text:p>680000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599" calcext:value-type="float">
            <text:p>47959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599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IRD, RICHARD &amp; JANIE</text:p>
          </table:table-cell>
          <table:table-cell office:value-type="float" office:value="1912" calcext:value-type="float">
            <text:p>1912</text:p>
          </table:table-cell>
          <table:table-cell office:value-type="date" office:date-value="2018-08-30" calcext:value-type="date">
            <text:p>08/30/18</text:p>
          </table:table-cell>
          <table:table-cell office:value-type="float" office:value="716000" calcext:value-type="float">
            <text:p>716000</text:p>
          </table:table-cell>
          <table:table-cell office:value-type="float" office:value="722471" calcext:value-type="float">
            <text:p>722471</text:p>
          </table:table-cell>
          <table:table-cell office:value-type="float" office:value="403264" calcext:value-type="float">
            <text:p>40326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4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ILMAN, JOHN &amp; PARICHEHRE</text:p>
          </table:table-cell>
          <table:table-cell office:value-type="float" office:value="1912" calcext:value-type="float">
            <text:p>1912</text:p>
          </table:table-cell>
          <table:table-cell office:value-type="date" office:date-value="2014-06-18" calcext:value-type="date">
            <text:p>06/18/14</text:p>
          </table:table-cell>
          <table:table-cell office:value-type="float" office:value="653000" calcext:value-type="float">
            <text:p>653000</text:p>
          </table:table-cell>
          <table:table-cell office:value-type="float" office:value="765469" calcext:value-type="float">
            <text:p>765469</text:p>
          </table:table-cell>
          <table:table-cell office:value-type="float" office:value="403679" calcext:value-type="float">
            <text:p>40367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79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UGGINS, MAJOR B JR TRUSTEE; HUGGINS, LOUISE C TRUSTEE</text:p>
          </table:table-cell>
          <table:table-cell office:value-type="float" office:value="1518" calcext:value-type="float">
            <text:p>1518</text:p>
          </table:table-cell>
          <table:table-cell office:value-type="date" office:date-value="2008-11-04" calcext:value-type="date">
            <text:p>11/04/08</text:p>
          </table:table-cell>
          <table:table-cell office:value-type="float" office:value="459000" calcext:value-type="float">
            <text:p>459000</text:p>
          </table:table-cell>
          <table:table-cell office:value-type="float" office:value="610170" calcext:value-type="float">
            <text:p>610170</text:p>
          </table:table-cell>
          <table:table-cell office:value-type="float" office:value="403349" calcext:value-type="float">
            <text:p>40334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49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SHE, CAROLYN A</text:p>
          </table:table-cell>
          <table:table-cell office:value-type="float" office:value="1494" calcext:value-type="float">
            <text:p>1494</text:p>
          </table:table-cell>
          <table:table-cell office:value-type="date" office:date-value="2020-11-12" calcext:value-type="date">
            <text:p>11/12/20</text:p>
          </table:table-cell>
          <table:table-cell office:value-type="float" office:value="423000" calcext:value-type="float">
            <text:p>423000</text:p>
          </table:table-cell>
          <table:table-cell office:value-type="float" office:value="582242" calcext:value-type="float">
            <text:p>582242</text:p>
          </table:table-cell>
          <table:table-cell office:value-type="float" office:value="403350" calcext:value-type="float">
            <text:p>40335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0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ADFORD, GARLAND &amp; LEE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float" office:value="621000" calcext:value-type="float">
            <text:p>62100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00" calcext:value-type="float">
            <text:p>47960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0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OLMAN, FAY; TOLMAN, NADINE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float" office:value="542000" calcext:value-type="float">
            <text:p>54200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01" calcext:value-type="float">
            <text:p>46150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1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GULLY, STEWART E &amp; ELEANOR B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float" office:value="527000" calcext:value-type="float">
            <text:p>527000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01" calcext:value-type="float">
            <text:p>47960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1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ERNHARD, RICHARD H</text:p>
          </table:table-cell>
          <table:table-cell office:value-type="float" office:value="1288" calcext:value-type="float">
            <text:p>1288</text:p>
          </table:table-cell>
          <table:table-cell office:value-type="date" office:date-value="2019-02-26" calcext:value-type="date">
            <text:p>02/26/19</text:p>
          </table:table-cell>
          <table:table-cell office:value-type="float" office:value="468000" calcext:value-type="float">
            <text:p>468000</text:p>
          </table:table-cell>
          <table:table-cell office:value-type="float" office:value="530885" calcext:value-type="float">
            <text:p>530885</text:p>
          </table:table-cell>
          <table:table-cell office:value-type="float" office:value="403351" calcext:value-type="float">
            <text:p>40335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1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O'DONOVAN, JOHN CROSSAN &amp; BRENDA R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18-10-01" calcext:value-type="date">
            <text:p>10/01/18</text:p>
          </table:table-cell>
          <table:table-cell office:value-type="float" office:value="477000" calcext:value-type="float">
            <text:p>477000</text:p>
          </table:table-cell>
          <table:table-cell office:value-type="float" office:value="466559" calcext:value-type="float">
            <text:p>466559</text:p>
          </table:table-cell>
          <table:table-cell office:value-type="float" office:value="461502" calcext:value-type="float">
            <text:p>46150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2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ROCK W DOWNWARD AND MARY C DOWNWAR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13-10-31" calcext:value-type="date">
            <text:p>10/31/13</text:p>
          </table:table-cell>
          <table:table-cell office:value-type="float" office:value="563000" calcext:value-type="float">
            <text:p>563000</text:p>
          </table:table-cell>
          <table:table-cell office:value-type="float" office:value="711211" calcext:value-type="float">
            <text:p>711211</text:p>
          </table:table-cell>
          <table:table-cell office:value-type="float" office:value="403681" calcext:value-type="float">
            <text:p>40368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1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OLLINS, ANN T &amp; WILLIAM K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08-09-15" calcext:value-type="date">
            <text:p>09/15/08</text:p>
          </table:table-cell>
          <table:table-cell office:value-type="float" office:value="531000" calcext:value-type="float">
            <text:p>531000</text:p>
          </table:table-cell>
          <table:table-cell office:value-type="float" office:value="671074" calcext:value-type="float">
            <text:p>671074</text:p>
          </table:table-cell>
          <table:table-cell office:value-type="float" office:value="403266" calcext:value-type="float">
            <text:p>40326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6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MAISMEIER, JOSEPH W &amp; GRACE MAJOR</text:p>
          </table:table-cell>
          <table:table-cell office:value-type="float" office:value="1205" calcext:value-type="float">
            <text:p>1205</text:p>
          </table:table-cell>
          <table:table-cell office:value-type="date" office:date-value="2021-04-08" calcext:value-type="date">
            <text:p>04/08/21</text:p>
          </table:table-cell>
          <table:table-cell office:value-type="float" office:value="540000" calcext:value-type="float">
            <text:p>540000</text:p>
          </table:table-cell>
          <table:table-cell office:value-type="float" office:value="467339" calcext:value-type="float">
            <text:p>467339</text:p>
          </table:table-cell>
          <table:table-cell office:value-type="float" office:value="461503" calcext:value-type="float">
            <text:p>4615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EGGE, CAROLYN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float" office:value="527000" calcext:value-type="float">
            <text:p>527000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02" calcext:value-type="float">
            <text:p>47960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2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EAVES, LACY H &amp; CAROL H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19-04-12" calcext:value-type="date">
            <text:p>04/12/19</text:p>
          </table:table-cell>
          <table:table-cell office:value-type="float" office:value="877500" calcext:value-type="float">
            <text:p>877500</text:p>
          </table:table-cell>
          <table:table-cell office:value-type="float" office:value="854203" calcext:value-type="float">
            <text:p>854203</text:p>
          </table:table-cell>
          <table:table-cell office:value-type="float" office:value="403684" calcext:value-type="float">
            <text:p>40368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4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KING, CHRISTINE</text:p>
          </table:table-cell>
          <table:table-cell office:value-type="float" office:value="1288" calcext:value-type="float">
            <text:p>1288</text:p>
          </table:table-cell>
          <table:table-cell office:value-type="date" office:date-value="2017-05-26" calcext:value-type="date">
            <text:p>05/26/17</text:p>
          </table:table-cell>
          <table:table-cell office:value-type="float" office:value="554000" calcext:value-type="float">
            <text:p>554000</text:p>
          </table:table-cell>
          <table:table-cell office:value-type="float" office:value="568944" calcext:value-type="float">
            <text:p>568944</text:p>
          </table:table-cell>
          <table:table-cell office:value-type="float" office:value="403352" calcext:value-type="float">
            <text:p>40335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2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VANVACTOR, RONALD F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13-10-10" calcext:value-type="date">
            <text:p>10/10/13</text:p>
          </table:table-cell>
          <table:table-cell office:value-type="float" office:value="729000" calcext:value-type="float">
            <text:p>729000</text:p>
          </table:table-cell>
          <table:table-cell office:value-type="float" office:value="834085" calcext:value-type="float">
            <text:p>834085</text:p>
          </table:table-cell>
          <table:table-cell office:value-type="float" office:value="403269" calcext:value-type="float">
            <text:p>40326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9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ILD, FRANCINE S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21-04-15" calcext:value-type="date">
            <text:p>04/15/21</text:p>
          </table:table-cell>
          <table:table-cell office:value-type="float" office:value="562000" calcext:value-type="float">
            <text:p>56200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268" calcext:value-type="float">
            <text:p>40326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8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OSELEY, CHARLES H JR TRUSTEE; MOSELEY, CATHERINE R TRUSTEE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20-10-27" calcext:value-type="date">
            <text:p>10/27/20</text:p>
          </table:table-cell>
          <table:table-cell office:value-type="float" office:value="621000" calcext:value-type="float">
            <text:p>62100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03" calcext:value-type="float">
            <text:p>4796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3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AUPIN, TERRY; MAUPIN, JEANETTE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float" office:value="542000" calcext:value-type="float">
            <text:p>54200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04" calcext:value-type="float">
            <text:p>46150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4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ARTIN, ROBERT H JR &amp; ELAINE O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float" office:value="522000" calcext:value-type="float">
            <text:p>52200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683" calcext:value-type="float">
            <text:p>40368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3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HITAKER, MARILYN L TRUSTEE; MARILYN L WHITAKER TRUST</text:p>
          </table:table-cell>
          <table:table-cell office:value-type="float" office:value="1494" calcext:value-type="float">
            <text:p>1494</text:p>
          </table:table-cell>
          <table:table-cell office:value-type="date" office:date-value="2014-11-17" calcext:value-type="date">
            <text:p>11/17/14</text:p>
          </table:table-cell>
          <table:table-cell office:value-type="float" office:value="405000" calcext:value-type="float">
            <text:p>405000</text:p>
          </table:table-cell>
          <table:table-cell office:value-type="float" office:value="582242" calcext:value-type="float">
            <text:p>582242</text:p>
          </table:table-cell>
          <table:table-cell office:value-type="float" office:value="403353" calcext:value-type="float">
            <text:p>40335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3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ROSS, PETER DAVID TRUSTEE; THE PETER DAVID GROSS REVOCABLE TRU</text:p>
          </table:table-cell>
          <table:table-cell office:value-type="float" office:value="1518" calcext:value-type="float">
            <text:p>1518</text:p>
          </table:table-cell>
          <table:table-cell office:value-type="date" office:date-value="2022-10-07" calcext:value-type="date">
            <text:p>10/07/22</text:p>
          </table:table-cell>
          <table:table-cell office:value-type="float" office:value="708000" calcext:value-type="float">
            <text:p>708000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54" calcext:value-type="float">
            <text:p>40335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4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KATZIN, GERALD H &amp; JUDITH R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20-11-05" calcext:value-type="date">
            <text:p>11/05/20</text:p>
          </table:table-cell>
          <table:table-cell office:value-type="float" office:value="707000" calcext:value-type="float">
            <text:p>707000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04" calcext:value-type="float">
            <text:p>47960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4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OGLEMAN, LOUIS H &amp; ANNE D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float" office:value="585000" calcext:value-type="float">
            <text:p>585000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05" calcext:value-type="float">
            <text:p>46150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5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CCARTHY, MARY ELLEN TRUSTEE; MARY ELLEN MCCARTHY RVCBLE TRUST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14-05-22" calcext:value-type="date">
            <text:p>05/22/14</text:p>
          </table:table-cell>
          <table:table-cell office:value-type="float" office:value="648000" calcext:value-type="float">
            <text:p>648000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267" calcext:value-type="float">
            <text:p>40326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7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NNA LEE DORSETT REVOCABLE TRUST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10-12-17" calcext:value-type="date">
            <text:p>12/17/10</text:p>
          </table:table-cell>
          <table:table-cell office:value-type="float" office:value="617000" calcext:value-type="float">
            <text:p>617000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682" calcext:value-type="float">
            <text:p>40368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2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ICHOLS, THOMAS EVERETT JR; NICHOLS, JEAN ADAMS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21-05-20" calcext:value-type="date">
            <text:p>05/20/21</text:p>
          </table:table-cell>
          <table:table-cell office:value-type="float" office:value="562500" calcext:value-type="float">
            <text:p>562500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680" calcext:value-type="float">
            <text:p>40368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0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ILLER, GEORGE T JR; MILLER, E KATHLEEN PAUL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08-09-29" calcext:value-type="date">
            <text:p>09/29/08</text:p>
          </table:table-cell>
          <table:table-cell office:value-type="float" office:value="520000" calcext:value-type="float">
            <text:p>520000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265" calcext:value-type="float">
            <text:p>40326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65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NGIONE, VINCENT E JR &amp; BARBARA A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float" office:value="518000" calcext:value-type="float">
            <text:p>518000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05" calcext:value-type="float">
            <text:p>47960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5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APP, JEANNINE R TRUSTEE; JEANNINE R SAPP LIVING TRUST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19-06-21" calcext:value-type="date">
            <text:p>06/21/19</text:p>
          </table:table-cell>
          <table:table-cell office:value-type="float" office:value="535500" calcext:value-type="float">
            <text:p>535500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06" calcext:value-type="float">
            <text:p>46150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6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THE CYPRESS OF RALEIGH LLC</text:p>
          </table:table-cell>
          <table:table-cell office:value-type="float" office:value="772" calcext:value-type="float">
            <text:p>772</text:p>
          </table:table-cell>
          <table:table-cell office:value-type="date" office:date-value="2020-06-10" calcext:value-type="date">
            <text:p>06/10/2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35415" calcext:value-type="float">
            <text:p>335415</text:p>
          </table:table-cell>
          <table:table-cell office:value-type="float" office:value="403361" calcext:value-type="float">
            <text:p>40336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1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HEARN, JEFFREY ALAN TRUSTEE; HEARN, JANE HOLMES TRUSTEE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18-11-26" calcext:value-type="date">
            <text:p>11/26/18</text:p>
          </table:table-cell>
          <table:table-cell office:value-type="float" office:value="618000" calcext:value-type="float">
            <text:p>618000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688" calcext:value-type="float">
            <text:p>40368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8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IU, HELENA LOO YEE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09-11-23" calcext:value-type="date">
            <text:p>11/23/09</text:p>
          </table:table-cell>
          <table:table-cell office:value-type="float" office:value="518000" calcext:value-type="float">
            <text:p>518000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273" calcext:value-type="float">
            <text:p>40327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3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MCCONNELL, DANIEL E &amp; JUDY F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22-05-13" calcext:value-type="date">
            <text:p>05/13/22</text:p>
          </table:table-cell>
          <table:table-cell office:value-type="float" office:value="829000" calcext:value-type="float">
            <text:p>829000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685" calcext:value-type="float">
            <text:p>40368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5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DAVIS, JUDITH R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20-10-20" calcext:value-type="date">
            <text:p>10/20/20</text:p>
          </table:table-cell>
          <table:table-cell office:value-type="float" office:value="500000" calcext:value-type="float">
            <text:p>500000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06" calcext:value-type="float">
            <text:p>47960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6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DREYFUS, LEE TRUSTEE; THE LEE DREYFUS REVOCABLE TRUST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18-10-05" calcext:value-type="date">
            <text:p>10/05/18</text:p>
          </table:table-cell>
          <table:table-cell office:value-type="float" office:value="446000" calcext:value-type="float">
            <text:p>446000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07" calcext:value-type="float">
            <text:p>46150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7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COTT, ARTHUR</text:p>
          </table:table-cell>
          <table:table-cell office:value-type="float" office:value="994" calcext:value-type="float">
            <text:p>994</text:p>
          </table:table-cell>
          <table:table-cell office:value-type="date" office:date-value="2016-07-29" calcext:value-type="date">
            <text:p>07/29/16</text:p>
          </table:table-cell>
          <table:table-cell office:value-type="float" office:value="315500" calcext:value-type="float">
            <text:p>315500</text:p>
          </table:table-cell>
          <table:table-cell office:value-type="float" office:value="348516" calcext:value-type="float">
            <text:p>348516</text:p>
          </table:table-cell>
          <table:table-cell office:value-type="float" office:value="403359" calcext:value-type="float">
            <text:p>40335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9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JACOBY, DALE H &amp; MARILYN D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08-10-31" calcext:value-type="date">
            <text:p>10/31/08</text:p>
          </table:table-cell>
          <table:table-cell office:value-type="float" office:value="595000" calcext:value-type="float">
            <text:p>595000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270" calcext:value-type="float">
            <text:p>40327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0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RACY, TRAVIS &amp; PHILIP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20-10-29" calcext:value-type="date">
            <text:p>10/29/20</text:p>
          </table:table-cell>
          <table:table-cell office:value-type="float" office:value="572000" calcext:value-type="float">
            <text:p>572000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07" calcext:value-type="float">
            <text:p>47960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7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ECK, EMILY MANN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float" office:value="520000" calcext:value-type="float">
            <text:p>520000</text:p>
          </table:table-cell>
          <table:table-cell office:value-type="float" office:value="530190" calcext:value-type="float">
            <text:p>530190</text:p>
          </table:table-cell>
          <table:table-cell office:value-type="float" office:value="461508" calcext:value-type="float">
            <text:p>46150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8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REGG, SUSAN D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8-04-30" calcext:value-type="date">
            <text:p>04/30/18</text:p>
          </table:table-cell>
          <table:table-cell office:value-type="float" office:value="536000" calcext:value-type="float">
            <text:p>53600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271" calcext:value-type="float">
            <text:p>40327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1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BOWLING, ROSALIND B; BOWLING, JONATHAN EARL &amp; BEVERLY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7-03-13" calcext:value-type="date">
            <text:p>03/13/17</text:p>
          </table:table-cell>
          <table:table-cell office:value-type="float" office:value="446000" calcext:value-type="float">
            <text:p>446000</text:p>
          </table:table-cell>
          <table:table-cell office:value-type="float" office:value="566105" calcext:value-type="float">
            <text:p>566105</text:p>
          </table:table-cell>
          <table:table-cell office:value-type="float" office:value="403686" calcext:value-type="float">
            <text:p>40368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6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ANSDELL, SARA ANNE SHEA TRUSTEE; SARA ANNE SHEA RANSDELL RVCBLE TRUS</text:p>
          </table:table-cell>
          <table:table-cell office:value-type="float" office:value="1806" calcext:value-type="float">
            <text:p>1806</text:p>
          </table:table-cell>
          <table:table-cell office:value-type="date" office:date-value="2012-01-31" calcext:value-type="date">
            <text:p>01/31/12</text:p>
          </table:table-cell>
          <table:table-cell office:value-type="float" office:value="509000" calcext:value-type="float">
            <text:p>509000</text:p>
          </table:table-cell>
          <table:table-cell office:value-type="float" office:value="601933" calcext:value-type="float">
            <text:p>601933</text:p>
          </table:table-cell>
          <table:table-cell office:value-type="float" office:value="403357" calcext:value-type="float">
            <text:p>40335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7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EDWARDS, WILLIAM &amp; GAYLE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23-03-27" calcext:value-type="date">
            <text:p>03/27/23</text:p>
          </table:table-cell>
          <table:table-cell office:value-type="float" office:value="1283000" calcext:value-type="float">
            <text:p>1283000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272" calcext:value-type="float">
            <text:p>40327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2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OGERS, SARA WEBB TRUSTEE; TRUSTEE OF THE SARA WEBB ROGERS REV</text:p>
          </table:table-cell>
          <table:table-cell office:value-type="float" office:value="1240" calcext:value-type="float">
            <text:p>1240</text:p>
          </table:table-cell>
          <table:table-cell office:value-type="date" office:date-value="2023-03-06" calcext:value-type="date">
            <text:p>03/06/23</text:p>
          </table:table-cell>
          <table:table-cell office:value-type="float" office:value="449000" calcext:value-type="float">
            <text:p>449000</text:p>
          </table:table-cell>
          <table:table-cell office:value-type="float" office:value="395246" calcext:value-type="float">
            <text:p>395246</text:p>
          </table:table-cell>
          <table:table-cell office:value-type="float" office:value="403356" calcext:value-type="float">
            <text:p>40335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6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RDMEYER HOPE, SHARON A TRUSTEE; TRUSTEE OF SHARON ANN HOPE TRUST</text:p>
          </table:table-cell>
          <table:table-cell office:value-type="float" office:value="1242" calcext:value-type="float">
            <text:p>1242</text:p>
          </table:table-cell>
          <table:table-cell office:value-type="date" office:date-value="2020-10-20" calcext:value-type="date">
            <text:p>10/20/20</text:p>
          </table:table-cell>
          <table:table-cell office:value-type="float" office:value="432000" calcext:value-type="float">
            <text:p>432000</text:p>
          </table:table-cell>
          <table:table-cell office:value-type="float" office:value="409109" calcext:value-type="float">
            <text:p>409109</text:p>
          </table:table-cell>
          <table:table-cell office:value-type="float" office:value="479608" calcext:value-type="float">
            <text:p>47960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8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OBERDORFER, MARCELLA MARIE</text:p>
          </table:table-cell>
          <table:table-cell office:value-type="float" office:value="1242" calcext:value-type="float">
            <text:p>1242</text:p>
          </table:table-cell>
          <table:table-cell office:value-type="date" office:date-value="2018-09-26" calcext:value-type="date">
            <text:p>09/26/18</text:p>
          </table:table-cell>
          <table:table-cell office:value-type="float" office:value="401000" calcext:value-type="float">
            <text:p>401000</text:p>
          </table:table-cell>
          <table:table-cell office:value-type="float" office:value="439661" calcext:value-type="float">
            <text:p>439661</text:p>
          </table:table-cell>
          <table:table-cell office:value-type="float" office:value="461509" calcext:value-type="float">
            <text:p>46150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09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HARVIE, EDWIN &amp; KATHERINE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15-06-30" calcext:value-type="date">
            <text:p>06/30/15</text:p>
          </table:table-cell>
          <table:table-cell office:value-type="float" office:value="698000" calcext:value-type="float">
            <text:p>698000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687" calcext:value-type="float">
            <text:p>40368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7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HULL, MARILYN TRUSTEE; H. WILLIAM HULL AND MARILYN HULL LI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22-01-21" calcext:value-type="date">
            <text:p>01/21/22</text:p>
          </table:table-cell>
          <table:table-cell office:value-type="float" office:value="789000" calcext:value-type="float">
            <text:p>789000</text:p>
          </table:table-cell>
          <table:table-cell office:value-type="float" office:value="711211" calcext:value-type="float">
            <text:p>711211</text:p>
          </table:table-cell>
          <table:table-cell office:value-type="float" office:value="403689" calcext:value-type="float">
            <text:p>40368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89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PONDER, REGINALD W &amp; CARRIE D</text:p>
          </table:table-cell>
          <table:table-cell office:value-type="float" office:value="1518" calcext:value-type="float">
            <text:p>1518</text:p>
          </table:table-cell>
          <table:table-cell office:value-type="date" office:date-value="2021-05-19" calcext:value-type="date">
            <text:p>05/19/21</text:p>
          </table:table-cell>
          <table:table-cell office:value-type="float" office:value="562500" calcext:value-type="float">
            <text:p>562500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55" calcext:value-type="float">
            <text:p>40335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5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OTESWORTH, HARRY ARMOUR; COTESWORTH, YOLANTA LATKOWSKI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21-04-06" calcext:value-type="date">
            <text:p>04/06/21</text:p>
          </table:table-cell>
          <table:table-cell office:value-type="float" office:value="664000" calcext:value-type="float">
            <text:p>664000</text:p>
          </table:table-cell>
          <table:table-cell office:value-type="float" office:value="714859" calcext:value-type="float">
            <text:p>714859</text:p>
          </table:table-cell>
          <table:table-cell office:value-type="float" office:value="403274" calcext:value-type="float">
            <text:p>40327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4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WIMMER, ROBERT A &amp; CAROL JOAN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20-10-20" calcext:value-type="date">
            <text:p>10/20/20</text:p>
          </table:table-cell>
          <table:table-cell office:value-type="float" office:value="671000" calcext:value-type="float">
            <text:p>671000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09" calcext:value-type="float">
            <text:p>47960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09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WINCHESTER, ROBERT R; WINCHESTER, DOROTHY D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float" office:value="576000" calcext:value-type="float">
            <text:p>576000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10" calcext:value-type="float">
            <text:p>46151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0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KILPATRICK, MARY C</text:p>
          </table:table-cell>
          <table:table-cell office:value-type="float" office:value="1077" calcext:value-type="float">
            <text:p>1077</text:p>
          </table:table-cell>
          <table:table-cell office:value-type="date" office:date-value="2022-03-04" calcext:value-type="date">
            <text:p>03/04/22</text:p>
          </table:table-cell>
          <table:table-cell office:value-type="float" office:value="378000" calcext:value-type="float">
            <text:p>378000</text:p>
          </table:table-cell>
          <table:table-cell office:value-type="float" office:value="371781" calcext:value-type="float">
            <text:p>371781</text:p>
          </table:table-cell>
          <table:table-cell office:value-type="float" office:value="403276" calcext:value-type="float">
            <text:p>40327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6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ALDWIN, CECIL A JR &amp; JULIA G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21-04-13" calcext:value-type="date">
            <text:p>04/13/21</text:p>
          </table:table-cell>
          <table:table-cell office:value-type="float" office:value="662000" calcext:value-type="float">
            <text:p>66200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10" calcext:value-type="float">
            <text:p>47961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0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HE JACK &amp; NANCY TURNER REVOCABLE T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19-03-08" calcext:value-type="date">
            <text:p>03/08/19</text:p>
          </table:table-cell>
          <table:table-cell office:value-type="float" office:value="533000" calcext:value-type="float">
            <text:p>53300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11" calcext:value-type="float">
            <text:p>46151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1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GOLDBERG, JEAN T</text:p>
          </table:table-cell>
          <table:table-cell office:value-type="float" office:value="1042" calcext:value-type="float">
            <text:p>1042</text:p>
          </table:table-cell>
          <table:table-cell office:value-type="date" office:date-value="2018-10-02" calcext:value-type="date">
            <text:p>10/02/18</text:p>
          </table:table-cell>
          <table:table-cell office:value-type="float" office:value="378000" calcext:value-type="float">
            <text:p>378000</text:p>
          </table:table-cell>
          <table:table-cell office:value-type="float" office:value="387279" calcext:value-type="float">
            <text:p>387279</text:p>
          </table:table-cell>
          <table:table-cell office:value-type="float" office:value="403691" calcext:value-type="float">
            <text:p>40369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1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YATES, JAMES M JR</text:p>
          </table:table-cell>
          <table:table-cell office:value-type="float" office:value="1494" calcext:value-type="float">
            <text:p>1494</text:p>
          </table:table-cell>
          <table:table-cell office:value-type="date" office:date-value="2008-10-29" calcext:value-type="date">
            <text:p>10/29/08</text:p>
          </table:table-cell>
          <table:table-cell office:value-type="float" office:value="405000" calcext:value-type="float">
            <text:p>405000</text:p>
          </table:table-cell>
          <table:table-cell office:value-type="float" office:value="645710" calcext:value-type="float">
            <text:p>645710</text:p>
          </table:table-cell>
          <table:table-cell office:value-type="float" office:value="403358" calcext:value-type="float">
            <text:p>40335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58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LYNCH, GREGORY V TRUSTEE; LYNCH, ZORA K TRUSTEE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23-02-02" calcext:value-type="date">
            <text:p>02/02/23</text:p>
          </table:table-cell>
          <table:table-cell office:value-type="float" office:value="711000" calcext:value-type="float">
            <text:p>711000</text:p>
          </table:table-cell>
          <table:table-cell office:value-type="float" office:value="711211" calcext:value-type="float">
            <text:p>711211</text:p>
          </table:table-cell>
          <table:table-cell office:value-type="float" office:value="403693" calcext:value-type="float">
            <text:p>40369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3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OREMAN, WENDY K TRUSTEE; TRUSTEE OF FOREMAN LIVING TRUST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22-02-09" calcext:value-type="date">
            <text:p>02/09/22</text:p>
          </table:table-cell>
          <table:table-cell office:value-type="float" office:value="459000" calcext:value-type="float">
            <text:p>459000</text:p>
          </table:table-cell>
          <table:table-cell office:value-type="float" office:value="466559" calcext:value-type="float">
            <text:p>466559</text:p>
          </table:table-cell>
          <table:table-cell office:value-type="float" office:value="461512" calcext:value-type="float">
            <text:p>46151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2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ICHAEL, CHRIS J &amp; GLORIA J</text:p>
          </table:table-cell>
          <table:table-cell office:value-type="float" office:value="1288" calcext:value-type="float">
            <text:p>1288</text:p>
          </table:table-cell>
          <table:table-cell office:value-type="date" office:date-value="2021-05-06" calcext:value-type="date">
            <text:p>05/06/21</text:p>
          </table:table-cell>
          <table:table-cell office:value-type="float" office:value="562500" calcext:value-type="float">
            <text:p>562500</text:p>
          </table:table-cell>
          <table:table-cell office:value-type="float" office:value="561892" calcext:value-type="float">
            <text:p>561892</text:p>
          </table:table-cell>
          <table:table-cell office:value-type="float" office:value="403360" calcext:value-type="float">
            <text:p>40336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0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ALISBURY, STEPHEN R &amp; ANN R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17-05-15" calcext:value-type="date">
            <text:p>05/15/17</text:p>
          </table:table-cell>
          <table:table-cell office:value-type="float" office:value="725000" calcext:value-type="float">
            <text:p>725000</text:p>
          </table:table-cell>
          <table:table-cell office:value-type="float" office:value="714859" calcext:value-type="float">
            <text:p>714859</text:p>
          </table:table-cell>
          <table:table-cell office:value-type="float" office:value="403278" calcext:value-type="float">
            <text:p>40327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8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HE CYPRESS OF RALEIGH LLC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07-04-25" calcext:value-type="date">
            <text:p>04/25/07</text:p>
          </table:table-cell>
          <table:table-cell office:value-type="float" office:value="0" calcext:value-type="float">
            <text:p>0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11" calcext:value-type="float">
            <text:p>47961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1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OKE, JOHN OTTLEY TRUSTEE; TRUSTEE OF THE MARY O COOKE REVOCAB</text:p>
          </table:table-cell>
          <table:table-cell office:value-type="float" office:value="1288" calcext:value-type="float">
            <text:p>1288</text:p>
          </table:table-cell>
          <table:table-cell office:value-type="date" office:date-value="2023-01-17" calcext:value-type="date">
            <text:p>01/17/23</text:p>
          </table:table-cell>
          <table:table-cell office:value-type="float" office:value="581000" calcext:value-type="float">
            <text:p>581000</text:p>
          </table:table-cell>
          <table:table-cell office:value-type="float" office:value="571929" calcext:value-type="float">
            <text:p>571929</text:p>
          </table:table-cell>
          <table:table-cell office:value-type="float" office:value="403362" calcext:value-type="float">
            <text:p>40336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2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DAVIS, PATRICIA W TRUSTEE; DAVIS, SHERYL ELIZABETH TRUSTEE</text:p>
          </table:table-cell>
          <table:table-cell office:value-type="float" office:value="1205" calcext:value-type="float">
            <text:p>1205</text:p>
          </table:table-cell>
          <table:table-cell office:value-type="date" office:date-value="2022-12-13" calcext:value-type="date">
            <text:p>12/13/22</text:p>
          </table:table-cell>
          <table:table-cell office:value-type="float" office:value="459000" calcext:value-type="float">
            <text:p>459000</text:p>
          </table:table-cell>
          <table:table-cell office:value-type="float" office:value="492816" calcext:value-type="float">
            <text:p>492816</text:p>
          </table:table-cell>
          <table:table-cell office:value-type="float" office:value="461513" calcext:value-type="float">
            <text:p>46151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GREEN, LUTHER ANDREW &amp; JOYCE PRIEST; GREEN, LUTHER ALAN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20-11-02" calcext:value-type="date">
            <text:p>11/02/20</text:p>
          </table:table-cell>
          <table:table-cell office:value-type="float" office:value="527000" calcext:value-type="float">
            <text:p>527000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12" calcext:value-type="float">
            <text:p>47961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2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HOGGE, SUSAN H TRUSTEE; SUSAN H HOGGE 1992 TRUST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17-05-01" calcext:value-type="date">
            <text:p>05/01/17</text:p>
          </table:table-cell>
          <table:table-cell office:value-type="float" office:value="788000" calcext:value-type="float">
            <text:p>788000</text:p>
          </table:table-cell>
          <table:table-cell office:value-type="float" office:value="887732" calcext:value-type="float">
            <text:p>887732</text:p>
          </table:table-cell>
          <table:table-cell office:value-type="float" office:value="403281" calcext:value-type="float">
            <text:p>40328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1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BOWDEN, SUSAN A &amp; KAREN A FOX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12-12-12" calcext:value-type="date">
            <text:p>12/12/12</text:p>
          </table:table-cell>
          <table:table-cell office:value-type="float" office:value="634500" calcext:value-type="float">
            <text:p>634500</text:p>
          </table:table-cell>
          <table:table-cell office:value-type="float" office:value="883262" calcext:value-type="float">
            <text:p>883262</text:p>
          </table:table-cell>
          <table:table-cell office:value-type="float" office:value="403696" calcext:value-type="float">
            <text:p>40369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6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ATTINGLY, PAUL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23-02-17" calcext:value-type="date">
            <text:p>02/17/23</text:p>
          </table:table-cell>
          <table:table-cell office:value-type="float" office:value="585000" calcext:value-type="float">
            <text:p>585000</text:p>
          </table:table-cell>
          <table:table-cell office:value-type="float" office:value="566105" calcext:value-type="float">
            <text:p>566105</text:p>
          </table:table-cell>
          <table:table-cell office:value-type="float" office:value="403695" calcext:value-type="float">
            <text:p>40369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5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ILLIKAN, JOEL A &amp; BONNIE G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float" office:value="612000" calcext:value-type="float">
            <text:p>61200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13" calcext:value-type="float">
            <text:p>47961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3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AKER, MARY ESTHER &amp; STANLEY B</text:p>
          </table:table-cell>
          <table:table-cell office:value-type="float" office:value="1494" calcext:value-type="float">
            <text:p>1494</text:p>
          </table:table-cell>
          <table:table-cell office:value-type="date" office:date-value="2020-07-31" calcext:value-type="date">
            <text:p>07/31/20</text:p>
          </table:table-cell>
          <table:table-cell office:value-type="float" office:value="585000" calcext:value-type="float">
            <text:p>585000</text:p>
          </table:table-cell>
          <table:table-cell office:value-type="float" office:value="645710" calcext:value-type="float">
            <text:p>645710</text:p>
          </table:table-cell>
          <table:table-cell office:value-type="float" office:value="403364" calcext:value-type="float">
            <text:p>40336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4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JOYNER, WALTON K; JOYNER, LUCY G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float" office:value="533000" calcext:value-type="float">
            <text:p>53300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14" calcext:value-type="float">
            <text:p>46151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4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THE JOSIAH R WHITEHEAD &amp; INA M WHIT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4-04-09" calcext:value-type="date">
            <text:p>04/09/14</text:p>
          </table:table-cell>
          <table:table-cell office:value-type="float" office:value="392000" calcext:value-type="float">
            <text:p>39200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280" calcext:value-type="float">
            <text:p>40328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0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VANDER GRIEND, WARD MARIUS TRUSTEE; MEANS, PAMELA COLLEEN TRUSTEE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float" office:value="707000" calcext:value-type="float">
            <text:p>707000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14" calcext:value-type="float">
            <text:p>47961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4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WOODRY, CAROL C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19-12-30" calcext:value-type="date">
            <text:p>12/30/19</text:p>
          </table:table-cell>
          <table:table-cell office:value-type="float" office:value="716000" calcext:value-type="float">
            <text:p>716000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279" calcext:value-type="float">
            <text:p>40327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9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EDWARDS, SYLVIA M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18-10-01" calcext:value-type="date">
            <text:p>10/01/18</text:p>
          </table:table-cell>
          <table:table-cell office:value-type="float" office:value="576000" calcext:value-type="float">
            <text:p>576000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15" calcext:value-type="float">
            <text:p>46151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5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FORD, SUSAN C TRUSTEE; THE SUSAN C FORD RVCBLE TRUST</text:p>
          </table:table-cell>
          <table:table-cell office:value-type="float" office:value="1518" calcext:value-type="float">
            <text:p>1518</text:p>
          </table:table-cell>
          <table:table-cell office:value-type="date" office:date-value="2016-09-21" calcext:value-type="date">
            <text:p>09/21/16</text:p>
          </table:table-cell>
          <table:table-cell office:value-type="float" office:value="594000" calcext:value-type="float">
            <text:p>594000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67" calcext:value-type="float">
            <text:p>40336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7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PRINGLE, MARY LOU HUNT TRUSTEE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11-06-10" calcext:value-type="date">
            <text:p>06/10/11</text:p>
          </table:table-cell>
          <table:table-cell office:value-type="float" office:value="585000" calcext:value-type="float">
            <text:p>585000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694" calcext:value-type="float">
            <text:p>40369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4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WIENCKOWSKI, SARAH ANN TRUSTEE; THE SARAH ANN SWIENCKOWSKI REVOCABL</text:p>
          </table:table-cell>
          <table:table-cell office:value-type="float" office:value="1240" calcext:value-type="float">
            <text:p>1240</text:p>
          </table:table-cell>
          <table:table-cell office:value-type="date" office:date-value="2021-08-25" calcext:value-type="date">
            <text:p>08/25/21</text:p>
          </table:table-cell>
          <table:table-cell office:value-type="float" office:value="437000" calcext:value-type="float">
            <text:p>437000</text:p>
          </table:table-cell>
          <table:table-cell office:value-type="float" office:value="424282" calcext:value-type="float">
            <text:p>424282</text:p>
          </table:table-cell>
          <table:table-cell office:value-type="float" office:value="403366" calcext:value-type="float">
            <text:p>40336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6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ENGLEHARDT, KATHLEEN D TRUSTEE; ENGLEHARDT REVOCABLE TRUST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21-03-08" calcext:value-type="date">
            <text:p>03/08/21</text:p>
          </table:table-cell>
          <table:table-cell office:value-type="float" office:value="527000" calcext:value-type="float">
            <text:p>527000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277" calcext:value-type="float">
            <text:p>40327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7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PPLE, JULIETTA BEELER TRUSTEE; TRUSTEE OF JULIETTA BEELER APPLE FA</text:p>
          </table:table-cell>
          <table:table-cell office:value-type="float" office:value="1217" calcext:value-type="float">
            <text:p>1217</text:p>
          </table:table-cell>
          <table:table-cell office:value-type="date" office:date-value="2020-10-21" calcext:value-type="date">
            <text:p>10/21/20</text:p>
          </table:table-cell>
          <table:table-cell office:value-type="float" office:value="441000" calcext:value-type="float">
            <text:p>441000</text:p>
          </table:table-cell>
          <table:table-cell office:value-type="float" office:value="402380" calcext:value-type="float">
            <text:p>402380</text:p>
          </table:table-cell>
          <table:table-cell office:value-type="float" office:value="479615" calcext:value-type="float">
            <text:p>47961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5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ERRIN, PATRICIA G</text:p>
          </table:table-cell>
          <table:table-cell office:value-type="float" office:value="1217" calcext:value-type="float">
            <text:p>1217</text:p>
          </table:table-cell>
          <table:table-cell office:value-type="date" office:date-value="2018-09-20" calcext:value-type="date">
            <text:p>09/20/18</text:p>
          </table:table-cell>
          <table:table-cell office:value-type="float" office:value="405000" calcext:value-type="float">
            <text:p>405000</text:p>
          </table:table-cell>
          <table:table-cell office:value-type="float" office:value="432484" calcext:value-type="float">
            <text:p>432484</text:p>
          </table:table-cell>
          <table:table-cell office:value-type="float" office:value="461516" calcext:value-type="float">
            <text:p>46151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6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ANKEY, DOROTHY J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13-02-26" calcext:value-type="date">
            <text:p>02/26/13</text:p>
          </table:table-cell>
          <table:table-cell office:value-type="float" office:value="518000" calcext:value-type="float">
            <text:p>518000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692" calcext:value-type="float">
            <text:p>40369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2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AILEY, FRANCES A</text:p>
          </table:table-cell>
          <table:table-cell office:value-type="float" office:value="1806" calcext:value-type="float">
            <text:p>1806</text:p>
          </table:table-cell>
          <table:table-cell office:value-type="date" office:date-value="2022-07-29" calcext:value-type="date">
            <text:p>07/29/22</text:p>
          </table:table-cell>
          <table:table-cell office:value-type="float" office:value="698000" calcext:value-type="float">
            <text:p>698000</text:p>
          </table:table-cell>
          <table:table-cell office:value-type="float" office:value="601933" calcext:value-type="float">
            <text:p>601933</text:p>
          </table:table-cell>
          <table:table-cell office:value-type="float" office:value="403365" calcext:value-type="float">
            <text:p>40336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5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LAWSON, ANNE</text:p>
          </table:table-cell>
          <table:table-cell office:value-type="float" office:value="1066" calcext:value-type="float">
            <text:p>1066</text:p>
          </table:table-cell>
          <table:table-cell office:value-type="date" office:date-value="2022-06-09" calcext:value-type="date">
            <text:p>06/09/22</text:p>
          </table:table-cell>
          <table:table-cell office:value-type="float" office:value="365000" calcext:value-type="float">
            <text:p>365000</text:p>
          </table:table-cell>
          <table:table-cell office:value-type="float" office:value="376195" calcext:value-type="float">
            <text:p>376195</text:p>
          </table:table-cell>
          <table:table-cell office:value-type="float" office:value="403690" calcext:value-type="float">
            <text:p>40369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0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GARVIN-HULL, ELIZABETH G TRUSTEE; MAHAN, JEAN MARIE TRUSTEE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22-04-19" calcext:value-type="date">
            <text:p>04/19/22</text:p>
          </table:table-cell>
          <table:table-cell office:value-type="float" office:value="520000" calcext:value-type="float">
            <text:p>520000</text:p>
          </table:table-cell>
          <table:table-cell office:value-type="float" office:value="530190" calcext:value-type="float">
            <text:p>530190</text:p>
          </table:table-cell>
          <table:table-cell office:value-type="float" office:value="461517" calcext:value-type="float">
            <text:p>46151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7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PARKER, SARAH ELIZABETH</text:p>
          </table:table-cell>
          <table:table-cell office:value-type="float" office:value="1066" calcext:value-type="float">
            <text:p>1066</text:p>
          </table:table-cell>
          <table:table-cell office:value-type="date" office:date-value="2021-09-16" calcext:value-type="date">
            <text:p>09/16/21</text:p>
          </table:table-cell>
          <table:table-cell office:value-type="float" office:value="369000" calcext:value-type="float">
            <text:p>369000</text:p>
          </table:table-cell>
          <table:table-cell office:value-type="float" office:value="359225" calcext:value-type="float">
            <text:p>359225</text:p>
          </table:table-cell>
          <table:table-cell office:value-type="float" office:value="403275" calcext:value-type="float">
            <text:p>40327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75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YERS, RICHARD &amp; BARBARA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20-11-19" calcext:value-type="date">
            <text:p>11/19/20</text:p>
          </table:table-cell>
          <table:table-cell office:value-type="float" office:value="572000" calcext:value-type="float">
            <text:p>572000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16" calcext:value-type="float">
            <text:p>47961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6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ALDWIN, MAX &amp; DORIS</text:p>
          </table:table-cell>
          <table:table-cell office:value-type="float" office:value="1411" calcext:value-type="float">
            <text:p>1411</text:p>
          </table:table-cell>
          <table:table-cell office:value-type="date" office:date-value="2013-04-01" calcext:value-type="date">
            <text:p>04/01/13</text:p>
          </table:table-cell>
          <table:table-cell office:value-type="float" office:value="454500" calcext:value-type="float">
            <text:p>454500</text:p>
          </table:table-cell>
          <table:table-cell office:value-type="float" office:value="473267" calcext:value-type="float">
            <text:p>473267</text:p>
          </table:table-cell>
          <table:table-cell office:value-type="float" office:value="403363" calcext:value-type="float">
            <text:p>40336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3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ACKLIN, ALEXANDER W IV &amp; SHIRLEY J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22-06-15" calcext:value-type="date">
            <text:p>06/15/22</text:p>
          </table:table-cell>
          <table:table-cell office:value-type="float" office:value="459000" calcext:value-type="float">
            <text:p>459000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18" calcext:value-type="float">
            <text:p>46151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8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ITTLING, JOYCE M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float" office:value="477000" calcext:value-type="float">
            <text:p>477000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17" calcext:value-type="float">
            <text:p>47961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7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OLOMON, DANIEL LESTER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22-09-26" calcext:value-type="date">
            <text:p>09/26/22</text:p>
          </table:table-cell>
          <table:table-cell office:value-type="float" office:value="625500" calcext:value-type="float">
            <text:p>625500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285" calcext:value-type="float">
            <text:p>40328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5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KENNETH E SLAGLE AND JANET C SLAGLE</text:p>
          </table:table-cell>
          <table:table-cell office:value-type="float" office:value="1500" calcext:value-type="float">
            <text:p>1500</text:p>
          </table:table-cell>
          <table:table-cell office:value-type="date" office:date-value="2021-06-14" calcext:value-type="date">
            <text:p>06/14/21</text:p>
          </table:table-cell>
          <table:table-cell office:value-type="float" office:value="562500" calcext:value-type="float">
            <text:p>562500</text:p>
          </table:table-cell>
          <table:table-cell office:value-type="float" office:value="549498" calcext:value-type="float">
            <text:p>549498</text:p>
          </table:table-cell>
          <table:table-cell office:value-type="float" office:value="461519" calcext:value-type="float">
            <text:p>46151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19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BURCKEL, NICHOLAS &amp; LENORE</text:p>
          </table:table-cell>
          <table:table-cell office:value-type="float" office:value="1500" calcext:value-type="float">
            <text:p>1500</text:p>
          </table:table-cell>
          <table:table-cell office:value-type="date" office:date-value="2020-11-12" calcext:value-type="date">
            <text:p>11/12/20</text:p>
          </table:table-cell>
          <table:table-cell office:value-type="float" office:value="563000" calcext:value-type="float">
            <text:p>563000</text:p>
          </table:table-cell>
          <table:table-cell office:value-type="float" office:value="496658" calcext:value-type="float">
            <text:p>496658</text:p>
          </table:table-cell>
          <table:table-cell office:value-type="float" office:value="479618" calcext:value-type="float">
            <text:p>47961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8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TOLL, DONALD R TRUSTEE; STOLL, IRIS THORNE TRUSTEE</text:p>
          </table:table-cell>
          <table:table-cell office:value-type="float" office:value="1606" calcext:value-type="float">
            <text:p>1606</text:p>
          </table:table-cell>
          <table:table-cell office:value-type="date" office:date-value="2015-12-03" calcext:value-type="date">
            <text:p>12/03/15</text:p>
          </table:table-cell>
          <table:table-cell office:value-type="float" office:value="392000" calcext:value-type="float">
            <text:p>392000</text:p>
          </table:table-cell>
          <table:table-cell office:value-type="float" office:value="526259" calcext:value-type="float">
            <text:p>526259</text:p>
          </table:table-cell>
          <table:table-cell office:value-type="float" office:value="403374" calcext:value-type="float">
            <text:p>40337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4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GALLAGHER, JANET M &amp; JOHN J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09-08-31" calcext:value-type="date">
            <text:p>08/31/09</text:p>
          </table:table-cell>
          <table:table-cell office:value-type="float" office:value="259000" calcext:value-type="float">
            <text:p>259000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700" calcext:value-type="float">
            <text:p>40370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0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EIMAN, THOMAS C</text:p>
          </table:table-cell>
          <table:table-cell office:value-type="float" office:value="1411" calcext:value-type="float">
            <text:p>1411</text:p>
          </table:table-cell>
          <table:table-cell office:value-type="date" office:date-value="2021-07-30" calcext:value-type="date">
            <text:p>07/30/21</text:p>
          </table:table-cell>
          <table:table-cell office:value-type="float" office:value="459000" calcext:value-type="float">
            <text:p>459000</text:p>
          </table:table-cell>
          <table:table-cell office:value-type="float" office:value="473267" calcext:value-type="float">
            <text:p>473267</text:p>
          </table:table-cell>
          <table:table-cell office:value-type="float" office:value="403372" calcext:value-type="float">
            <text:p>40337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2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PATTI, PHILIP J TRUSTEE; PATTI, PAULINE N TRUSTEE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21-04-14" calcext:value-type="date">
            <text:p>04/14/21</text:p>
          </table:table-cell>
          <table:table-cell office:value-type="float" office:value="716000" calcext:value-type="float">
            <text:p>716000</text:p>
          </table:table-cell>
          <table:table-cell office:value-type="float" office:value="731612" calcext:value-type="float">
            <text:p>731612</text:p>
          </table:table-cell>
          <table:table-cell office:value-type="float" office:value="403282" calcext:value-type="float">
            <text:p>40328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2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OSEN, SHEILA TRUSTEE; THE LEONARD I ROSEN AND SHEILA ROSE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float" office:value="504000" calcext:value-type="float">
            <text:p>504000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19" calcext:value-type="float">
            <text:p>47961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19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ICHOLAS, THOMAS D JR TRUSTEE; NICHOLAS, PRISCILLA B TRUSTEE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19-07-02" calcext:value-type="date">
            <text:p>07/02/19</text:p>
          </table:table-cell>
          <table:table-cell office:value-type="float" office:value="432000" calcext:value-type="float">
            <text:p>432000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20" calcext:value-type="float">
            <text:p>46152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0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PARTRICK, CORNELIUS T &amp; MARY LIB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11-10-03" calcext:value-type="date">
            <text:p>10/03/11</text:p>
          </table:table-cell>
          <table:table-cell office:value-type="float" office:value="605000" calcext:value-type="float">
            <text:p>605000</text:p>
          </table:table-cell>
          <table:table-cell office:value-type="float" office:value="773689" calcext:value-type="float">
            <text:p>773689</text:p>
          </table:table-cell>
          <table:table-cell office:value-type="float" office:value="403697" calcext:value-type="float">
            <text:p>40369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7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ARPENTER, ANDREA LYNN TRUSTEE; DONALD CARPENTER AND JANICE CARPENT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21-10-29" calcext:value-type="date">
            <text:p>10/29/21</text:p>
          </table:table-cell>
          <table:table-cell office:value-type="float" office:value="572000" calcext:value-type="float">
            <text:p>57200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283" calcext:value-type="float">
            <text:p>40328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GRADEN, ELLEN COLLIE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20-10-27" calcext:value-type="date">
            <text:p>10/27/20</text:p>
          </table:table-cell>
          <table:table-cell office:value-type="float" office:value="558000" calcext:value-type="float">
            <text:p>558000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20" calcext:value-type="float">
            <text:p>47962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0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BRANTLEY, CHARLES H; BRANTLEY, ANNIE J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18-09-20" calcext:value-type="date">
            <text:p>09/20/18</text:p>
          </table:table-cell>
          <table:table-cell office:value-type="float" office:value="506000" calcext:value-type="float">
            <text:p>506000</text:p>
          </table:table-cell>
          <table:table-cell office:value-type="float" office:value="530190" calcext:value-type="float">
            <text:p>530190</text:p>
          </table:table-cell>
          <table:table-cell office:value-type="float" office:value="461521" calcext:value-type="float">
            <text:p>46152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1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IDEOUT, PHYLLIS M TRUSTEE; PHYLLIS M RIDEOUT REVOCABLE TRUST</text:p>
          </table:table-cell>
          <table:table-cell office:value-type="float" office:value="1806" calcext:value-type="float">
            <text:p>1806</text:p>
          </table:table-cell>
          <table:table-cell office:value-type="date" office:date-value="2017-01-10" calcext:value-type="date">
            <text:p>01/10/17</text:p>
          </table:table-cell>
          <table:table-cell office:value-type="float" office:value="495000" calcext:value-type="float">
            <text:p>495000</text:p>
          </table:table-cell>
          <table:table-cell office:value-type="float" office:value="582557" calcext:value-type="float">
            <text:p>582557</text:p>
          </table:table-cell>
          <table:table-cell office:value-type="float" office:value="403370" calcext:value-type="float">
            <text:p>40337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0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WEDDINGTON, MICHAEL E &amp; NANCY M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6-06-15" calcext:value-type="date">
            <text:p>06/15/16</text:p>
          </table:table-cell>
          <table:table-cell office:value-type="float" office:value="531000" calcext:value-type="float">
            <text:p>53100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698" calcext:value-type="float">
            <text:p>40369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8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MARTZ, CARROLL J B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23-03-20" calcext:value-type="date">
            <text:p>03/20/23</text:p>
          </table:table-cell>
          <table:table-cell office:value-type="float" office:value="1305000" calcext:value-type="float">
            <text:p>1305000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284" calcext:value-type="float">
            <text:p>40328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4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ERNSTEIN, CAROL SUE TRUSTEE; TRUSTEE OF CAROL SUE BERNSTEIN DECL</text:p>
          </table:table-cell>
          <table:table-cell office:value-type="float" office:value="1242" calcext:value-type="float">
            <text:p>1242</text:p>
          </table:table-cell>
          <table:table-cell office:value-type="date" office:date-value="2020-10-21" calcext:value-type="date">
            <text:p>10/21/20</text:p>
          </table:table-cell>
          <table:table-cell office:value-type="float" office:value="419000" calcext:value-type="float">
            <text:p>419000</text:p>
          </table:table-cell>
          <table:table-cell office:value-type="float" office:value="409109" calcext:value-type="float">
            <text:p>409109</text:p>
          </table:table-cell>
          <table:table-cell office:value-type="float" office:value="479621" calcext:value-type="float">
            <text:p>47962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1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ROWER, THOMAS S &amp; SARA K</text:p>
          </table:table-cell>
          <table:table-cell office:value-type="float" office:value="1240" calcext:value-type="float">
            <text:p>1240</text:p>
          </table:table-cell>
          <table:table-cell office:value-type="date" office:date-value="2020-03-04" calcext:value-type="date">
            <text:p>03/04/20</text:p>
          </table:table-cell>
          <table:table-cell office:value-type="float" office:value="410000" calcext:value-type="float">
            <text:p>410000</text:p>
          </table:table-cell>
          <table:table-cell office:value-type="float" office:value="395246" calcext:value-type="float">
            <text:p>395246</text:p>
          </table:table-cell>
          <table:table-cell office:value-type="float" office:value="403369" calcext:value-type="float">
            <text:p>40336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9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ROWN, NANCY H TRUSTEE; NANCY H BROWN RVCBLE TRUST</text:p>
          </table:table-cell>
          <table:table-cell office:value-type="float" office:value="1242" calcext:value-type="float">
            <text:p>1242</text:p>
          </table:table-cell>
          <table:table-cell office:value-type="date" office:date-value="2018-09-18" calcext:value-type="date">
            <text:p>09/18/18</text:p>
          </table:table-cell>
          <table:table-cell office:value-type="float" office:value="387000" calcext:value-type="float">
            <text:p>387000</text:p>
          </table:table-cell>
          <table:table-cell office:value-type="float" office:value="409109" calcext:value-type="float">
            <text:p>409109</text:p>
          </table:table-cell>
          <table:table-cell office:value-type="float" office:value="461522" calcext:value-type="float">
            <text:p>46152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2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AYWOOD, RICHARD &amp; JOY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14-06-27" calcext:value-type="date">
            <text:p>06/27/14</text:p>
          </table:table-cell>
          <table:table-cell office:value-type="float" office:value="765000" calcext:value-type="float">
            <text:p>765000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699" calcext:value-type="float">
            <text:p>40369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699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URNER, DENNIS &amp; KATHLEEN KAISER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20-10-29" calcext:value-type="date">
            <text:p>10/29/20</text:p>
          </table:table-cell>
          <table:table-cell office:value-type="float" office:value="657000" calcext:value-type="float">
            <text:p>657000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22" calcext:value-type="float">
            <text:p>47962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2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RUSTEE OF THE LEMONS FAMILY TRUST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18-09-17" calcext:value-type="date">
            <text:p>09/17/18</text:p>
          </table:table-cell>
          <table:table-cell office:value-type="float" office:value="562000" calcext:value-type="float">
            <text:p>562000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23" calcext:value-type="float">
            <text:p>46152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3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STROUD, JOYCE W TRUSTEE; JOYCE W STROUD RVCBLE TRUST</text:p>
          </table:table-cell>
          <table:table-cell office:value-type="float" office:value="2352" calcext:value-type="float">
            <text:p>2352</text:p>
          </table:table-cell>
          <table:table-cell office:value-type="date" office:date-value="2018-09-04" calcext:value-type="date">
            <text:p>09/04/18</text:p>
          </table:table-cell>
          <table:table-cell office:value-type="float" office:value="671000" calcext:value-type="float">
            <text:p>671000</text:p>
          </table:table-cell>
          <table:table-cell office:value-type="float" office:value="845332" calcext:value-type="float">
            <text:p>845332</text:p>
          </table:table-cell>
          <table:table-cell office:value-type="float" office:value="403701" calcext:value-type="float">
            <text:p>40370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1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USTIN, DAN C SR &amp; JOANNE L</text:p>
          </table:table-cell>
          <table:table-cell office:value-type="float" office:value="2352" calcext:value-type="float">
            <text:p>2352</text:p>
          </table:table-cell>
          <table:table-cell office:value-type="date" office:date-value="2011-08-25" calcext:value-type="date">
            <text:p>08/25/11</text:p>
          </table:table-cell>
          <table:table-cell office:value-type="float" office:value="662000" calcext:value-type="float">
            <text:p>662000</text:p>
          </table:table-cell>
          <table:table-cell office:value-type="float" office:value="954973" calcext:value-type="float">
            <text:p>954973</text:p>
          </table:table-cell>
          <table:table-cell office:value-type="float" office:value="403286" calcext:value-type="float">
            <text:p>40328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6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NDERSON, JEAN N</text:p>
          </table:table-cell>
          <table:table-cell office:value-type="float" office:value="1518" calcext:value-type="float">
            <text:p>1518</text:p>
          </table:table-cell>
          <table:table-cell office:value-type="date" office:date-value="2010-07-12" calcext:value-type="date">
            <text:p>07/12/10</text:p>
          </table:table-cell>
          <table:table-cell office:value-type="float" office:value="517500" calcext:value-type="float">
            <text:p>517500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68" calcext:value-type="float">
            <text:p>40336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68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ILGENFRITZ, BURR D &amp; DIANE S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20-10-26" calcext:value-type="date">
            <text:p>10/26/20</text:p>
          </table:table-cell>
          <table:table-cell office:value-type="float" office:value="599000" calcext:value-type="float">
            <text:p>59900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23" calcext:value-type="float">
            <text:p>47962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3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KIRK, PAULETTE E TRUSTEE; TRUSTEE OF PAULETTE E KIRK REVOCABL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19-06-17" calcext:value-type="date">
            <text:p>06/17/19</text:p>
          </table:table-cell>
          <table:table-cell office:value-type="float" office:value="520000" calcext:value-type="float">
            <text:p>52000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24" calcext:value-type="float">
            <text:p>46152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4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COLEY, JOAN K TRUSTEE; JOAN K COLEY REVOCABLE TRUST</text:p>
          </table:table-cell>
          <table:table-cell office:value-type="float" office:value="1494" calcext:value-type="float">
            <text:p>1494</text:p>
          </table:table-cell>
          <table:table-cell office:value-type="date" office:date-value="2016-07-01" calcext:value-type="date">
            <text:p>07/01/16</text:p>
          </table:table-cell>
          <table:table-cell office:value-type="float" office:value="410000" calcext:value-type="float">
            <text:p>410000</text:p>
          </table:table-cell>
          <table:table-cell office:value-type="float" office:value="620657" calcext:value-type="float">
            <text:p>620657</text:p>
          </table:table-cell>
          <table:table-cell office:value-type="float" office:value="403371" calcext:value-type="float">
            <text:p>40337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1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MACFADYEN, ALEXANDER &amp; CAROLYN L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float" office:value="504000" calcext:value-type="float">
            <text:p>504000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24" calcext:value-type="float">
            <text:p>47962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4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WILLIAMS, MELISSA FETTY</text:p>
          </table:table-cell>
          <table:table-cell office:value-type="float" office:value="1288" calcext:value-type="float">
            <text:p>1288</text:p>
          </table:table-cell>
          <table:table-cell office:value-type="date" office:date-value="2020-04-28" calcext:value-type="date">
            <text:p>04/28/20</text:p>
          </table:table-cell>
          <table:table-cell office:value-type="float" office:value="517000" calcext:value-type="float">
            <text:p>517000</text:p>
          </table:table-cell>
          <table:table-cell office:value-type="float" office:value="571929" calcext:value-type="float">
            <text:p>571929</text:p>
          </table:table-cell>
          <table:table-cell office:value-type="float" office:value="403373" calcext:value-type="float">
            <text:p>40337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3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URGESS, WILLIAM T &amp; BARBARA P</text:p>
          </table:table-cell>
          <table:table-cell office:value-type="float" office:value="2526" calcext:value-type="float">
            <text:p>2526</text:p>
          </table:table-cell>
          <table:table-cell office:value-type="date" office:date-value="2020-03-13" calcext:value-type="date">
            <text:p>03/13/20</text:p>
          </table:table-cell>
          <table:table-cell office:value-type="float" office:value="909000" calcext:value-type="float">
            <text:p>909000</text:p>
          </table:table-cell>
          <table:table-cell office:value-type="float" office:value="1015880" calcext:value-type="float">
            <text:p>1015880</text:p>
          </table:table-cell>
          <table:table-cell office:value-type="float" office:value="403288" calcext:value-type="float">
            <text:p>40328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8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OXLEY, MARY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19-03-29" calcext:value-type="date">
            <text:p>03/29/19</text:p>
          </table:table-cell>
          <table:table-cell office:value-type="float" office:value="554000" calcext:value-type="float">
            <text:p>554000</text:p>
          </table:table-cell>
          <table:table-cell office:value-type="float" office:value="466559" calcext:value-type="float">
            <text:p>466559</text:p>
          </table:table-cell>
          <table:table-cell office:value-type="float" office:value="461525" calcext:value-type="float">
            <text:p>46152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5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ZAHN, MARY H</text:p>
          </table:table-cell>
          <table:table-cell office:value-type="float" office:value="2526" calcext:value-type="float">
            <text:p>2526</text:p>
          </table:table-cell>
          <table:table-cell office:value-type="date" office:date-value="2014-04-10" calcext:value-type="date">
            <text:p>04/10/14</text:p>
          </table:table-cell>
          <table:table-cell office:value-type="float" office:value="662000" calcext:value-type="float">
            <text:p>662000</text:p>
          </table:table-cell>
          <table:table-cell office:value-type="float" office:value="873476" calcext:value-type="float">
            <text:p>873476</text:p>
          </table:table-cell>
          <table:table-cell office:value-type="float" office:value="403703" calcext:value-type="float">
            <text:p>4037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MESSNER, JOHN &amp; SHARON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20-11-10" calcext:value-type="date">
            <text:p>11/10/20</text:p>
          </table:table-cell>
          <table:table-cell office:value-type="float" office:value="504000" calcext:value-type="float">
            <text:p>504000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25" calcext:value-type="float">
            <text:p>47962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5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BAILEY, BARBARA</text:p>
          </table:table-cell>
          <table:table-cell office:value-type="float" office:value="1288" calcext:value-type="float">
            <text:p>1288</text:p>
          </table:table-cell>
          <table:table-cell office:value-type="date" office:date-value="2018-11-05" calcext:value-type="date">
            <text:p>11/05/18</text:p>
          </table:table-cell>
          <table:table-cell office:value-type="float" office:value="526500" calcext:value-type="float">
            <text:p>526500</text:p>
          </table:table-cell>
          <table:table-cell office:value-type="float" office:value="530885" calcext:value-type="float">
            <text:p>530885</text:p>
          </table:table-cell>
          <table:table-cell office:value-type="float" office:value="403375" calcext:value-type="float">
            <text:p>40337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5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ZIA, PAUL TRUSTEE; PAUL ZIA REVOCABLE TRUST</text:p>
          </table:table-cell>
          <table:table-cell office:value-type="float" office:value="1205" calcext:value-type="float">
            <text:p>1205</text:p>
          </table:table-cell>
          <table:table-cell office:value-type="date" office:date-value="2018-09-25" calcext:value-type="date">
            <text:p>09/25/18</text:p>
          </table:table-cell>
          <table:table-cell office:value-type="float" office:value="446000" calcext:value-type="float">
            <text:p>446000</text:p>
          </table:table-cell>
          <table:table-cell office:value-type="float" office:value="467339" calcext:value-type="float">
            <text:p>467339</text:p>
          </table:table-cell>
          <table:table-cell office:value-type="float" office:value="461526" calcext:value-type="float">
            <text:p>46152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6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BURCHALL, DOROTHY ANN TRUSTEE; DOROTHY ANN BURCHALL REVOCABLE TRUS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15-10-29" calcext:value-type="date">
            <text:p>10/29/15</text:p>
          </table:table-cell>
          <table:table-cell office:value-type="float" office:value="563000" calcext:value-type="float">
            <text:p>563000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292" calcext:value-type="float">
            <text:p>40329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2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CLINE, CAROLYN J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13-06-28" calcext:value-type="date">
            <text:p>06/28/13</text:p>
          </table:table-cell>
          <table:table-cell office:value-type="float" office:value="563000" calcext:value-type="float">
            <text:p>563000</text:p>
          </table:table-cell>
          <table:table-cell office:value-type="float" office:value="883262" calcext:value-type="float">
            <text:p>883262</text:p>
          </table:table-cell>
          <table:table-cell office:value-type="float" office:value="403707" calcext:value-type="float">
            <text:p>40370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7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MITCHELL, HENRY A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21-08-02" calcext:value-type="date">
            <text:p>08/02/21</text:p>
          </table:table-cell>
          <table:table-cell office:value-type="float" office:value="558000" calcext:value-type="float">
            <text:p>55800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291" calcext:value-type="float">
            <text:p>40329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1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LAWRENCE, JAMES A &amp; CAROLYN C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20-10-29" calcext:value-type="date">
            <text:p>10/29/20</text:p>
          </table:table-cell>
          <table:table-cell office:value-type="float" office:value="599000" calcext:value-type="float">
            <text:p>59900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26" calcext:value-type="float">
            <text:p>47962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6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JAMERSON, CHARLES; JAMERSON, FRANCES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18-09-20" calcext:value-type="date">
            <text:p>09/20/18</text:p>
          </table:table-cell>
          <table:table-cell office:value-type="float" office:value="520000" calcext:value-type="float">
            <text:p>52000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27" calcext:value-type="float">
            <text:p>46152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7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WOODRUFF, ELTON THOMAS; WOODRUFF, WANDA WELLS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float" office:value="535000" calcext:value-type="float">
            <text:p>53500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706" calcext:value-type="float">
            <text:p>40370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6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GREENBERG, BLUMA K</text:p>
          </table:table-cell>
          <table:table-cell office:value-type="float" office:value="1494" calcext:value-type="float">
            <text:p>1494</text:p>
          </table:table-cell>
          <table:table-cell office:value-type="date" office:date-value="2008-10-20" calcext:value-type="date">
            <text:p>10/20/08</text:p>
          </table:table-cell>
          <table:table-cell office:value-type="float" office:value="410000" calcext:value-type="float">
            <text:p>410000</text:p>
          </table:table-cell>
          <table:table-cell office:value-type="float" office:value="620657" calcext:value-type="float">
            <text:p>620657</text:p>
          </table:table-cell>
          <table:table-cell office:value-type="float" office:value="403377" calcext:value-type="float">
            <text:p>40337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7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POOLE, CHARLES G III &amp; CELIA M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22-08-31" calcext:value-type="date">
            <text:p>08/31/22</text:p>
          </table:table-cell>
          <table:table-cell office:value-type="float" office:value="855000" calcext:value-type="float">
            <text:p>855000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705" calcext:value-type="float">
            <text:p>40370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5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LAMBERTH, GEORGE FREDERICK; LAMBERTH, DONNIE N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21-08-31" calcext:value-type="date">
            <text:p>08/31/21</text:p>
          </table:table-cell>
          <table:table-cell office:value-type="float" office:value="720000" calcext:value-type="float">
            <text:p>720000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28" calcext:value-type="float">
            <text:p>46152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8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MOFFETT, RICHARD &amp; DONNA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float" office:value="657000" calcext:value-type="float">
            <text:p>657000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27" calcext:value-type="float">
            <text:p>47962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7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EISS, GEORGE A TRUSTEE; GEORGE A REISS REVOCABLE TRUST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14-08-04" calcext:value-type="date">
            <text:p>08/04/14</text:p>
          </table:table-cell>
          <table:table-cell office:value-type="float" office:value="536000" calcext:value-type="float">
            <text:p>536000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290" calcext:value-type="float">
            <text:p>40329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0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DODD, JEAN R</text:p>
          </table:table-cell>
          <table:table-cell office:value-type="float" office:value="1518" calcext:value-type="float">
            <text:p>1518</text:p>
          </table:table-cell>
          <table:table-cell office:value-type="date" office:date-value="2014-06-09" calcext:value-type="date">
            <text:p>06/09/14</text:p>
          </table:table-cell>
          <table:table-cell office:value-type="float" office:value="468000" calcext:value-type="float">
            <text:p>468000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80" calcext:value-type="float">
            <text:p>40338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0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BOYCE, SAMUEL A &amp; DIXIE B</text:p>
          </table:table-cell>
          <table:table-cell office:value-type="float" office:value="1217" calcext:value-type="float">
            <text:p>1217</text:p>
          </table:table-cell>
          <table:table-cell office:value-type="date" office:date-value="2020-10-27" calcext:value-type="date">
            <text:p>10/27/20</text:p>
          </table:table-cell>
          <table:table-cell office:value-type="float" office:value="428000" calcext:value-type="float">
            <text:p>428000</text:p>
          </table:table-cell>
          <table:table-cell office:value-type="float" office:value="402380" calcext:value-type="float">
            <text:p>402380</text:p>
          </table:table-cell>
          <table:table-cell office:value-type="float" office:value="479628" calcext:value-type="float">
            <text:p>47962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8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COTT, NANCY GILL TRUSTEE; NANCY GILL SCOTT REVOCABLE TRUST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19-07-22" calcext:value-type="date">
            <text:p>07/22/19</text:p>
          </table:table-cell>
          <table:table-cell office:value-type="float" office:value="518000" calcext:value-type="float">
            <text:p>518000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704" calcext:value-type="float">
            <text:p>40370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4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NENNSTIEL, WILLIAM I &amp; MARY S</text:p>
          </table:table-cell>
          <table:table-cell office:value-type="float" office:value="1217" calcext:value-type="float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float" office:value="387000" calcext:value-type="float">
            <text:p>387000</text:p>
          </table:table-cell>
          <table:table-cell office:value-type="float" office:value="402380" calcext:value-type="float">
            <text:p>402380</text:p>
          </table:table-cell>
          <table:table-cell office:value-type="float" office:value="461529" calcext:value-type="float">
            <text:p>46152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29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HALL, JANE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13-09-30" calcext:value-type="date">
            <text:p>09/30/13</text:p>
          </table:table-cell>
          <table:table-cell office:value-type="float" office:value="581000" calcext:value-type="float">
            <text:p>581000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289" calcext:value-type="float">
            <text:p>40328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9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DONALD M MURRAY REVOCABLE TRUST</text:p>
          </table:table-cell>
          <table:table-cell office:value-type="float" office:value="1240" calcext:value-type="float">
            <text:p>1240</text:p>
          </table:table-cell>
          <table:table-cell office:value-type="date" office:date-value="2013-03-01" calcext:value-type="date">
            <text:p>03/01/13</text:p>
          </table:table-cell>
          <table:table-cell office:value-type="float" office:value="409000" calcext:value-type="float">
            <text:p>409000</text:p>
          </table:table-cell>
          <table:table-cell office:value-type="float" office:value="395246" calcext:value-type="float">
            <text:p>395246</text:p>
          </table:table-cell>
          <table:table-cell office:value-type="float" office:value="403379" calcext:value-type="float">
            <text:p>40337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9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BARDUA, DONNA JEAN TRUSTEE; TRUSTEE OF THE BARDUA LIVING TRUST</text:p>
          </table:table-cell>
          <table:table-cell office:value-type="float" office:value="1066" calcext:value-type="float">
            <text:p>1066</text:p>
          </table:table-cell>
          <table:table-cell office:value-type="date" office:date-value="2022-09-08" calcext:value-type="date">
            <text:p>09/08/22</text:p>
          </table:table-cell>
          <table:table-cell office:value-type="float" office:value="369000" calcext:value-type="float">
            <text:p>369000</text:p>
          </table:table-cell>
          <table:table-cell office:value-type="float" office:value="353603" calcext:value-type="float">
            <text:p>353603</text:p>
          </table:table-cell>
          <table:table-cell office:value-type="float" office:value="403287" calcext:value-type="float">
            <text:p>40328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87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ISCHER, DUANE &amp; WOODIE</text:p>
          </table:table-cell>
          <table:table-cell office:value-type="float" office:value="1806" calcext:value-type="float">
            <text:p>1806</text:p>
          </table:table-cell>
          <table:table-cell office:value-type="date" office:date-value="2022-03-16" calcext:value-type="date">
            <text:p>03/16/22</text:p>
          </table:table-cell>
          <table:table-cell office:value-type="float" office:value="617000" calcext:value-type="float">
            <text:p>617000</text:p>
          </table:table-cell>
          <table:table-cell office:value-type="float" office:value="601933" calcext:value-type="float">
            <text:p>601933</text:p>
          </table:table-cell>
          <table:table-cell office:value-type="float" office:value="403378" calcext:value-type="float">
            <text:p>40337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8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OLEJAR, PETER P D TRUSTEE; PETER P. D. OLEJAR REVOCABLE TRUST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21-11-16" calcext:value-type="date">
            <text:p>11/16/21</text:p>
          </table:table-cell>
          <table:table-cell office:value-type="float" office:value="506000" calcext:value-type="float">
            <text:p>506000</text:p>
          </table:table-cell>
          <table:table-cell office:value-type="float" office:value="512818" calcext:value-type="float">
            <text:p>512818</text:p>
          </table:table-cell>
          <table:table-cell office:value-type="float" office:value="461530" calcext:value-type="float">
            <text:p>46153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0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BESTIMT, WILLIAM &amp; LINDA H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20-10-27" calcext:value-type="date">
            <text:p>10/27/20</text:p>
          </table:table-cell>
          <table:table-cell office:value-type="float" office:value="558000" calcext:value-type="float">
            <text:p>558000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29" calcext:value-type="float">
            <text:p>47962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29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EPHENSON, MARGARET</text:p>
          </table:table-cell>
          <table:table-cell office:value-type="float" office:value="1066" calcext:value-type="float">
            <text:p>1066</text:p>
          </table:table-cell>
          <table:table-cell office:value-type="date" office:date-value="2016-04-29" calcext:value-type="date">
            <text:p>04/29/16</text:p>
          </table:table-cell>
          <table:table-cell office:value-type="float" office:value="329000" calcext:value-type="float">
            <text:p>329000</text:p>
          </table:table-cell>
          <table:table-cell office:value-type="float" office:value="353603" calcext:value-type="float">
            <text:p>353603</text:p>
          </table:table-cell>
          <table:table-cell office:value-type="float" office:value="403702" calcext:value-type="float">
            <text:p>40370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2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BRANTLEY, WILLIAM C &amp; CAROL E</text:p>
          </table:table-cell>
          <table:table-cell office:value-type="float" office:value="1411" calcext:value-type="float">
            <text:p>1411</text:p>
          </table:table-cell>
          <table:table-cell office:value-type="date" office:date-value="2023-01-18" calcext:value-type="date">
            <text:p>01/18/23</text:p>
          </table:table-cell>
          <table:table-cell office:value-type="float" office:value="486000" calcext:value-type="float">
            <text:p>486000</text:p>
          </table:table-cell>
          <table:table-cell office:value-type="float" office:value="473267" calcext:value-type="float">
            <text:p>473267</text:p>
          </table:table-cell>
          <table:table-cell office:value-type="float" office:value="403376" calcext:value-type="float">
            <text:p>40337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76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OUSH, MICHAEL &amp; ANNE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float" office:value="495000" calcext:value-type="float">
            <text:p>495000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30" calcext:value-type="float">
            <text:p>47963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0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OE, MILLARD H TRUSTEE; COE, GLORIA O TRUSTEE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18-10-15" calcext:value-type="date">
            <text:p>10/15/18</text:p>
          </table:table-cell>
          <table:table-cell office:value-type="float" office:value="432000" calcext:value-type="float">
            <text:p>432000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31" calcext:value-type="float">
            <text:p>46153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1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ELMORE, WILLIAM G &amp; PATRICIA B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23-03-28" calcext:value-type="date">
            <text:p>03/28/23</text:p>
          </table:table-cell>
          <table:table-cell office:value-type="float" office:value="720000" calcext:value-type="float">
            <text:p>720000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296" calcext:value-type="float">
            <text:p>40329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6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AREADY, LUCY</text:p>
          </table:table-cell>
          <table:table-cell office:value-type="float" office:value="1500" calcext:value-type="float">
            <text:p>1500</text:p>
          </table:table-cell>
          <table:table-cell office:value-type="date" office:date-value="2020-11-03" calcext:value-type="date">
            <text:p>11/03/20</text:p>
          </table:table-cell>
          <table:table-cell office:value-type="float" office:value="554000" calcext:value-type="float">
            <text:p>554000</text:p>
          </table:table-cell>
          <table:table-cell office:value-type="float" office:value="496658" calcext:value-type="float">
            <text:p>496658</text:p>
          </table:table-cell>
          <table:table-cell office:value-type="float" office:value="479631" calcext:value-type="float">
            <text:p>47963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1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HUTCHISON, REBECCA P</text:p>
          </table:table-cell>
          <table:table-cell office:value-type="float" office:value="1500" calcext:value-type="float">
            <text:p>1500</text:p>
          </table:table-cell>
          <table:table-cell office:value-type="date" office:date-value="2018-10-12" calcext:value-type="date">
            <text:p>10/12/18</text:p>
          </table:table-cell>
          <table:table-cell office:value-type="float" office:value="491000" calcext:value-type="float">
            <text:p>491000</text:p>
          </table:table-cell>
          <table:table-cell office:value-type="float" office:value="503408" calcext:value-type="float">
            <text:p>503408</text:p>
          </table:table-cell>
          <table:table-cell office:value-type="float" office:value="461532" calcext:value-type="float">
            <text:p>46153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2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WALKER, ZACHARY T &amp; DOROTHY S</text:p>
          </table:table-cell>
          <table:table-cell office:value-type="float" office:value="1606" calcext:value-type="float">
            <text:p>1606</text:p>
          </table:table-cell>
          <table:table-cell office:value-type="date" office:date-value="2015-12-17" calcext:value-type="date">
            <text:p>12/17/15</text:p>
          </table:table-cell>
          <table:table-cell office:value-type="float" office:value="516000" calcext:value-type="float">
            <text:p>516000</text:p>
          </table:table-cell>
          <table:table-cell office:value-type="float" office:value="526259" calcext:value-type="float">
            <text:p>526259</text:p>
          </table:table-cell>
          <table:table-cell office:value-type="float" office:value="403387" calcext:value-type="float">
            <text:p>40338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7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ORRISON, ROBERT W JR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10-07-09" calcext:value-type="date">
            <text:p>07/09/10</text:p>
          </table:table-cell>
          <table:table-cell office:value-type="float" office:value="509000" calcext:value-type="float">
            <text:p>509000</text:p>
          </table:table-cell>
          <table:table-cell office:value-type="float" office:value="663776" calcext:value-type="float">
            <text:p>663776</text:p>
          </table:table-cell>
          <table:table-cell office:value-type="float" office:value="403711" calcext:value-type="float">
            <text:p>40371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1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PAGE, G TROY &amp; FRANCES M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23-01-20" calcext:value-type="date">
            <text:p>01/20/23</text:p>
          </table:table-cell>
          <table:table-cell office:value-type="float" office:value="518000" calcext:value-type="float">
            <text:p>518000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293" calcext:value-type="float">
            <text:p>40329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BROWN, CHARLES C TRUSTEE; BROWN, CAROLE B TRUSTEE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float" office:value="477000" calcext:value-type="float">
            <text:p>477000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32" calcext:value-type="float">
            <text:p>47963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2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MEHAFFEY, RONALD C; MEHAFFEY, MARVA L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18-09-26" calcext:value-type="date">
            <text:p>09/26/18</text:p>
          </table:table-cell>
          <table:table-cell office:value-type="float" office:value="432000" calcext:value-type="float">
            <text:p>432000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33" calcext:value-type="float">
            <text:p>46153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3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OSENFIELD, ROGER P TRUSTEE; ROGER P. ROSENFIELD REVOCABLE TRUST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14-09-29" calcext:value-type="date">
            <text:p>09/29/14</text:p>
          </table:table-cell>
          <table:table-cell office:value-type="float" office:value="594000" calcext:value-type="float">
            <text:p>594000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708" calcext:value-type="float">
            <text:p>40370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8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DYER, ELISE T &amp; WILLIAM F JR</text:p>
          </table:table-cell>
          <table:table-cell office:value-type="float" office:value="1411" calcext:value-type="float">
            <text:p>1411</text:p>
          </table:table-cell>
          <table:table-cell office:value-type="date" office:date-value="2008-10-16" calcext:value-type="date">
            <text:p>10/16/08</text:p>
          </table:table-cell>
          <table:table-cell office:value-type="float" office:value="356000" calcext:value-type="float">
            <text:p>356000</text:p>
          </table:table-cell>
          <table:table-cell office:value-type="float" office:value="473267" calcext:value-type="float">
            <text:p>473267</text:p>
          </table:table-cell>
          <table:table-cell office:value-type="float" office:value="403385" calcext:value-type="float">
            <text:p>40338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5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JOHNSON, REBECCA WEAVER TRUSTEE; SPEARS, AMANDA ELIZABETH <text:s/>JOHNSON T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22-05-13" calcext:value-type="date">
            <text:p>05/13/22</text:p>
          </table:table-cell>
          <table:table-cell office:value-type="float" office:value="572000" calcext:value-type="float">
            <text:p>57200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709" calcext:value-type="float">
            <text:p>40370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09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JONES HANCOCK, LINDA GEORGE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22-05-02" calcext:value-type="date">
            <text:p>05/02/22</text:p>
          </table:table-cell>
          <table:table-cell office:value-type="float" office:value="572000" calcext:value-type="float">
            <text:p>57200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294" calcext:value-type="float">
            <text:p>40329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4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MARTIN, LEVON &amp; MARY B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20-11-03" calcext:value-type="date">
            <text:p>11/03/20</text:p>
          </table:table-cell>
          <table:table-cell office:value-type="float" office:value="558000" calcext:value-type="float">
            <text:p>558000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33" calcext:value-type="float">
            <text:p>47963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3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ENDRIXSON, MARSHA N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18-09-17" calcext:value-type="date">
            <text:p>09/17/18</text:p>
          </table:table-cell>
          <table:table-cell office:value-type="float" office:value="506000" calcext:value-type="float">
            <text:p>506000</text:p>
          </table:table-cell>
          <table:table-cell office:value-type="float" office:value="530190" calcext:value-type="float">
            <text:p>530190</text:p>
          </table:table-cell>
          <table:table-cell office:value-type="float" office:value="461534" calcext:value-type="float">
            <text:p>46153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4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LEONALL, VICTOR TRUSTEE; LEONALL, RITA CAROL TRUSTEE</text:p>
          </table:table-cell>
          <table:table-cell office:value-type="float" office:value="1806" calcext:value-type="float">
            <text:p>1806</text:p>
          </table:table-cell>
          <table:table-cell office:value-type="date" office:date-value="2008-10-15" calcext:value-type="date">
            <text:p>10/15/08</text:p>
          </table:table-cell>
          <table:table-cell office:value-type="float" office:value="491000" calcext:value-type="float">
            <text:p>491000</text:p>
          </table:table-cell>
          <table:table-cell office:value-type="float" office:value="601933" calcext:value-type="float">
            <text:p>601933</text:p>
          </table:table-cell>
          <table:table-cell office:value-type="float" office:value="403383" calcext:value-type="float">
            <text:p>40338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3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PACE, THOMPSON G &amp; LAURA C</text:p>
          </table:table-cell>
          <table:table-cell office:value-type="float" office:value="1240" calcext:value-type="float">
            <text:p>1240</text:p>
          </table:table-cell>
          <table:table-cell office:value-type="date" office:date-value="2022-09-26" calcext:value-type="date">
            <text:p>09/26/22</text:p>
          </table:table-cell>
          <table:table-cell office:value-type="float" office:value="450000" calcext:value-type="float">
            <text:p>450000</text:p>
          </table:table-cell>
          <table:table-cell office:value-type="float" office:value="395246" calcext:value-type="float">
            <text:p>395246</text:p>
          </table:table-cell>
          <table:table-cell office:value-type="float" office:value="403382" calcext:value-type="float">
            <text:p>40338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2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SONDERGARD, SHARON B TRUSTEE; SHARON B SONDERGARD LIVING TRUST</text:p>
          </table:table-cell>
          <table:table-cell office:value-type="float" office:value="1242" calcext:value-type="float">
            <text:p>1242</text:p>
          </table:table-cell>
          <table:table-cell office:value-type="date" office:date-value="2020-11-04" calcext:value-type="date">
            <text:p>11/04/20</text:p>
          </table:table-cell>
          <table:table-cell office:value-type="float" office:value="419000" calcext:value-type="float">
            <text:p>419000</text:p>
          </table:table-cell>
          <table:table-cell office:value-type="float" office:value="409109" calcext:value-type="float">
            <text:p>409109</text:p>
          </table:table-cell>
          <table:table-cell office:value-type="float" office:value="479634" calcext:value-type="float">
            <text:p>47963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4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MEIER, JUDY L</text:p>
          </table:table-cell>
          <table:table-cell office:value-type="float" office:value="1242" calcext:value-type="float">
            <text:p>1242</text:p>
          </table:table-cell>
          <table:table-cell office:value-type="date" office:date-value="2018-09-28" calcext:value-type="date">
            <text:p>09/28/18</text:p>
          </table:table-cell>
          <table:table-cell office:value-type="float" office:value="392000" calcext:value-type="float">
            <text:p>392000</text:p>
          </table:table-cell>
          <table:table-cell office:value-type="float" office:value="409109" calcext:value-type="float">
            <text:p>409109</text:p>
          </table:table-cell>
          <table:table-cell office:value-type="float" office:value="461535" calcext:value-type="float">
            <text:p>46153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5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REISERT, RAYMOND J JR TRUSTEE; THE RAYMOND J REISERT JR 2002 TRUST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18-08-15" calcext:value-type="date">
            <text:p>08/15/18</text:p>
          </table:table-cell>
          <table:table-cell office:value-type="float" office:value="796000" calcext:value-type="float">
            <text:p>796000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295" calcext:value-type="float">
            <text:p>40329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5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PETERSON, ELMOR &amp; MIRIAM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15-12-17" calcext:value-type="date">
            <text:p>12/17/15</text:p>
          </table:table-cell>
          <table:table-cell office:value-type="float" office:value="788000" calcext:value-type="float">
            <text:p>788000</text:p>
          </table:table-cell>
          <table:table-cell office:value-type="float" office:value="883262" calcext:value-type="float">
            <text:p>883262</text:p>
          </table:table-cell>
          <table:table-cell office:value-type="float" office:value="403710" calcext:value-type="float">
            <text:p>40371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0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AJOR, JAMES F TRUSTEE; MAJOR, SUSAN J TRUSTEE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21-12-20" calcext:value-type="date">
            <text:p>12/20/21</text:p>
          </table:table-cell>
          <table:table-cell office:value-type="float" office:value="562000" calcext:value-type="float">
            <text:p>562000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36" calcext:value-type="float">
            <text:p>46153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6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COBB, CATHRON H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21-10-04" calcext:value-type="date">
            <text:p>10/04/21</text:p>
          </table:table-cell>
          <table:table-cell office:value-type="float" office:value="657000" calcext:value-type="float">
            <text:p>657000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35" calcext:value-type="float">
            <text:p>47963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5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NAMM, DONALD HERMAN TRUSTEE; TRUSTEE OF DONALD H NAMM REVOCABLE</text:p>
          </table:table-cell>
          <table:table-cell office:value-type="float" office:value="1518" calcext:value-type="float">
            <text:p>1518</text:p>
          </table:table-cell>
          <table:table-cell office:value-type="date" office:date-value="2021-03-23" calcext:value-type="date">
            <text:p>03/23/21</text:p>
          </table:table-cell>
          <table:table-cell office:value-type="float" office:value="603000" calcext:value-type="float">
            <text:p>603000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81" calcext:value-type="float">
            <text:p>40338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1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AZO, ANGELA M TRUSTEE; MAZO, ANGELA M</text:p>
          </table:table-cell>
          <table:table-cell office:value-type="float" office:value="2352" calcext:value-type="float">
            <text:p>2352</text:p>
          </table:table-cell>
          <table:table-cell office:value-type="date" office:date-value="2011-06-15" calcext:value-type="date">
            <text:p>06/15/11</text:p>
          </table:table-cell>
          <table:table-cell office:value-type="float" office:value="662000" calcext:value-type="float">
            <text:p>662000</text:p>
          </table:table-cell>
          <table:table-cell office:value-type="float" office:value="845332" calcext:value-type="float">
            <text:p>845332</text:p>
          </table:table-cell>
          <table:table-cell office:value-type="float" office:value="403297" calcext:value-type="float">
            <text:p>40329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7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HOLDING, CAROLYN S</text:p>
          </table:table-cell>
          <table:table-cell office:value-type="float" office:value="2352" calcext:value-type="float">
            <text:p>2352</text:p>
          </table:table-cell>
          <table:table-cell office:value-type="date" office:date-value="2010-12-22" calcext:value-type="date">
            <text:p>12/22/10</text:p>
          </table:table-cell>
          <table:table-cell office:value-type="float" office:value="680000" calcext:value-type="float">
            <text:p>680000</text:p>
          </table:table-cell>
          <table:table-cell office:value-type="float" office:value="950105" calcext:value-type="float">
            <text:p>950105</text:p>
          </table:table-cell>
          <table:table-cell office:value-type="float" office:value="403712" calcext:value-type="float">
            <text:p>40371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2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MATUSIAK, JOHN J TRUSTEE; THE JOHN J MATUSIAK REVOCABLE TRUST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21-01-14" calcext:value-type="date">
            <text:p>01/14/21</text:p>
          </table:table-cell>
          <table:table-cell office:value-type="float" office:value="520000" calcext:value-type="float">
            <text:p>52000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37" calcext:value-type="float">
            <text:p>46153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7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PIETRUS, JOSEPH T TRUSTEE; JOSEPH T PIETRUS REVOCABLE TRUST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20-11-06" calcext:value-type="date">
            <text:p>11/06/20</text:p>
          </table:table-cell>
          <table:table-cell office:value-type="float" office:value="599000" calcext:value-type="float">
            <text:p>59900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36" calcext:value-type="float">
            <text:p>47963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6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LYNCH, MARY THERESA /TR</text:p>
          </table:table-cell>
          <table:table-cell office:value-type="float" office:value="1494" calcext:value-type="float">
            <text:p>1494</text:p>
          </table:table-cell>
          <table:table-cell office:value-type="date" office:date-value="2015-10-01" calcext:value-type="date">
            <text:p>10/01/15</text:p>
          </table:table-cell>
          <table:table-cell office:value-type="float" office:value="569000" calcext:value-type="float">
            <text:p>569000</text:p>
          </table:table-cell>
          <table:table-cell office:value-type="float" office:value="645710" calcext:value-type="float">
            <text:p>645710</text:p>
          </table:table-cell>
          <table:table-cell office:value-type="float" office:value="403384" calcext:value-type="float">
            <text:p>40338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4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ARKS, JOHN JACOB &amp; JUDITH HALLECK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20-11-04" calcext:value-type="date">
            <text:p>11/04/20</text:p>
          </table:table-cell>
          <table:table-cell office:value-type="float" office:value="513000" calcext:value-type="float">
            <text:p>513000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37" calcext:value-type="float">
            <text:p>47963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7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ROGERS, LEE S; ROGERS, ANNETTE J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18-09-25" calcext:value-type="date">
            <text:p>09/25/18</text:p>
          </table:table-cell>
          <table:table-cell office:value-type="float" office:value="446000" calcext:value-type="float">
            <text:p>446000</text:p>
          </table:table-cell>
          <table:table-cell office:value-type="float" office:value="466559" calcext:value-type="float">
            <text:p>466559</text:p>
          </table:table-cell>
          <table:table-cell office:value-type="float" office:value="461538" calcext:value-type="float">
            <text:p>46153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8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ANN, MARVIN L</text:p>
          </table:table-cell>
          <table:table-cell office:value-type="float" office:value="1288" calcext:value-type="float">
            <text:p>1288</text:p>
          </table:table-cell>
          <table:table-cell office:value-type="date" office:date-value="2017-09-25" calcext:value-type="date">
            <text:p>09/25/17</text:p>
          </table:table-cell>
          <table:table-cell office:value-type="float" office:value="540000" calcext:value-type="float">
            <text:p>540000</text:p>
          </table:table-cell>
          <table:table-cell office:value-type="float" office:value="571929" calcext:value-type="float">
            <text:p>571929</text:p>
          </table:table-cell>
          <table:table-cell office:value-type="float" office:value="403386" calcext:value-type="float">
            <text:p>40338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6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CCUAIG, MARION C</text:p>
          </table:table-cell>
          <table:table-cell office:value-type="float" office:value="2526" calcext:value-type="float">
            <text:p>2526</text:p>
          </table:table-cell>
          <table:table-cell office:value-type="date" office:date-value="2009-02-03" calcext:value-type="date">
            <text:p>02/03/09</text:p>
          </table:table-cell>
          <table:table-cell office:value-type="float" office:value="608000" calcext:value-type="float">
            <text:p>608000</text:p>
          </table:table-cell>
          <table:table-cell office:value-type="float" office:value="873476" calcext:value-type="float">
            <text:p>873476</text:p>
          </table:table-cell>
          <table:table-cell office:value-type="float" office:value="403714" calcext:value-type="float">
            <text:p>40371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4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DWORSKY CYPRESS LLC</text:p>
          </table:table-cell>
          <table:table-cell office:value-type="float" office:value="2526" calcext:value-type="float">
            <text:p>2526</text:p>
          </table:table-cell>
          <table:table-cell office:value-type="date" office:date-value="2008-10-08" calcext:value-type="date">
            <text:p>10/08/08</text:p>
          </table:table-cell>
          <table:table-cell office:value-type="float" office:value="684000" calcext:value-type="float">
            <text:p>684000</text:p>
          </table:table-cell>
          <table:table-cell office:value-type="float" office:value="873476" calcext:value-type="float">
            <text:p>873476</text:p>
          </table:table-cell>
          <table:table-cell office:value-type="float" office:value="403299" calcext:value-type="float">
            <text:p>40329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9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OLIVER, JOY N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22-05-25" calcext:value-type="date">
            <text:p>05/25/22</text:p>
          </table:table-cell>
          <table:table-cell office:value-type="float" office:value="567000" calcext:value-type="float">
            <text:p>567000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38" calcext:value-type="float">
            <text:p>47963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8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BURNETTE, WILLIAM H</text:p>
          </table:table-cell>
          <table:table-cell office:value-type="float" office:value="1288" calcext:value-type="float">
            <text:p>1288</text:p>
          </table:table-cell>
          <table:table-cell office:value-type="date" office:date-value="2021-07-20" calcext:value-type="date">
            <text:p>07/20/21</text:p>
          </table:table-cell>
          <table:table-cell office:value-type="float" office:value="563000" calcext:value-type="float">
            <text:p>563000</text:p>
          </table:table-cell>
          <table:table-cell office:value-type="float" office:value="571929" calcext:value-type="float">
            <text:p>571929</text:p>
          </table:table-cell>
          <table:table-cell office:value-type="float" office:value="403388" calcext:value-type="float">
            <text:p>40338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8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STRADER, KYLE W &amp; KATHERINE H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18-10-16" calcext:value-type="date">
            <text:p>10/16/18</text:p>
          </table:table-cell>
          <table:table-cell office:value-type="float" office:value="796000" calcext:value-type="float">
            <text:p>796000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718" calcext:value-type="float">
            <text:p>40371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8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CAMP, ELIZABETH CHAMBERS TRUSTEE; ELIZABETH CHAMBERS CAMP RVCBLE TRUS</text:p>
          </table:table-cell>
          <table:table-cell office:value-type="float" office:value="1205" calcext:value-type="float">
            <text:p>1205</text:p>
          </table:table-cell>
          <table:table-cell office:value-type="date" office:date-value="2018-09-20" calcext:value-type="date">
            <text:p>09/20/18</text:p>
          </table:table-cell>
          <table:table-cell office:value-type="float" office:value="446000" calcext:value-type="float">
            <text:p>446000</text:p>
          </table:table-cell>
          <table:table-cell office:value-type="float" office:value="467339" calcext:value-type="float">
            <text:p>467339</text:p>
          </table:table-cell>
          <table:table-cell office:value-type="float" office:value="461539" calcext:value-type="float">
            <text:p>46153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39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LEAK, ROBERT E &amp; MARTHA C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08-10-03" calcext:value-type="date">
            <text:p>10/03/08</text:p>
          </table:table-cell>
          <table:table-cell office:value-type="float" office:value="563000" calcext:value-type="float">
            <text:p>563000</text:p>
          </table:table-cell>
          <table:table-cell office:value-type="float" office:value="627606" calcext:value-type="float">
            <text:p>627606</text:p>
          </table:table-cell>
          <table:table-cell office:value-type="float" office:value="403303" calcext:value-type="float">
            <text:p>4033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SOSNOSKI, NELSON A TRUSTEE; SOSNOSKI, BRENDA N TRUSTEE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20-11-04" calcext:value-type="date">
            <text:p>11/04/20</text:p>
          </table:table-cell>
          <table:table-cell office:value-type="float" office:value="653000" calcext:value-type="float">
            <text:p>65300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39" calcext:value-type="float">
            <text:p>47963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39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CAVIN, RALPH K III; CAVIN, GWENDOLYN F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float" office:value="520000" calcext:value-type="float">
            <text:p>52000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40" calcext:value-type="float">
            <text:p>46154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0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GUNTER, BETTY E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5-07-08" calcext:value-type="date">
            <text:p>07/08/15</text:p>
          </table:table-cell>
          <table:table-cell office:value-type="float" office:value="392000" calcext:value-type="float">
            <text:p>39200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302" calcext:value-type="float">
            <text:p>40330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2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DEAN, MONA H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11-04-14" calcext:value-type="date">
            <text:p>04/14/11</text:p>
          </table:table-cell>
          <table:table-cell office:value-type="float" office:value="461500" calcext:value-type="float">
            <text:p>461500</text:p>
          </table:table-cell>
          <table:table-cell office:value-type="float" office:value="566105" calcext:value-type="float">
            <text:p>566105</text:p>
          </table:table-cell>
          <table:table-cell office:value-type="float" office:value="403717" calcext:value-type="float">
            <text:p>40371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7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FLETCHER, OSCAR J &amp; SYBIL M</text:p>
          </table:table-cell>
          <table:table-cell office:value-type="float" office:value="1494" calcext:value-type="float">
            <text:p>1494</text:p>
          </table:table-cell>
          <table:table-cell office:value-type="date" office:date-value="2008-10-14" calcext:value-type="date">
            <text:p>10/14/08</text:p>
          </table:table-cell>
          <table:table-cell office:value-type="float" office:value="410000" calcext:value-type="float">
            <text:p>410000</text:p>
          </table:table-cell>
          <table:table-cell office:value-type="float" office:value="645710" calcext:value-type="float">
            <text:p>645710</text:p>
          </table:table-cell>
          <table:table-cell office:value-type="float" office:value="403390" calcext:value-type="float">
            <text:p>40339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0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CREEKMAN, JAMES E &amp; VIRGINIA P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20-11-05" calcext:value-type="date">
            <text:p>11/05/20</text:p>
          </table:table-cell>
          <table:table-cell office:value-type="float" office:value="657000" calcext:value-type="float">
            <text:p>657000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40" calcext:value-type="float">
            <text:p>47964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0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TELLING, JOHN E &amp; JUDITH A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float" office:value="562000" calcext:value-type="float">
            <text:p>562000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41" calcext:value-type="float">
            <text:p>46154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1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HRD LIVING TRUST</text:p>
          </table:table-cell>
          <table:table-cell office:value-type="float" office:value="1518" calcext:value-type="float">
            <text:p>1518</text:p>
          </table:table-cell>
          <table:table-cell office:value-type="date" office:date-value="2018-04-18" calcext:value-type="date">
            <text:p>04/18/18</text:p>
          </table:table-cell>
          <table:table-cell office:value-type="float" office:value="626000" calcext:value-type="float">
            <text:p>626000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93" calcext:value-type="float">
            <text:p>40339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3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DICKINSON, ROBERT PEET III TRUSTEE; DICKINSON, SUZANNE S TRUSTEE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17-11-02" calcext:value-type="date">
            <text:p>11/02/17</text:p>
          </table:table-cell>
          <table:table-cell office:value-type="float" office:value="684000" calcext:value-type="float">
            <text:p>684000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301" calcext:value-type="float">
            <text:p>40330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1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GOODMAN, LIESELOTTE F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14-08-13" calcext:value-type="date">
            <text:p>08/13/14</text:p>
          </table:table-cell>
          <table:table-cell office:value-type="float" office:value="558000" calcext:value-type="float">
            <text:p>558000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716" calcext:value-type="float">
            <text:p>40371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6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ZIEGLER, GARY G TRUSTEE; ZIEGLER, REBECCA B TRUSTEE</text:p>
          </table:table-cell>
          <table:table-cell office:value-type="float" office:value="1217" calcext:value-type="float">
            <text:p>1217</text:p>
          </table:table-cell>
          <table:table-cell office:value-type="date" office:date-value="2020-11-05" calcext:value-type="date">
            <text:p>11/05/20</text:p>
          </table:table-cell>
          <table:table-cell office:value-type="float" office:value="428000" calcext:value-type="float">
            <text:p>428000</text:p>
          </table:table-cell>
          <table:table-cell office:value-type="float" office:value="402380" calcext:value-type="float">
            <text:p>402380</text:p>
          </table:table-cell>
          <table:table-cell office:value-type="float" office:value="479641" calcext:value-type="float">
            <text:p>47964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1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OSTER, BARBARA P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20-08-16" calcext:value-type="date">
            <text:p>08/16/20</text:p>
          </table:table-cell>
          <table:table-cell office:value-type="float" office:value="518000" calcext:value-type="float">
            <text:p>518000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715" calcext:value-type="float">
            <text:p>40371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5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URWAY, FLO D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20-07-07" calcext:value-type="date">
            <text:p>07/07/20</text:p>
          </table:table-cell>
          <table:table-cell office:value-type="float" office:value="607500" calcext:value-type="float">
            <text:p>607500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300" calcext:value-type="float">
            <text:p>40330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0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EENER, RAMONA</text:p>
          </table:table-cell>
          <table:table-cell office:value-type="float" office:value="1217" calcext:value-type="float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float" office:value="392000" calcext:value-type="float">
            <text:p>392000</text:p>
          </table:table-cell>
          <table:table-cell office:value-type="float" office:value="402380" calcext:value-type="float">
            <text:p>402380</text:p>
          </table:table-cell>
          <table:table-cell office:value-type="float" office:value="461542" calcext:value-type="float">
            <text:p>46154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2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ROSENBAUM, DONALD J &amp; PHYLLIS B</text:p>
          </table:table-cell>
          <table:table-cell office:value-type="float" office:value="1240" calcext:value-type="float">
            <text:p>1240</text:p>
          </table:table-cell>
          <table:table-cell office:value-type="date" office:date-value="2008-10-24" calcext:value-type="date">
            <text:p>10/24/08</text:p>
          </table:table-cell>
          <table:table-cell office:value-type="float" office:value="310500" calcext:value-type="float">
            <text:p>310500</text:p>
          </table:table-cell>
          <table:table-cell office:value-type="float" office:value="395246" calcext:value-type="float">
            <text:p>395246</text:p>
          </table:table-cell>
          <table:table-cell office:value-type="float" office:value="403392" calcext:value-type="float">
            <text:p>40339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2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STRANDHOY, ELEANOR V &amp; JACK W</text:p>
          </table:table-cell>
          <table:table-cell office:value-type="float" office:value="1806" calcext:value-type="float">
            <text:p>1806</text:p>
          </table:table-cell>
          <table:table-cell office:value-type="date" office:date-value="2023-04-14" calcext:value-type="date">
            <text:p>04/14/23</text:p>
          </table:table-cell>
          <table:table-cell office:value-type="float" office:value="513000" calcext:value-type="float">
            <text:p>513000</text:p>
          </table:table-cell>
          <table:table-cell office:value-type="float" office:value="601933" calcext:value-type="float">
            <text:p>601933</text:p>
          </table:table-cell>
          <table:table-cell office:value-type="float" office:value="403391" calcext:value-type="float">
            <text:p>40339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1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O'KEEFE, JOHN F</text:p>
          </table:table-cell>
          <table:table-cell office:value-type="float" office:value="1066" calcext:value-type="float">
            <text:p>1066</text:p>
          </table:table-cell>
          <table:table-cell office:value-type="date" office:date-value="2022-03-10" calcext:value-type="date">
            <text:p>03/10/22</text:p>
          </table:table-cell>
          <table:table-cell office:value-type="float" office:value="360000" calcext:value-type="float">
            <text:p>360000</text:p>
          </table:table-cell>
          <table:table-cell office:value-type="float" office:value="353603" calcext:value-type="float">
            <text:p>353603</text:p>
          </table:table-cell>
          <table:table-cell office:value-type="float" office:value="403298" calcext:value-type="float">
            <text:p>40329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298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MARTINELLI, ALBERT D &amp; ELIZABETH A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20-11-10" calcext:value-type="date">
            <text:p>11/10/20</text:p>
          </table:table-cell>
          <table:table-cell office:value-type="float" office:value="558000" calcext:value-type="float">
            <text:p>558000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42" calcext:value-type="float">
            <text:p>47964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2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WARD, JAMES; WARD, ALICE FAIE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float" office:value="506000" calcext:value-type="float">
            <text:p>506000</text:p>
          </table:table-cell>
          <table:table-cell office:value-type="float" office:value="530190" calcext:value-type="float">
            <text:p>530190</text:p>
          </table:table-cell>
          <table:table-cell office:value-type="float" office:value="461543" calcext:value-type="float">
            <text:p>46154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3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BELANUS, BEATRICE TRUSTEE; BELANUS, CORNELIUS JR TRUSTEE</text:p>
          </table:table-cell>
          <table:table-cell office:value-type="float" office:value="1066" calcext:value-type="float">
            <text:p>1066</text:p>
          </table:table-cell>
          <table:table-cell office:value-type="date" office:date-value="2008-11-21" calcext:value-type="date">
            <text:p>11/21/08</text:p>
          </table:table-cell>
          <table:table-cell office:value-type="float" office:value="333000" calcext:value-type="float">
            <text:p>333000</text:p>
          </table:table-cell>
          <table:table-cell office:value-type="float" office:value="353603" calcext:value-type="float">
            <text:p>353603</text:p>
          </table:table-cell>
          <table:table-cell office:value-type="float" office:value="403713" calcext:value-type="float">
            <text:p>40371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3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PARHAM, JOHN E &amp; MARGARET W</text:p>
          </table:table-cell>
          <table:table-cell office:value-type="float" office:value="1411" calcext:value-type="float">
            <text:p>1411</text:p>
          </table:table-cell>
          <table:table-cell office:value-type="date" office:date-value="2008-10-17" calcext:value-type="date">
            <text:p>10/17/08</text:p>
          </table:table-cell>
          <table:table-cell office:value-type="float" office:value="338000" calcext:value-type="float">
            <text:p>338000</text:p>
          </table:table-cell>
          <table:table-cell office:value-type="float" office:value="473267" calcext:value-type="float">
            <text:p>473267</text:p>
          </table:table-cell>
          <table:table-cell office:value-type="float" office:value="403389" calcext:value-type="float">
            <text:p>40338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89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WORTH, RANDOLPH L TRUSTEE; THE LABETTE DORMAN ALDERMAN RESIDEN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21-05-10" calcext:value-type="date">
            <text:p>05/10/21</text:p>
          </table:table-cell>
          <table:table-cell office:value-type="float" office:value="536000" calcext:value-type="float">
            <text:p>536000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43" calcext:value-type="float">
            <text:p>47964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3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KAMETCHES, SOPHIE L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18-09-17" calcext:value-type="date">
            <text:p>09/17/18</text:p>
          </table:table-cell>
          <table:table-cell office:value-type="float" office:value="473000" calcext:value-type="float">
            <text:p>473000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44" calcext:value-type="float">
            <text:p>46154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4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JOHNSON, DEBORAH</text:p>
          </table:table-cell>
          <table:table-cell office:value-type="float" office:value="1500" calcext:value-type="float">
            <text:p>1500</text:p>
          </table:table-cell>
          <table:table-cell office:value-type="date" office:date-value="2020-11-17" calcext:value-type="date">
            <text:p>11/17/20</text:p>
          </table:table-cell>
          <table:table-cell office:value-type="float" office:value="594000" calcext:value-type="float">
            <text:p>594000</text:p>
          </table:table-cell>
          <table:table-cell office:value-type="float" office:value="496658" calcext:value-type="float">
            <text:p>496658</text:p>
          </table:table-cell>
          <table:table-cell office:value-type="float" office:value="479644" calcext:value-type="float">
            <text:p>47964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4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GOOD, ANNETTA</text:p>
          </table:table-cell>
          <table:table-cell office:value-type="float" office:value="1606" calcext:value-type="float">
            <text:p>1606</text:p>
          </table:table-cell>
          <table:table-cell office:value-type="date" office:date-value="2019-07-15" calcext:value-type="date">
            <text:p>07/15/19</text:p>
          </table:table-cell>
          <table:table-cell office:value-type="float" office:value="536000" calcext:value-type="float">
            <text:p>536000</text:p>
          </table:table-cell>
          <table:table-cell office:value-type="float" office:value="527143" calcext:value-type="float">
            <text:p>527143</text:p>
          </table:table-cell>
          <table:table-cell office:value-type="float" office:value="403400" calcext:value-type="float">
            <text:p>40340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400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CONGER, GEORGE &amp; VIRGINIA</text:p>
          </table:table-cell>
          <table:table-cell office:value-type="float" office:value="1500" calcext:value-type="float">
            <text:p>1500</text:p>
          </table:table-cell>
          <table:table-cell office:value-type="date" office:date-value="2018-09-19" calcext:value-type="date">
            <text:p>09/19/18</text:p>
          </table:table-cell>
          <table:table-cell office:value-type="float" office:value="522000" calcext:value-type="float">
            <text:p>522000</text:p>
          </table:table-cell>
          <table:table-cell office:value-type="float" office:value="503408" calcext:value-type="float">
            <text:p>503408</text:p>
          </table:table-cell>
          <table:table-cell office:value-type="float" office:value="461545" calcext:value-type="float">
            <text:p>46154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5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KLEIN, NANCY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14-07-01" calcext:value-type="date">
            <text:p>07/01/14</text:p>
          </table:table-cell>
          <table:table-cell office:value-type="float" office:value="617000" calcext:value-type="float">
            <text:p>617000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722" calcext:value-type="float">
            <text:p>40372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2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KAHN, STEFANIE A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08-09-23" calcext:value-type="date">
            <text:p>09/23/08</text:p>
          </table:table-cell>
          <table:table-cell office:value-type="float" office:value="486000" calcext:value-type="float">
            <text:p>486000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307" calcext:value-type="float">
            <text:p>40330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7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NK, RONALD L TRUSTEE; TRUSTEE OF THE RONALD L MUNK REVOCA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20-11-18" calcext:value-type="date">
            <text:p>11/18/20</text:p>
          </table:table-cell>
          <table:table-cell office:value-type="float" office:value="536000" calcext:value-type="float">
            <text:p>536000</text:p>
          </table:table-cell>
          <table:table-cell office:value-type="float" office:value="453904" calcext:value-type="float">
            <text:p>453904</text:p>
          </table:table-cell>
          <table:table-cell office:value-type="float" office:value="479645" calcext:value-type="float">
            <text:p>47964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5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GURKIN, DAVID C JR TRUSTEE; GURKIN, D MICHAEL TRUSTEE</text:p>
          </table:table-cell>
          <table:table-cell office:value-type="float" office:value="1287" calcext:value-type="float">
            <text:p>1287</text:p>
          </table:table-cell>
          <table:table-cell office:value-type="date" office:date-value="2019-06-14" calcext:value-type="date">
            <text:p>06/14/19</text:p>
          </table:table-cell>
          <table:table-cell office:value-type="float" office:value="464000" calcext:value-type="float">
            <text:p>464000</text:p>
          </table:table-cell>
          <table:table-cell office:value-type="float" office:value="453904" calcext:value-type="float">
            <text:p>453904</text:p>
          </table:table-cell>
          <table:table-cell office:value-type="float" office:value="461546" calcext:value-type="float">
            <text:p>46154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6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RENDALL, DAVID &amp; SUGANTHI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16-01-15" calcext:value-type="date">
            <text:p>01/15/16</text:p>
          </table:table-cell>
          <table:table-cell office:value-type="float" office:value="697500" calcext:value-type="float">
            <text:p>697500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719" calcext:value-type="float">
            <text:p>40371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19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BARRETT, ROBERT S TRUSTEE; ROBERT S BARRETT RVCBLE TRUST</text:p>
          </table:table-cell>
          <table:table-cell office:value-type="float" office:value="1411" calcext:value-type="float">
            <text:p>1411</text:p>
          </table:table-cell>
          <table:table-cell office:value-type="date" office:date-value="2015-10-30" calcext:value-type="date">
            <text:p>10/30/15</text:p>
          </table:table-cell>
          <table:table-cell office:value-type="float" office:value="475000" calcext:value-type="float">
            <text:p>475000</text:p>
          </table:table-cell>
          <table:table-cell office:value-type="float" office:value="473267" calcext:value-type="float">
            <text:p>473267</text:p>
          </table:table-cell>
          <table:table-cell office:value-type="float" office:value="403398" calcext:value-type="float">
            <text:p>40339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8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ZIMMERLEIN, CHARLES W &amp; MARIA C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08-10-20" calcext:value-type="date">
            <text:p>10/20/08</text:p>
          </table:table-cell>
          <table:table-cell office:value-type="float" office:value="549000" calcext:value-type="float">
            <text:p>549000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304" calcext:value-type="float">
            <text:p>40330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4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HART, JAMES C &amp; ANNE H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22-08-17" calcext:value-type="date">
            <text:p>08/17/22</text:p>
          </table:table-cell>
          <table:table-cell office:value-type="float" office:value="585000" calcext:value-type="float">
            <text:p>585000</text:p>
          </table:table-cell>
          <table:table-cell office:value-type="float" office:value="566105" calcext:value-type="float">
            <text:p>566105</text:p>
          </table:table-cell>
          <table:table-cell office:value-type="float" office:value="403720" calcext:value-type="float">
            <text:p>40372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0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FREEMAN, JOHN FRANKLIN III TRUSTEE; VISSAGE FREEMAN, SARA ELIZABETH TRU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20-11-05" calcext:value-type="date">
            <text:p>11/05/20</text:p>
          </table:table-cell>
          <table:table-cell office:value-type="float" office:value="590000" calcext:value-type="float">
            <text:p>590000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46" calcext:value-type="float">
            <text:p>47964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6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GRANT, GEORGE R &amp; KAREN S GULLEDGE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float" office:value="538000" calcext:value-type="float">
            <text:p>538000</text:p>
          </table:table-cell>
          <table:table-cell office:value-type="float" office:value="530190" calcext:value-type="float">
            <text:p>530190</text:p>
          </table:table-cell>
          <table:table-cell office:value-type="float" office:value="461547" calcext:value-type="float">
            <text:p>46154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7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WELLS, SANDRA L</text:p>
          </table:table-cell>
          <table:table-cell office:value-type="float" office:value="1806" calcext:value-type="float">
            <text:p>1806</text:p>
          </table:table-cell>
          <table:table-cell office:value-type="date" office:date-value="2015-12-07" calcext:value-type="date">
            <text:p>12/07/15</text:p>
          </table:table-cell>
          <table:table-cell office:value-type="float" office:value="527000" calcext:value-type="float">
            <text:p>527000</text:p>
          </table:table-cell>
          <table:table-cell office:value-type="float" office:value="601933" calcext:value-type="float">
            <text:p>601933</text:p>
          </table:table-cell>
          <table:table-cell office:value-type="float" office:value="403396" calcext:value-type="float">
            <text:p>40339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6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DAMS, FRED H SR &amp; BOBBIE T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08-09-22" calcext:value-type="date">
            <text:p>09/22/08</text:p>
          </table:table-cell>
          <table:table-cell office:value-type="float" office:value="464000" calcext:value-type="float">
            <text:p>46400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305" calcext:value-type="float">
            <text:p>40330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5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RANT, HUGH JUDD JR TRUSTEE; JAY GRANT, SARAH PATRICIA TRUSTEE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21-08-27" calcext:value-type="date">
            <text:p>08/27/21</text:p>
          </table:table-cell>
          <table:table-cell office:value-type="float" office:value="869000" calcext:value-type="float">
            <text:p>869000</text:p>
          </table:table-cell>
          <table:table-cell office:value-type="float" office:value="854203" calcext:value-type="float">
            <text:p>854203</text:p>
          </table:table-cell>
          <table:table-cell office:value-type="float" office:value="403721" calcext:value-type="float">
            <text:p>40372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1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PARR, RITA A. TRUSTEE; THE GEORGE A PARR AND RITA A PARR J</text:p>
          </table:table-cell>
          <table:table-cell office:value-type="float" office:value="1242" calcext:value-type="float">
            <text:p>1242</text:p>
          </table:table-cell>
          <table:table-cell office:value-type="date" office:date-value="2020-11-05" calcext:value-type="date">
            <text:p>11/05/20</text:p>
          </table:table-cell>
          <table:table-cell office:value-type="float" office:value="450000" calcext:value-type="float">
            <text:p>450000</text:p>
          </table:table-cell>
          <table:table-cell office:value-type="float" office:value="409109" calcext:value-type="float">
            <text:p>409109</text:p>
          </table:table-cell>
          <table:table-cell office:value-type="float" office:value="479647" calcext:value-type="float">
            <text:p>47964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7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HOOKS, CHARLES C JR &amp; MARGARET S</text:p>
          </table:table-cell>
          <table:table-cell office:value-type="float" office:value="1240" calcext:value-type="float">
            <text:p>1240</text:p>
          </table:table-cell>
          <table:table-cell office:value-type="date" office:date-value="2020-06-12" calcext:value-type="date">
            <text:p>06/12/20</text:p>
          </table:table-cell>
          <table:table-cell office:value-type="float" office:value="419000" calcext:value-type="float">
            <text:p>419000</text:p>
          </table:table-cell>
          <table:table-cell office:value-type="float" office:value="395246" calcext:value-type="float">
            <text:p>395246</text:p>
          </table:table-cell>
          <table:table-cell office:value-type="float" office:value="403395" calcext:value-type="float">
            <text:p>40339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5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BROTHERS, JOHN; BROTHERS, NANCY</text:p>
          </table:table-cell>
          <table:table-cell office:value-type="float" office:value="1242" calcext:value-type="float">
            <text:p>1242</text:p>
          </table:table-cell>
          <table:table-cell office:value-type="date" office:date-value="2018-09-18" calcext:value-type="date">
            <text:p>09/18/18</text:p>
          </table:table-cell>
          <table:table-cell office:value-type="float" office:value="419000" calcext:value-type="float">
            <text:p>419000</text:p>
          </table:table-cell>
          <table:table-cell office:value-type="float" office:value="409109" calcext:value-type="float">
            <text:p>409109</text:p>
          </table:table-cell>
          <table:table-cell office:value-type="float" office:value="461548" calcext:value-type="float">
            <text:p>46154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8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CROWE, JOHN R &amp; JEAN M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08-09-29" calcext:value-type="date">
            <text:p>09/29/08</text:p>
          </table:table-cell>
          <table:table-cell office:value-type="float" office:value="657000" calcext:value-type="float">
            <text:p>657000</text:p>
          </table:table-cell>
          <table:table-cell office:value-type="float" office:value="807262" calcext:value-type="float">
            <text:p>807262</text:p>
          </table:table-cell>
          <table:table-cell office:value-type="float" office:value="403306" calcext:value-type="float">
            <text:p>40330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6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EWELL, SAMUEL E JR &amp; KATHRYN H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20-11-16" calcext:value-type="date">
            <text:p>11/16/20</text:p>
          </table:table-cell>
          <table:table-cell office:value-type="float" office:value="689000" calcext:value-type="float">
            <text:p>689000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48" calcext:value-type="float">
            <text:p>47964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8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POOLE, CAROL J TRUSTEE; CAROL J. POOLE REVOCABLE TRUST</text:p>
          </table:table-cell>
          <table:table-cell office:value-type="float" office:value="2352" calcext:value-type="float">
            <text:p>2352</text:p>
          </table:table-cell>
          <table:table-cell office:value-type="date" office:date-value="2020-07-28" calcext:value-type="date">
            <text:p>07/28/20</text:p>
          </table:table-cell>
          <table:table-cell office:value-type="float" office:value="639000" calcext:value-type="float">
            <text:p>639000</text:p>
          </table:table-cell>
          <table:table-cell office:value-type="float" office:value="950105" calcext:value-type="float">
            <text:p>950105</text:p>
          </table:table-cell>
          <table:table-cell office:value-type="float" office:value="403723" calcext:value-type="float">
            <text:p>40372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3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BEASLEY, JULIA W</text:p>
          </table:table-cell>
          <table:table-cell office:value-type="float" office:value="2352" calcext:value-type="float">
            <text:p>2352</text:p>
          </table:table-cell>
          <table:table-cell office:value-type="date" office:date-value="2020-07-20" calcext:value-type="date">
            <text:p>07/20/20</text:p>
          </table:table-cell>
          <table:table-cell office:value-type="float" office:value="639000" calcext:value-type="float">
            <text:p>639000</text:p>
          </table:table-cell>
          <table:table-cell office:value-type="float" office:value="845332" calcext:value-type="float">
            <text:p>845332</text:p>
          </table:table-cell>
          <table:table-cell office:value-type="float" office:value="403308" calcext:value-type="float">
            <text:p>40330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8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GAMERDINGER, GEORGE W TRUSTEE; CRAIG, KIM TRUSTEE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18-09-19" calcext:value-type="date">
            <text:p>09/19/18</text:p>
          </table:table-cell>
          <table:table-cell office:value-type="float" office:value="594000" calcext:value-type="float">
            <text:p>594000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49" calcext:value-type="float">
            <text:p>46154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49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HARTZOG, JOY L</text:p>
          </table:table-cell>
          <table:table-cell office:value-type="float" office:value="1518" calcext:value-type="float">
            <text:p>1518</text:p>
          </table:table-cell>
          <table:table-cell office:value-type="date" office:date-value="2010-01-07" calcext:value-type="date">
            <text:p>01/07/10</text:p>
          </table:table-cell>
          <table:table-cell office:value-type="float" office:value="537500" calcext:value-type="float">
            <text:p>537500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394" calcext:value-type="float">
            <text:p>40339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4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LARSON, JUDITH</text:p>
          </table:table-cell>
          <table:table-cell office:value-type="float" office:value="1494" calcext:value-type="float">
            <text:p>1494</text:p>
          </table:table-cell>
          <table:table-cell office:value-type="date" office:date-value="2021-07-06" calcext:value-type="date">
            <text:p>07/06/21</text:p>
          </table:table-cell>
          <table:table-cell office:value-type="float" office:value="562500" calcext:value-type="float">
            <text:p>562500</text:p>
          </table:table-cell>
          <table:table-cell office:value-type="float" office:value="645710" calcext:value-type="float">
            <text:p>645710</text:p>
          </table:table-cell>
          <table:table-cell office:value-type="float" office:value="403397" calcext:value-type="float">
            <text:p>40339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7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LONG, EILEEN G TRUSTEE; LONG, BILL L TRUSTEE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20-11-17" calcext:value-type="date">
            <text:p>11/17/20</text:p>
          </table:table-cell>
          <table:table-cell office:value-type="float" office:value="630000" calcext:value-type="float">
            <text:p>63000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49" calcext:value-type="float">
            <text:p>47964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49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DICKINSON, JOHN ROBERT JR TRUSTEE; JOHN ROBERT DICKINSON JR RVCBLE TRU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float" office:value="551000" calcext:value-type="float">
            <text:p>55100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50" calcext:value-type="float">
            <text:p>46155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50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CURTI, ANNE M TRUSTEE; THE ANNE M CURTI TRUST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50" calcext:value-type="float">
            <text:p>47965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50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COOK, NORMA BAKER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18-10-17" calcext:value-type="date">
            <text:p>10/17/18</text:p>
          </table:table-cell>
          <table:table-cell office:value-type="float" office:value="477000" calcext:value-type="float">
            <text:p>477000</text:p>
          </table:table-cell>
          <table:table-cell office:value-type="float" office:value="466559" calcext:value-type="float">
            <text:p>466559</text:p>
          </table:table-cell>
          <table:table-cell office:value-type="float" office:value="461551" calcext:value-type="float">
            <text:p>46155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51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ROBERG, THOMAS H TRUSTEE; ROBERG, JUNE K TRUSTEE</text:p>
          </table:table-cell>
          <table:table-cell office:value-type="float" office:value="2526" calcext:value-type="float">
            <text:p>2526</text:p>
          </table:table-cell>
          <table:table-cell office:value-type="date" office:date-value="2015-10-19" calcext:value-type="date">
            <text:p>10/19/15</text:p>
          </table:table-cell>
          <table:table-cell office:value-type="float" office:value="666000" calcext:value-type="float">
            <text:p>666000</text:p>
          </table:table-cell>
          <table:table-cell office:value-type="float" office:value="873476" calcext:value-type="float">
            <text:p>873476</text:p>
          </table:table-cell>
          <table:table-cell office:value-type="float" office:value="403310" calcext:value-type="float">
            <text:p>403310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0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HAIGLER, PEGGY JELKS</text:p>
          </table:table-cell>
          <table:table-cell office:value-type="float" office:value="2526" calcext:value-type="float">
            <text:p>2526</text:p>
          </table:table-cell>
          <table:table-cell office:value-type="date" office:date-value="2008-12-10" calcext:value-type="date">
            <text:p>12/10/08</text:p>
          </table:table-cell>
          <table:table-cell office:value-type="float" office:value="639000" calcext:value-type="float">
            <text:p>639000</text:p>
          </table:table-cell>
          <table:table-cell office:value-type="float" office:value="873476" calcext:value-type="float">
            <text:p>873476</text:p>
          </table:table-cell>
          <table:table-cell office:value-type="float" office:value="403725" calcext:value-type="float">
            <text:p>40372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5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BROWN, SAM P &amp; LUCILLE C</text:p>
          </table:table-cell>
          <table:table-cell office:value-type="float" office:value="1288" calcext:value-type="float">
            <text:p>1288</text:p>
          </table:table-cell>
          <table:table-cell office:value-type="date" office:date-value="2008-10-28" calcext:value-type="date">
            <text:p>10/28/08</text:p>
          </table:table-cell>
          <table:table-cell office:value-type="float" office:value="455000" calcext:value-type="float">
            <text:p>455000</text:p>
          </table:table-cell>
          <table:table-cell office:value-type="float" office:value="530885" calcext:value-type="float">
            <text:p>530885</text:p>
          </table:table-cell>
          <table:table-cell office:value-type="float" office:value="403399" calcext:value-type="float">
            <text:p>40339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99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TRUSTEE OF THE JOAN JEANETTE PATTER</text:p>
          </table:table-cell>
          <table:table-cell office:value-type="float" office:value="1288" calcext:value-type="float">
            <text:p>1288</text:p>
          </table:table-cell>
          <table:table-cell office:value-type="date" office:date-value="2022-07-20" calcext:value-type="date">
            <text:p>07/20/22</text:p>
          </table:table-cell>
          <table:table-cell office:value-type="float" office:value="441000" calcext:value-type="float">
            <text:p>441000</text:p>
          </table:table-cell>
          <table:table-cell office:value-type="float" office:value="530885" calcext:value-type="float">
            <text:p>530885</text:p>
          </table:table-cell>
          <table:table-cell office:value-type="float" office:value="403401" calcext:value-type="float">
            <text:p>40340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401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FRIERSON, ROBERT DEVERE TRUSTEE; FRIERSON, VICTORIA RILEY TRUSTEE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21-08-10" calcext:value-type="date">
            <text:p>08/10/21</text:p>
          </table:table-cell>
          <table:table-cell office:value-type="float" office:value="914000" calcext:value-type="float">
            <text:p>914000</text:p>
          </table:table-cell>
          <table:table-cell office:value-type="float" office:value="887732" calcext:value-type="float">
            <text:p>887732</text:p>
          </table:table-cell>
          <table:table-cell office:value-type="float" office:value="403313" calcext:value-type="float">
            <text:p>40331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3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CICHOCKI, JOSEPH &amp; MARY M</text:p>
          </table:table-cell>
          <table:table-cell office:value-type="float" office:value="1203" calcext:value-type="float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float" office:value="545000" calcext:value-type="float">
            <text:p>545000</text:p>
          </table:table-cell>
          <table:table-cell office:value-type="float" office:value="466559" calcext:value-type="float">
            <text:p>466559</text:p>
          </table:table-cell>
          <table:table-cell office:value-type="float" office:value="479651" calcext:value-type="float">
            <text:p>47965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51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MCCULLOUGH, JEANETTE G TRUSTEE; TRUSTEE OF JEANETTE G MCCULLOUGH RE</text:p>
          </table:table-cell>
          <table:table-cell office:value-type="float" office:value="1205" calcext:value-type="float">
            <text:p>1205</text:p>
          </table:table-cell>
          <table:table-cell office:value-type="date" office:date-value="2018-09-19" calcext:value-type="date">
            <text:p>09/19/18</text:p>
          </table:table-cell>
          <table:table-cell office:value-type="float" office:value="477000" calcext:value-type="float">
            <text:p>477000</text:p>
          </table:table-cell>
          <table:table-cell office:value-type="float" office:value="467339" calcext:value-type="float">
            <text:p>467339</text:p>
          </table:table-cell>
          <table:table-cell office:value-type="float" office:value="461552" calcext:value-type="float">
            <text:p>46155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52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VAUGHAN, CHARLES JOSEPH; VAUGHAN, MARYANN PATRICIA</text:p>
          </table:table-cell>
          <table:table-cell office:value-type="float" office:value="2259" calcext:value-type="float">
            <text:p>2259</text:p>
          </table:table-cell>
          <table:table-cell office:value-type="date" office:date-value="2016-12-13" calcext:value-type="date">
            <text:p>12/13/16</text:p>
          </table:table-cell>
          <table:table-cell office:value-type="float" office:value="761000" calcext:value-type="float">
            <text:p>761000</text:p>
          </table:table-cell>
          <table:table-cell office:value-type="float" office:value="883262" calcext:value-type="float">
            <text:p>883262</text:p>
          </table:table-cell>
          <table:table-cell office:value-type="float" office:value="403728" calcext:value-type="float">
            <text:p>403728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8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WILSON, L GEORGE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21-10-08" calcext:value-type="date">
            <text:p>10/08/21</text:p>
          </table:table-cell>
          <table:table-cell office:value-type="float" office:value="581000" calcext:value-type="float">
            <text:p>581000</text:p>
          </table:table-cell>
          <table:table-cell office:value-type="float" office:value="566105" calcext:value-type="float">
            <text:p>566105</text:p>
          </table:table-cell>
          <table:table-cell office:value-type="float" office:value="403727" calcext:value-type="float">
            <text:p>40372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7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SMITH, MARGUERITE M</text:p>
          </table:table-cell>
          <table:table-cell office:value-type="float" office:value="1450" calcext:value-type="float">
            <text:p>1450</text:p>
          </table:table-cell>
          <table:table-cell office:value-type="date" office:date-value="2021-03-18" calcext:value-type="date">
            <text:p>03/18/21</text:p>
          </table:table-cell>
          <table:table-cell office:value-type="float" office:value="581000" calcext:value-type="float">
            <text:p>581000</text:p>
          </table:table-cell>
          <table:table-cell office:value-type="float" office:value="534605" calcext:value-type="float">
            <text:p>534605</text:p>
          </table:table-cell>
          <table:table-cell office:value-type="float" office:value="403312" calcext:value-type="float">
            <text:p>40331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2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GARDINER, THOMAS ROSS TRUSTEE; GARDINER, JEAN MARIE TRUSTEE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20-11-16" calcext:value-type="date">
            <text:p>11/16/20</text:p>
          </table:table-cell>
          <table:table-cell office:value-type="float" office:value="639000" calcext:value-type="float">
            <text:p>63900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79652" calcext:value-type="float">
            <text:p>47965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52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MASNARI, JUDY E TRUSTEE; MASNARI LIVING TRUST THE</text:p>
          </table:table-cell>
          <table:table-cell office:value-type="float" office:value="1576" calcext:value-type="float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float" office:value="551000" calcext:value-type="float">
            <text:p>551000</text:p>
          </table:table-cell>
          <table:table-cell office:value-type="float" office:value="548903" calcext:value-type="float">
            <text:p>548903</text:p>
          </table:table-cell>
          <table:table-cell office:value-type="float" office:value="461553" calcext:value-type="float">
            <text:p>46155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53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MCGEE, LINDA C</text:p>
          </table:table-cell>
          <table:table-cell office:value-type="float" office:value="1494" calcext:value-type="float">
            <text:p>1494</text:p>
          </table:table-cell>
          <table:table-cell office:value-type="date" office:date-value="2008-12-11" calcext:value-type="date">
            <text:p>12/11/08</text:p>
          </table:table-cell>
          <table:table-cell office:value-type="float" office:value="414000" calcext:value-type="float">
            <text:p>414000</text:p>
          </table:table-cell>
          <table:table-cell office:value-type="float" office:value="645710" calcext:value-type="float">
            <text:p>645710</text:p>
          </table:table-cell>
          <table:table-cell office:value-type="float" office:value="403403" calcext:value-type="float">
            <text:p>4034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403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FOUNTAIN, VINTON E III TRUSTEE; VINTON E FOUNTAIN JR REVOCABLE TRUS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22-01-14" calcext:value-type="date">
            <text:p>01/14/22</text:p>
          </table:table-cell>
          <table:table-cell office:value-type="float" office:value="855000" calcext:value-type="float">
            <text:p>855000</text:p>
          </table:table-cell>
          <table:table-cell office:value-type="float" office:value="710574" calcext:value-type="float">
            <text:p>710574</text:p>
          </table:table-cell>
          <table:table-cell office:value-type="float" office:value="403311" calcext:value-type="float">
            <text:p>403311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1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CLARK, THOMAS SNELL TRUSTEE; CLARK, LILY ROSE TRUSTEE</text:p>
          </table:table-cell>
          <table:table-cell office:value-type="float" office:value="2099" calcext:value-type="float">
            <text:p>2099</text:p>
          </table:table-cell>
          <table:table-cell office:value-type="date" office:date-value="2021-12-29" calcext:value-type="date">
            <text:p>12/29/21</text:p>
          </table:table-cell>
          <table:table-cell office:value-type="float" office:value="675000" calcext:value-type="float">
            <text:p>675000</text:p>
          </table:table-cell>
          <table:table-cell office:value-type="float" office:value="773689" calcext:value-type="float">
            <text:p>773689</text:p>
          </table:table-cell>
          <table:table-cell office:value-type="float" office:value="403726" calcext:value-type="float">
            <text:p>40372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6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HARTUNG, RALPH &amp; LOUISE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20-11-10" calcext:value-type="date">
            <text:p>11/10/20</text:p>
          </table:table-cell>
          <table:table-cell office:value-type="float" office:value="689000" calcext:value-type="float">
            <text:p>689000</text:p>
          </table:table-cell>
          <table:table-cell office:value-type="float" office:value="593116" calcext:value-type="float">
            <text:p>593116</text:p>
          </table:table-cell>
          <table:table-cell office:value-type="float" office:value="479653" calcext:value-type="float">
            <text:p>47965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53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HESTER, RONALD S TRUSTEE; HESTER, SYLVIA B TRUSTEE</text:p>
          </table:table-cell>
          <table:table-cell office:value-type="float" office:value="1895" calcext:value-type="float">
            <text:p>1895</text:p>
          </table:table-cell>
          <table:table-cell office:value-type="date" office:date-value="2018-09-25" calcext:value-type="date">
            <text:p>09/25/18</text:p>
          </table:table-cell>
          <table:table-cell office:value-type="float" office:value="594000" calcext:value-type="float">
            <text:p>594000</text:p>
          </table:table-cell>
          <table:table-cell office:value-type="float" office:value="593116" calcext:value-type="float">
            <text:p>593116</text:p>
          </table:table-cell>
          <table:table-cell office:value-type="float" office:value="461554" calcext:value-type="float">
            <text:p>46155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54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BURGESS, PETER H</text:p>
          </table:table-cell>
          <table:table-cell office:value-type="float" office:value="1240" calcext:value-type="float">
            <text:p>1240</text:p>
          </table:table-cell>
          <table:table-cell office:value-type="date" office:date-value="2008-10-14" calcext:value-type="date">
            <text:p>10/14/08</text:p>
          </table:table-cell>
          <table:table-cell office:value-type="float" office:value="351000" calcext:value-type="float">
            <text:p>351000</text:p>
          </table:table-cell>
          <table:table-cell office:value-type="float" office:value="395246" calcext:value-type="float">
            <text:p>395246</text:p>
          </table:table-cell>
          <table:table-cell office:value-type="float" office:value="403405" calcext:value-type="float">
            <text:p>40340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405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SHAFFER, WILLIAM A &amp; ELLEN D</text:p>
          </table:table-cell>
          <table:table-cell office:value-type="float" office:value="1217" calcext:value-type="float">
            <text:p>1217</text:p>
          </table:table-cell>
          <table:table-cell office:value-type="date" office:date-value="2022-05-31" calcext:value-type="date">
            <text:p>05/31/22</text:p>
          </table:table-cell>
          <table:table-cell office:value-type="float" office:value="495000" calcext:value-type="float">
            <text:p>495000</text:p>
          </table:table-cell>
          <table:table-cell office:value-type="float" office:value="402380" calcext:value-type="float">
            <text:p>402380</text:p>
          </table:table-cell>
          <table:table-cell office:value-type="float" office:value="461555" calcext:value-type="float">
            <text:p>46155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55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RENNAN, JOHN M</text:p>
          </table:table-cell>
          <table:table-cell office:value-type="float" office:value="1217" calcext:value-type="float">
            <text:p>1217</text:p>
          </table:table-cell>
          <table:table-cell office:value-type="date" office:date-value="2021-07-30" calcext:value-type="date">
            <text:p>07/30/21</text:p>
          </table:table-cell>
          <table:table-cell office:value-type="float" office:value="495000" calcext:value-type="float">
            <text:p>495000</text:p>
          </table:table-cell>
          <table:table-cell office:value-type="float" office:value="402380" calcext:value-type="float">
            <text:p>402380</text:p>
          </table:table-cell>
          <table:table-cell office:value-type="float" office:value="479654" calcext:value-type="float">
            <text:p>47965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54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MUDGE, HARLEY L JR &amp; MARILYN R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20-09-18" calcext:value-type="date">
            <text:p>09/18/20</text:p>
          </table:table-cell>
          <table:table-cell office:value-type="float" office:value="617000" calcext:value-type="float">
            <text:p>617000</text:p>
          </table:table-cell>
          <table:table-cell office:value-type="float" office:value="627288" calcext:value-type="float">
            <text:p>627288</text:p>
          </table:table-cell>
          <table:table-cell office:value-type="float" office:value="403309" calcext:value-type="float">
            <text:p>40330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09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SCHEELER, C RONALD &amp; NANCY T</text:p>
          </table:table-cell>
          <table:table-cell office:value-type="float" office:value="1754" calcext:value-type="float">
            <text:p>1754</text:p>
          </table:table-cell>
          <table:table-cell office:value-type="date" office:date-value="2015-12-21" calcext:value-type="date">
            <text:p>12/21/15</text:p>
          </table:table-cell>
          <table:table-cell office:value-type="float" office:value="583500" calcext:value-type="float">
            <text:p>583500</text:p>
          </table:table-cell>
          <table:table-cell office:value-type="float" office:value="609044" calcext:value-type="float">
            <text:p>609044</text:p>
          </table:table-cell>
          <table:table-cell office:value-type="float" office:value="403724" calcext:value-type="float">
            <text:p>40372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4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OSS, ARTHUR III &amp; JEAN G</text:p>
          </table:table-cell>
          <table:table-cell office:value-type="float" office:value="1806" calcext:value-type="float">
            <text:p>1806</text:p>
          </table:table-cell>
          <table:table-cell office:value-type="date" office:date-value="2022-05-26" calcext:value-type="date">
            <text:p>05/26/22</text:p>
          </table:table-cell>
          <table:table-cell office:value-type="float" office:value="720000" calcext:value-type="float">
            <text:p>720000</text:p>
          </table:table-cell>
          <table:table-cell office:value-type="float" office:value="601933" calcext:value-type="float">
            <text:p>601933</text:p>
          </table:table-cell>
          <table:table-cell office:value-type="float" office:value="403404" calcext:value-type="float">
            <text:p>40340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404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HOGGARD, JOANNE</text:p>
          </table:table-cell>
          <table:table-cell office:value-type="float" office:value="1066" calcext:value-type="float">
            <text:p>1066</text:p>
          </table:table-cell>
          <table:table-cell office:value-type="date" office:date-value="2022-04-26" calcext:value-type="date">
            <text:p>04/26/22</text:p>
          </table:table-cell>
          <table:table-cell office:value-type="float" office:value="369000" calcext:value-type="float">
            <text:p>369000</text:p>
          </table:table-cell>
          <table:table-cell office:value-type="float" office:value="353603" calcext:value-type="float">
            <text:p>353603</text:p>
          </table:table-cell>
          <table:table-cell office:value-type="float" office:value="403729" calcext:value-type="float">
            <text:p>403729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729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TIRMAN, JERRY A &amp; LINDA R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20-11-18" calcext:value-type="date">
            <text:p>11/18/20</text:p>
          </table:table-cell>
          <table:table-cell office:value-type="float" office:value="590000" calcext:value-type="float">
            <text:p>590000</text:p>
          </table:table-cell>
          <table:table-cell office:value-type="float" office:value="530190" calcext:value-type="float">
            <text:p>530190</text:p>
          </table:table-cell>
          <table:table-cell office:value-type="float" office:value="479655" calcext:value-type="float">
            <text:p>47965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79655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'SULLIVAN, JANICE H</text:p>
          </table:table-cell>
          <table:table-cell office:value-type="float" office:value="1066" calcext:value-type="float">
            <text:p>1066</text:p>
          </table:table-cell>
          <table:table-cell office:value-type="date" office:date-value="2019-09-03" calcext:value-type="date">
            <text:p>09/03/19</text:p>
          </table:table-cell>
          <table:table-cell office:value-type="float" office:value="351000" calcext:value-type="float">
            <text:p>351000</text:p>
          </table:table-cell>
          <table:table-cell office:value-type="float" office:value="353603" calcext:value-type="float">
            <text:p>353603</text:p>
          </table:table-cell>
          <table:table-cell office:value-type="float" office:value="403314" calcext:value-type="float">
            <text:p>403314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4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PIPKIN, ASHMEAD P; PIPKIN, MARJORIE A</text:p>
          </table:table-cell>
          <table:table-cell office:value-type="float" office:value="1692" calcext:value-type="float">
            <text:p>1692</text:p>
          </table:table-cell>
          <table:table-cell office:value-type="date" office:date-value="2018-09-25" calcext:value-type="date">
            <text:p>09/25/18</text:p>
          </table:table-cell>
          <table:table-cell office:value-type="float" office:value="538000" calcext:value-type="float">
            <text:p>538000</text:p>
          </table:table-cell>
          <table:table-cell office:value-type="float" office:value="564935" calcext:value-type="float">
            <text:p>564935</text:p>
          </table:table-cell>
          <table:table-cell office:value-type="float" office:value="461556" calcext:value-type="float">
            <text:p>46155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61556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MCCLURE, THOMAS &amp; WILMA</text:p>
          </table:table-cell>
          <table:table-cell office:value-type="float" office:value="1411" calcext:value-type="float">
            <text:p>1411</text:p>
          </table:table-cell>
          <table:table-cell office:value-type="date" office:date-value="2022-06-02" calcext:value-type="date">
            <text:p>06/02/22</text:p>
          </table:table-cell>
          <table:table-cell office:value-type="float" office:value="473000" calcext:value-type="float">
            <text:p>473000</text:p>
          </table:table-cell>
          <table:table-cell office:value-type="float" office:value="473267" calcext:value-type="float">
            <text:p>473267</text:p>
          </table:table-cell>
          <table:table-cell office:value-type="float" office:value="403402" calcext:value-type="float">
            <text:p>403402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402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string" calcext:value-type="string">
            <text:p>524A</text:p>
          </table:table-cell>
          <table:table-cell office:value-type="string" calcext:value-type="string">
            <text:p>HEFFRING, PETER A &amp; DONNA T</text:p>
          </table:table-cell>
          <table:table-cell office:value-type="float" office:value="1518" calcext:value-type="float">
            <text:p>1518</text:p>
          </table:table-cell>
          <table:table-cell office:value-type="date" office:date-value="2008-11-12" calcext:value-type="date">
            <text:p>11/12/08</text:p>
          </table:table-cell>
          <table:table-cell office:value-type="float" office:value="468000" calcext:value-type="float">
            <text:p>468000</text:p>
          </table:table-cell>
          <table:table-cell office:value-type="float" office:value="607634" calcext:value-type="float">
            <text:p>607634</text:p>
          </table:table-cell>
          <table:table-cell office:value-type="float" office:value="403406" calcext:value-type="float">
            <text:p>40340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406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string" calcext:value-type="string">
            <text:p>BLD A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string" calcext:value-type="string">
            <text:p>BLD B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string" calcext:value-type="string">
            <text:p>BLD C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710" calcext:value-type="float">
            <text:p>8710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602" calcext:value-type="float">
            <text:p>86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604" calcext:value-type="float">
            <text:p>86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606" calcext:value-type="float">
            <text:p>86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606" calcext:value-type="float">
            <text:p>8606</text:p>
          </table:table-cell>
          <table:table-cell/>
          <table:table-cell office:value-type="string" calcext:value-type="string">
            <text:p>CHRISTENSEN, GARY M &amp; ANNE I</text:p>
          </table:table-cell>
          <table:table-cell office:value-type="float" office:value="3360" calcext:value-type="float">
            <text:p>3360</text:p>
          </table:table-cell>
          <table:table-cell office:value-type="date" office:date-value="2023-04-21" calcext:value-type="date">
            <text:p>04/21/23</text:p>
          </table:table-cell>
          <table:table-cell office:value-type="float" office:value="855000" calcext:value-type="float">
            <text:p>855000</text:p>
          </table:table-cell>
          <table:table-cell office:value-type="float" office:value="1053962" calcext:value-type="float">
            <text:p>1053962</text:p>
          </table:table-cell>
          <table:table-cell office:value-type="float" office:value="404205" calcext:value-type="float">
            <text:p>40420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4205</text:p>
          </table:table-cell>
        </table:table-row>
        <table:table-row table:style-name="ro1">
          <table:table-cell office:value-type="float" office:value="8741" calcext:value-type="float">
            <text:p>8741</text:p>
          </table:table-cell>
          <table:table-cell/>
          <table:table-cell office:value-type="string" calcext:value-type="string">
            <text:p>WEISS, RICHARD &amp; JANICE</text:p>
          </table:table-cell>
          <table:table-cell office:value-type="float" office:value="2470" calcext:value-type="float">
            <text:p>2470</text:p>
          </table:table-cell>
          <table:table-cell office:value-type="date" office:date-value="2023-04-03" calcext:value-type="date">
            <text:p>04/03/23</text:p>
          </table:table-cell>
          <table:table-cell office:value-type="float" office:value="1463000" calcext:value-type="float">
            <text:p>1463000</text:p>
          </table:table-cell>
          <table:table-cell office:value-type="float" office:value="808539" calcext:value-type="float">
            <text:p>808539</text:p>
          </table:table-cell>
          <table:table-cell office:value-type="float" office:value="403334" calcext:value-type="float">
            <text:p>403334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4</text:p>
          </table:table-cell>
        </table:table-row>
        <table:table-row table:style-name="ro1">
          <table:table-cell office:value-type="float" office:value="8744" calcext:value-type="float">
            <text:p>8744</text:p>
          </table:table-cell>
          <table:table-cell/>
          <table:table-cell office:value-type="string" calcext:value-type="string">
            <text:p>EASTERLE, ROBERT J &amp; LINDA R</text:p>
          </table:table-cell>
          <table:table-cell office:value-type="float" office:value="3563" calcext:value-type="float">
            <text:p>3563</text:p>
          </table:table-cell>
          <table:table-cell office:value-type="date" office:date-value="2023-03-17" calcext:value-type="date">
            <text:p>03/17/23</text:p>
          </table:table-cell>
          <table:table-cell office:value-type="float" office:value="1805000" calcext:value-type="float">
            <text:p>1805000</text:p>
          </table:table-cell>
          <table:table-cell office:value-type="float" office:value="1063695" calcext:value-type="float">
            <text:p>1063695</text:p>
          </table:table-cell>
          <table:table-cell office:value-type="float" office:value="403318" calcext:value-type="float">
            <text:p>403318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18</text:p>
          </table:table-cell>
        </table:table-row>
        <table:table-row table:style-name="ro1">
          <table:table-cell office:value-type="float" office:value="8722" calcext:value-type="float">
            <text:p>8722</text:p>
          </table:table-cell>
          <table:table-cell/>
          <table:table-cell office:value-type="string" calcext:value-type="string">
            <text:p>STIEFEL, CHARLES W &amp; DANEEN</text:p>
          </table:table-cell>
          <table:table-cell office:value-type="float" office:value="2471" calcext:value-type="float">
            <text:p>2471</text:p>
          </table:table-cell>
          <table:table-cell office:value-type="date" office:date-value="2022-12-06" calcext:value-type="date">
            <text:p>12/06/22</text:p>
          </table:table-cell>
          <table:table-cell office:value-type="float" office:value="1620000" calcext:value-type="float">
            <text:p>1620000</text:p>
          </table:table-cell>
          <table:table-cell office:value-type="float" office:value="810065" calcext:value-type="float">
            <text:p>810065</text:p>
          </table:table-cell>
          <table:table-cell office:value-type="float" office:value="403329" calcext:value-type="float">
            <text:p>403329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9</text:p>
          </table:table-cell>
        </table:table-row>
        <table:table-row table:style-name="ro1">
          <table:table-cell office:value-type="float" office:value="8729" calcext:value-type="float">
            <text:p>8729</text:p>
          </table:table-cell>
          <table:table-cell/>
          <table:table-cell office:value-type="string" calcext:value-type="string">
            <text:p>KLAUDA, HARRY C &amp; KATHERINE A</text:p>
          </table:table-cell>
          <table:table-cell office:value-type="float" office:value="3568" calcext:value-type="float">
            <text:p>3568</text:p>
          </table:table-cell>
          <table:table-cell office:value-type="date" office:date-value="2022-06-22" calcext:value-type="date">
            <text:p>06/22/22</text:p>
          </table:table-cell>
          <table:table-cell office:value-type="float" office:value="1251000" calcext:value-type="float">
            <text:p>1251000</text:p>
          </table:table-cell>
          <table:table-cell office:value-type="float" office:value="1081940" calcext:value-type="float">
            <text:p>1081940</text:p>
          </table:table-cell>
          <table:table-cell office:value-type="float" office:value="403339" calcext:value-type="float">
            <text:p>403339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9</text:p>
          </table:table-cell>
        </table:table-row>
        <table:table-row table:style-name="ro1">
          <table:table-cell office:value-type="float" office:value="8714" calcext:value-type="float">
            <text:p>8714</text:p>
          </table:table-cell>
          <table:table-cell/>
          <table:table-cell office:value-type="string" calcext:value-type="string">
            <text:p>HSF RALEIGH LLC</text:p>
          </table:table-cell>
          <table:table-cell office:value-type="float" office:value="2645" calcext:value-type="float">
            <text:p>2645</text:p>
          </table:table-cell>
          <table:table-cell office:value-type="date" office:date-value="2022-05-13" calcext:value-type="date">
            <text:p>05/13/22</text:p>
          </table:table-cell>
          <table:table-cell office:value-type="float" office:value="1305000" calcext:value-type="float">
            <text:p>1305000</text:p>
          </table:table-cell>
          <table:table-cell office:value-type="float" office:value="923143" calcext:value-type="float">
            <text:p>923143</text:p>
          </table:table-cell>
          <table:table-cell office:value-type="float" office:value="403333" calcext:value-type="float">
            <text:p>403333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3</text:p>
          </table:table-cell>
        </table:table-row>
        <table:table-row table:style-name="ro1">
          <table:table-cell office:value-type="float" office:value="8711" calcext:value-type="float">
            <text:p>8711</text:p>
          </table:table-cell>
          <table:table-cell/>
          <table:table-cell office:value-type="string" calcext:value-type="string">
            <text:p>MILES, JAMES E &amp; GAY CHANDLER</text:p>
          </table:table-cell>
          <table:table-cell office:value-type="float" office:value="2832" calcext:value-type="float">
            <text:p>2832</text:p>
          </table:table-cell>
          <table:table-cell office:value-type="date" office:date-value="2022-02-04" calcext:value-type="date">
            <text:p>02/04/22</text:p>
          </table:table-cell>
          <table:table-cell office:value-type="float" office:value="1341000" calcext:value-type="float">
            <text:p>1341000</text:p>
          </table:table-cell>
          <table:table-cell office:value-type="float" office:value="908576" calcext:value-type="float">
            <text:p>908576</text:p>
          </table:table-cell>
          <table:table-cell office:value-type="float" office:value="403343" calcext:value-type="float">
            <text:p>403343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3</text:p>
          </table:table-cell>
        </table:table-row>
        <table:table-row table:style-name="ro1">
          <table:table-cell office:value-type="float" office:value="8736" calcext:value-type="float">
            <text:p>8736</text:p>
          </table:table-cell>
          <table:table-cell/>
          <table:table-cell office:value-type="string" calcext:value-type="string">
            <text:p>LAIRD, CLINTON S &amp; MARY LEE</text:p>
          </table:table-cell>
          <table:table-cell office:value-type="float" office:value="2228" calcext:value-type="float">
            <text:p>2228</text:p>
          </table:table-cell>
          <table:table-cell office:value-type="date" office:date-value="2021-09-22" calcext:value-type="date">
            <text:p>09/22/21</text:p>
          </table:table-cell>
          <table:table-cell office:value-type="float" office:value="1080000" calcext:value-type="float">
            <text:p>1080000</text:p>
          </table:table-cell>
          <table:table-cell office:value-type="float" office:value="745381" calcext:value-type="float">
            <text:p>745381</text:p>
          </table:table-cell>
          <table:table-cell office:value-type="float" office:value="403322" calcext:value-type="float">
            <text:p>403322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2</text:p>
          </table:table-cell>
        </table:table-row>
        <table:table-row table:style-name="ro1">
          <table:table-cell office:value-type="float" office:value="8808" calcext:value-type="float">
            <text:p>8808</text:p>
          </table:table-cell>
          <table:table-cell/>
          <table:table-cell office:value-type="string" calcext:value-type="string">
            <text:p>GREENWAY, DENNIS C &amp; MARY LU</text:p>
          </table:table-cell>
          <table:table-cell office:value-type="float" office:value="2954" calcext:value-type="float">
            <text:p>2954</text:p>
          </table:table-cell>
          <table:table-cell office:value-type="date" office:date-value="2021-09-15" calcext:value-type="date">
            <text:p>09/15/21</text:p>
          </table:table-cell>
          <table:table-cell office:value-type="float" office:value="1233000" calcext:value-type="float">
            <text:p>1233000</text:p>
          </table:table-cell>
          <table:table-cell office:value-type="float" office:value="895395" calcext:value-type="float">
            <text:p>895395</text:p>
          </table:table-cell>
          <table:table-cell office:value-type="float" office:value="403316" calcext:value-type="float">
            <text:p>40331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6</text:p>
          </table:table-cell>
        </table:table-row>
        <table:table-row table:style-name="ro1">
          <table:table-cell office:value-type="float" office:value="8806" calcext:value-type="float">
            <text:p>8806</text:p>
          </table:table-cell>
          <table:table-cell/>
          <table:table-cell office:value-type="string" calcext:value-type="string">
            <text:p>NORMAN, DANIEL W &amp; JANICE B</text:p>
          </table:table-cell>
          <table:table-cell office:value-type="float" office:value="2997" calcext:value-type="float">
            <text:p>2997</text:p>
          </table:table-cell>
          <table:table-cell office:value-type="date" office:date-value="2021-09-10" calcext:value-type="date">
            <text:p>09/10/21</text:p>
          </table:table-cell>
          <table:table-cell office:value-type="float" office:value="1260000" calcext:value-type="float">
            <text:p>1260000</text:p>
          </table:table-cell>
          <table:table-cell office:value-type="float" office:value="920377" calcext:value-type="float">
            <text:p>920377</text:p>
          </table:table-cell>
          <table:table-cell office:value-type="float" office:value="403317" calcext:value-type="float">
            <text:p>40331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7</text:p>
          </table:table-cell>
        </table:table-row>
        <table:table-row table:style-name="ro1">
          <table:table-cell office:value-type="float" office:value="8723" calcext:value-type="float">
            <text:p>8723</text:p>
          </table:table-cell>
          <table:table-cell/>
          <table:table-cell office:value-type="string" calcext:value-type="string">
            <text:p>SPENCER, WILLIAM HALL III; SPENCER, ANN LONG</text:p>
          </table:table-cell>
          <table:table-cell office:value-type="float" office:value="2221" calcext:value-type="float">
            <text:p>2221</text:p>
          </table:table-cell>
          <table:table-cell office:value-type="date" office:date-value="2021-06-15" calcext:value-type="date">
            <text:p>06/15/21</text:p>
          </table:table-cell>
          <table:table-cell office:value-type="float" office:value="562500" calcext:value-type="float">
            <text:p>562500</text:p>
          </table:table-cell>
          <table:table-cell office:value-type="float" office:value="751373" calcext:value-type="float">
            <text:p>751373</text:p>
          </table:table-cell>
          <table:table-cell office:value-type="float" office:value="403341" calcext:value-type="float">
            <text:p>403341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1</text:p>
          </table:table-cell>
        </table:table-row>
        <table:table-row table:style-name="ro1">
          <table:table-cell office:value-type="float" office:value="8731" calcext:value-type="float">
            <text:p>8731</text:p>
          </table:table-cell>
          <table:table-cell/>
          <table:table-cell office:value-type="string" calcext:value-type="string">
            <text:p>MILLER, RAYMOND ANDREW III; MILLER, LOUISE ANNE</text:p>
          </table:table-cell>
          <table:table-cell office:value-type="float" office:value="2742" calcext:value-type="float">
            <text:p>2742</text:p>
          </table:table-cell>
          <table:table-cell office:value-type="date" office:date-value="2021-01-15" calcext:value-type="date">
            <text:p>01/15/21</text:p>
          </table:table-cell>
          <table:table-cell office:value-type="float" office:value="968000" calcext:value-type="float">
            <text:p>968000</text:p>
          </table:table-cell>
          <table:table-cell office:value-type="float" office:value="853640" calcext:value-type="float">
            <text:p>853640</text:p>
          </table:table-cell>
          <table:table-cell office:value-type="float" office:value="403338" calcext:value-type="float">
            <text:p>403338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8</text:p>
          </table:table-cell>
        </table:table-row>
        <table:table-row table:style-name="ro1">
          <table:table-cell office:value-type="float" office:value="8604" calcext:value-type="float">
            <text:p>8604</text:p>
          </table:table-cell>
          <table:table-cell/>
          <table:table-cell office:value-type="string" calcext:value-type="string">
            <text:p>POTTER, LARRY D &amp; BARBARA L</text:p>
          </table:table-cell>
          <table:table-cell office:value-type="float" office:value="2626" calcext:value-type="float">
            <text:p>2626</text:p>
          </table:table-cell>
          <table:table-cell office:value-type="date" office:date-value="2020-10-09" calcext:value-type="date">
            <text:p>10/09/20</text:p>
          </table:table-cell>
          <table:table-cell office:value-type="float" office:value="968000" calcext:value-type="float">
            <text:p>968000</text:p>
          </table:table-cell>
          <table:table-cell office:value-type="float" office:value="833635" calcext:value-type="float">
            <text:p>833635</text:p>
          </table:table-cell>
          <table:table-cell office:value-type="float" office:value="409705" calcext:value-type="float">
            <text:p>40970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9705</text:p>
          </table:table-cell>
        </table:table-row>
        <table:table-row table:style-name="ro1">
          <table:table-cell office:value-type="float" office:value="8726" calcext:value-type="float">
            <text:p>8726</text:p>
          </table:table-cell>
          <table:table-cell/>
          <table:table-cell office:value-type="string" calcext:value-type="string">
            <text:p>HAILE, DONALD A &amp; MARY M</text:p>
          </table:table-cell>
          <table:table-cell office:value-type="float" office:value="2914" calcext:value-type="float">
            <text:p>2914</text:p>
          </table:table-cell>
          <table:table-cell office:value-type="date" office:date-value="2020-10-01" calcext:value-type="date">
            <text:p>10/01/20</text:p>
          </table:table-cell>
          <table:table-cell office:value-type="float" office:value="1035000" calcext:value-type="float">
            <text:p>1035000</text:p>
          </table:table-cell>
          <table:table-cell office:value-type="float" office:value="895539" calcext:value-type="float">
            <text:p>895539</text:p>
          </table:table-cell>
          <table:table-cell office:value-type="float" office:value="403327" calcext:value-type="float">
            <text:p>403327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7</text:p>
          </table:table-cell>
        </table:table-row>
        <table:table-row table:style-name="ro1">
          <table:table-cell office:value-type="float" office:value="8728" calcext:value-type="float">
            <text:p>8728</text:p>
          </table:table-cell>
          <table:table-cell/>
          <table:table-cell office:value-type="string" calcext:value-type="string">
            <text:p>ETHRIDGE, DANA J TRUSTEE; DANA J ETHRIDGE REVOCABLE TRUST</text:p>
          </table:table-cell>
          <table:table-cell office:value-type="float" office:value="2561" calcext:value-type="float">
            <text:p>2561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810000" calcext:value-type="float">
            <text:p>810000</text:p>
          </table:table-cell>
          <table:table-cell office:value-type="float" office:value="852706" calcext:value-type="float">
            <text:p>852706</text:p>
          </table:table-cell>
          <table:table-cell office:value-type="float" office:value="403326" calcext:value-type="float">
            <text:p>403326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6</text:p>
          </table:table-cell>
        </table:table-row>
        <table:table-row table:style-name="ro1">
          <table:table-cell office:value-type="float" office:value="8718" calcext:value-type="float">
            <text:p>8718</text:p>
          </table:table-cell>
          <table:table-cell/>
          <table:table-cell office:value-type="string" calcext:value-type="string">
            <text:p>DISBROW, CLIFFORD H &amp; SHEILA RYAN</text:p>
          </table:table-cell>
          <table:table-cell office:value-type="float" office:value="2317" calcext:value-type="float">
            <text:p>2317</text:p>
          </table:table-cell>
          <table:table-cell office:value-type="date" office:date-value="2019-09-27" calcext:value-type="date">
            <text:p>09/27/19</text:p>
          </table:table-cell>
          <table:table-cell office:value-type="float" office:value="963000" calcext:value-type="float">
            <text:p>963000</text:p>
          </table:table-cell>
          <table:table-cell office:value-type="float" office:value="960674" calcext:value-type="float">
            <text:p>960674</text:p>
          </table:table-cell>
          <table:table-cell office:value-type="float" office:value="403331" calcext:value-type="float">
            <text:p>403331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1</text:p>
          </table:table-cell>
        </table:table-row>
        <table:table-row table:style-name="ro1">
          <table:table-cell office:value-type="float" office:value="8730" calcext:value-type="float">
            <text:p>8730</text:p>
          </table:table-cell>
          <table:table-cell/>
          <table:table-cell office:value-type="string" calcext:value-type="string">
            <text:p>HARROD, KEITH &amp; ALICE</text:p>
          </table:table-cell>
          <table:table-cell office:value-type="float" office:value="3167" calcext:value-type="float">
            <text:p>3167</text:p>
          </table:table-cell>
          <table:table-cell office:value-type="date" office:date-value="2019-09-24" calcext:value-type="date">
            <text:p>09/24/19</text:p>
          </table:table-cell>
          <table:table-cell office:value-type="float" office:value="1215000" calcext:value-type="float">
            <text:p>1215000</text:p>
          </table:table-cell>
          <table:table-cell office:value-type="float" office:value="1214459" calcext:value-type="float">
            <text:p>1214459</text:p>
          </table:table-cell>
          <table:table-cell office:value-type="float" office:value="403325" calcext:value-type="float">
            <text:p>403325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5</text:p>
          </table:table-cell>
        </table:table-row>
        <table:table-row table:style-name="ro1">
          <table:table-cell office:value-type="float" office:value="8720" calcext:value-type="float">
            <text:p>8720</text:p>
          </table:table-cell>
          <table:table-cell/>
          <table:table-cell office:value-type="string" calcext:value-type="string">
            <text:p>MAINS, RAYMOND D &amp; MARILYNN R</text:p>
          </table:table-cell>
          <table:table-cell office:value-type="float" office:value="3850" calcext:value-type="float">
            <text:p>3850</text:p>
          </table:table-cell>
          <table:table-cell office:value-type="date" office:date-value="2019-04-18" calcext:value-type="date">
            <text:p>04/18/19</text:p>
          </table:table-cell>
          <table:table-cell office:value-type="float" office:value="1166000" calcext:value-type="float">
            <text:p>1166000</text:p>
          </table:table-cell>
          <table:table-cell office:value-type="float" office:value="1143041" calcext:value-type="float">
            <text:p>1143041</text:p>
          </table:table-cell>
          <table:table-cell office:value-type="float" office:value="403330" calcext:value-type="float">
            <text:p>403330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0</text:p>
          </table:table-cell>
        </table:table-row>
        <table:table-row table:style-name="ro1">
          <table:table-cell office:value-type="float" office:value="8709" calcext:value-type="float">
            <text:p>8709</text:p>
          </table:table-cell>
          <table:table-cell/>
          <table:table-cell office:value-type="string" calcext:value-type="string">
            <text:p>GREEN, ROBERT L</text:p>
          </table:table-cell>
          <table:table-cell office:value-type="float" office:value="2672" calcext:value-type="float">
            <text:p>2672</text:p>
          </table:table-cell>
          <table:table-cell office:value-type="date" office:date-value="2019-04-06" calcext:value-type="date">
            <text:p>04/06/19</text:p>
          </table:table-cell>
          <table:table-cell office:value-type="float" office:value="788000" calcext:value-type="float">
            <text:p>788000</text:p>
          </table:table-cell>
          <table:table-cell office:value-type="float" office:value="864863" calcext:value-type="float">
            <text:p>864863</text:p>
          </table:table-cell>
          <table:table-cell office:value-type="float" office:value="403344" calcext:value-type="float">
            <text:p>403344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4</text:p>
          </table:table-cell>
        </table:table-row>
        <table:table-row table:style-name="ro1">
          <table:table-cell office:value-type="float" office:value="8705" calcext:value-type="float">
            <text:p>8705</text:p>
          </table:table-cell>
          <table:table-cell/>
          <table:table-cell office:value-type="string" calcext:value-type="string">
            <text:p>WADDELL, EVANS &amp; LINDA L BAKER</text:p>
          </table:table-cell>
          <table:table-cell office:value-type="float" office:value="3010" calcext:value-type="float">
            <text:p>3010</text:p>
          </table:table-cell>
          <table:table-cell office:value-type="date" office:date-value="2017-12-29" calcext:value-type="date">
            <text:p>12/29/17</text:p>
          </table:table-cell>
          <table:table-cell office:value-type="float" office:value="891000" calcext:value-type="float">
            <text:p>891000</text:p>
          </table:table-cell>
          <table:table-cell office:value-type="float" office:value="950574" calcext:value-type="float">
            <text:p>950574</text:p>
          </table:table-cell>
          <table:table-cell office:value-type="float" office:value="403346" calcext:value-type="float">
            <text:p>403346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6</text:p>
          </table:table-cell>
        </table:table-row>
        <table:table-row table:style-name="ro1">
          <table:table-cell office:value-type="float" office:value="8810" calcext:value-type="float">
            <text:p>8810</text:p>
          </table:table-cell>
          <table:table-cell/>
          <table:table-cell office:value-type="string" calcext:value-type="string">
            <text:p>BRINLEY, THOMAS E SR &amp; MARIAN H</text:p>
          </table:table-cell>
          <table:table-cell office:value-type="float" office:value="3165" calcext:value-type="float">
            <text:p>3165</text:p>
          </table:table-cell>
          <table:table-cell office:value-type="date" office:date-value="2017-07-31" calcext:value-type="date">
            <text:p>07/31/17</text:p>
          </table:table-cell>
          <table:table-cell office:value-type="float" office:value="896000" calcext:value-type="float">
            <text:p>896000</text:p>
          </table:table-cell>
          <table:table-cell office:value-type="float" office:value="965217" calcext:value-type="float">
            <text:p>965217</text:p>
          </table:table-cell>
          <table:table-cell office:value-type="float" office:value="403315" calcext:value-type="float">
            <text:p>40331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5</text:p>
          </table:table-cell>
        </table:table-row>
        <table:table-row table:style-name="ro1">
          <table:table-cell office:value-type="float" office:value="8740" calcext:value-type="float">
            <text:p>8740</text:p>
          </table:table-cell>
          <table:table-cell/>
          <table:table-cell office:value-type="string" calcext:value-type="string">
            <text:p>BENJAMIN, JEAN</text:p>
          </table:table-cell>
          <table:table-cell office:value-type="float" office:value="3486" calcext:value-type="float">
            <text:p>3486</text:p>
          </table:table-cell>
          <table:table-cell office:value-type="date" office:date-value="2017-03-06" calcext:value-type="date">
            <text:p>03/06/17</text:p>
          </table:table-cell>
          <table:table-cell office:value-type="float" office:value="850500" calcext:value-type="float">
            <text:p>850500</text:p>
          </table:table-cell>
          <table:table-cell office:value-type="float" office:value="1045003" calcext:value-type="float">
            <text:p>1045003</text:p>
          </table:table-cell>
          <table:table-cell office:value-type="float" office:value="403320" calcext:value-type="float">
            <text:p>403320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0</text:p>
          </table:table-cell>
        </table:table-row>
        <table:table-row table:style-name="ro1">
          <table:table-cell office:value-type="float" office:value="8732" calcext:value-type="float">
            <text:p>8732</text:p>
          </table:table-cell>
          <table:table-cell/>
          <table:table-cell office:value-type="string" calcext:value-type="string">
            <text:p>FAXON, KURT &amp; ANNE</text:p>
          </table:table-cell>
          <table:table-cell office:value-type="float" office:value="3403" calcext:value-type="float">
            <text:p>3403</text:p>
          </table:table-cell>
          <table:table-cell office:value-type="date" office:date-value="2015-12-17" calcext:value-type="date">
            <text:p>12/17/15</text:p>
          </table:table-cell>
          <table:table-cell office:value-type="float" office:value="842000" calcext:value-type="float">
            <text:p>842000</text:p>
          </table:table-cell>
          <table:table-cell office:value-type="float" office:value="948284" calcext:value-type="float">
            <text:p>948284</text:p>
          </table:table-cell>
          <table:table-cell office:value-type="float" office:value="403324" calcext:value-type="float">
            <text:p>403324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4</text:p>
          </table:table-cell>
        </table:table-row>
        <table:table-row table:style-name="ro1">
          <table:table-cell office:value-type="float" office:value="8727" calcext:value-type="float">
            <text:p>8727</text:p>
          </table:table-cell>
          <table:table-cell/>
          <table:table-cell office:value-type="string" calcext:value-type="string">
            <text:p>SHAVER VILLANOVA LLC</text:p>
          </table:table-cell>
          <table:table-cell office:value-type="float" office:value="3196" calcext:value-type="float">
            <text:p>3196</text:p>
          </table:table-cell>
          <table:table-cell office:value-type="date" office:date-value="2015-12-15" calcext:value-type="date">
            <text:p>12/15/15</text:p>
          </table:table-cell>
          <table:table-cell office:value-type="float" office:value="878000" calcext:value-type="float">
            <text:p>878000</text:p>
          </table:table-cell>
          <table:table-cell office:value-type="float" office:value="952089" calcext:value-type="float">
            <text:p>952089</text:p>
          </table:table-cell>
          <table:table-cell office:value-type="float" office:value="403340" calcext:value-type="float">
            <text:p>403340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0</text:p>
          </table:table-cell>
        </table:table-row>
        <table:table-row table:style-name="ro1">
          <table:table-cell office:value-type="float" office:value="8734" calcext:value-type="float">
            <text:p>8734</text:p>
          </table:table-cell>
          <table:table-cell/>
          <table:table-cell office:value-type="string" calcext:value-type="string">
            <text:p>SLEY, RONALD K. &amp; EMILY A.</text:p>
          </table:table-cell>
          <table:table-cell office:value-type="float" office:value="2716" calcext:value-type="float">
            <text:p>2716</text:p>
          </table:table-cell>
          <table:table-cell office:value-type="date" office:date-value="2014-04-28" calcext:value-type="date">
            <text:p>04/28/14</text:p>
          </table:table-cell>
          <table:table-cell office:value-type="float" office:value="707000" calcext:value-type="float">
            <text:p>707000</text:p>
          </table:table-cell>
          <table:table-cell office:value-type="float" office:value="872280" calcext:value-type="float">
            <text:p>872280</text:p>
          </table:table-cell>
          <table:table-cell office:value-type="float" office:value="403323" calcext:value-type="float">
            <text:p>403323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3</text:p>
          </table:table-cell>
        </table:table-row>
        <table:table-row table:style-name="ro1">
          <table:table-cell office:value-type="float" office:value="8713" calcext:value-type="float">
            <text:p>8713</text:p>
          </table:table-cell>
          <table:table-cell/>
          <table:table-cell office:value-type="string" calcext:value-type="string">
            <text:p>WILSNACK, JULIE S</text:p>
          </table:table-cell>
          <table:table-cell office:value-type="float" office:value="3373" calcext:value-type="float">
            <text:p>3373</text:p>
          </table:table-cell>
          <table:table-cell office:value-type="date" office:date-value="2014-01-08" calcext:value-type="date">
            <text:p>01/08/14</text:p>
          </table:table-cell>
          <table:table-cell office:value-type="float" office:value="986000" calcext:value-type="float">
            <text:p>986000</text:p>
          </table:table-cell>
          <table:table-cell office:value-type="float" office:value="1030092" calcext:value-type="float">
            <text:p>1030092</text:p>
          </table:table-cell>
          <table:table-cell office:value-type="float" office:value="403342" calcext:value-type="float">
            <text:p>403342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2</text:p>
          </table:table-cell>
        </table:table-row>
        <table:table-row table:style-name="ro1">
          <table:table-cell office:value-type="float" office:value="8742" calcext:value-type="float">
            <text:p>8742</text:p>
          </table:table-cell>
          <table:table-cell/>
          <table:table-cell office:value-type="string" calcext:value-type="string">
            <text:p>DAY, RICHARD C &amp; JEAN F</text:p>
          </table:table-cell>
          <table:table-cell office:value-type="float" office:value="2566" calcext:value-type="float">
            <text:p>2566</text:p>
          </table:table-cell>
          <table:table-cell office:value-type="date" office:date-value="2013-12-02" calcext:value-type="date">
            <text:p>12/02/13</text:p>
          </table:table-cell>
          <table:table-cell office:value-type="float" office:value="819000" calcext:value-type="float">
            <text:p>819000</text:p>
          </table:table-cell>
          <table:table-cell office:value-type="float" office:value="836307" calcext:value-type="float">
            <text:p>836307</text:p>
          </table:table-cell>
          <table:table-cell office:value-type="float" office:value="403319" calcext:value-type="float">
            <text:p>403319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19</text:p>
          </table:table-cell>
        </table:table-row>
        <table:table-row table:style-name="ro1">
          <table:table-cell office:value-type="float" office:value="8707" calcext:value-type="float">
            <text:p>8707</text:p>
          </table:table-cell>
          <table:table-cell/>
          <table:table-cell office:value-type="string" calcext:value-type="string">
            <text:p>HERLIHY, SYLVESTER D &amp; MARTHA M</text:p>
          </table:table-cell>
          <table:table-cell office:value-type="float" office:value="2890" calcext:value-type="float">
            <text:p>2890</text:p>
          </table:table-cell>
          <table:table-cell office:value-type="date" office:date-value="2013-08-21" calcext:value-type="date">
            <text:p>08/21/13</text:p>
          </table:table-cell>
          <table:table-cell office:value-type="float" office:value="868500" calcext:value-type="float">
            <text:p>868500</text:p>
          </table:table-cell>
          <table:table-cell office:value-type="float" office:value="925935" calcext:value-type="float">
            <text:p>925935</text:p>
          </table:table-cell>
          <table:table-cell office:value-type="float" office:value="403345" calcext:value-type="float">
            <text:p>403345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5</text:p>
          </table:table-cell>
        </table:table-row>
        <table:table-row table:style-name="ro1">
          <table:table-cell office:value-type="float" office:value="8733" calcext:value-type="float">
            <text:p>8733</text:p>
          </table:table-cell>
          <table:table-cell/>
          <table:table-cell office:value-type="string" calcext:value-type="string">
            <text:p>SANDMAN, MICHAEL G; SANDMAN, ANDREW K</text:p>
          </table:table-cell>
          <table:table-cell office:value-type="float" office:value="4074" calcext:value-type="float">
            <text:p>4074</text:p>
          </table:table-cell>
          <table:table-cell office:value-type="date" office:date-value="2012-12-20" calcext:value-type="date">
            <text:p>12/20/12</text:p>
          </table:table-cell>
          <table:table-cell office:value-type="float" office:value="707000" calcext:value-type="float">
            <text:p>707000</text:p>
          </table:table-cell>
          <table:table-cell office:value-type="float" office:value="1232152" calcext:value-type="float">
            <text:p>1232152</text:p>
          </table:table-cell>
          <table:table-cell office:value-type="float" office:value="403337" calcext:value-type="float">
            <text:p>403337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7</text:p>
          </table:table-cell>
        </table:table-row>
        <table:table-row table:style-name="ro1">
          <table:table-cell office:value-type="float" office:value="8716" calcext:value-type="float">
            <text:p>8716</text:p>
          </table:table-cell>
          <table:table-cell/>
          <table:table-cell office:value-type="string" calcext:value-type="string">
            <text:p>STANKARD, PETER A /TR; STANKARD, JOHN A /TR</text:p>
          </table:table-cell>
          <table:table-cell office:value-type="float" office:value="2813" calcext:value-type="float">
            <text:p>2813</text:p>
          </table:table-cell>
          <table:table-cell office:value-type="date" office:date-value="2012-12-11" calcext:value-type="date">
            <text:p>12/11/12</text:p>
          </table:table-cell>
          <table:table-cell office:value-type="float" office:value="765000" calcext:value-type="float">
            <text:p>765000</text:p>
          </table:table-cell>
          <table:table-cell office:value-type="float" office:value="896144" calcext:value-type="float">
            <text:p>896144</text:p>
          </table:table-cell>
          <table:table-cell office:value-type="float" office:value="403332" calcext:value-type="float">
            <text:p>403332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2</text:p>
          </table:table-cell>
        </table:table-row>
        <table:table-row table:style-name="ro1">
          <table:table-cell office:value-type="float" office:value="8602" calcext:value-type="float">
            <text:p>8602</text:p>
          </table:table-cell>
          <table:table-cell/>
          <table:table-cell office:value-type="string" calcext:value-type="string">
            <text:p>ROBINSON, JAMES C &amp; DANA GAINES</text:p>
          </table:table-cell>
          <table:table-cell office:value-type="float" office:value="2563" calcext:value-type="float">
            <text:p>2563</text:p>
          </table:table-cell>
          <table:table-cell office:value-type="date" office:date-value="2012-01-31" calcext:value-type="date">
            <text:p>01/31/12</text:p>
          </table:table-cell>
          <table:table-cell office:value-type="float" office:value="774000" calcext:value-type="float">
            <text:p>774000</text:p>
          </table:table-cell>
          <table:table-cell office:value-type="float" office:value="838730" calcext:value-type="float">
            <text:p>838730</text:p>
          </table:table-cell>
          <table:table-cell office:value-type="float" office:value="409706" calcext:value-type="float">
            <text:p>40970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9706</text:p>
          </table:table-cell>
        </table:table-row>
        <table:table-row table:style-name="ro1">
          <table:table-cell office:value-type="float" office:value="8738" calcext:value-type="float">
            <text:p>8738</text:p>
          </table:table-cell>
          <table:table-cell/>
          <table:table-cell office:value-type="string" calcext:value-type="string">
            <text:p>MARTIN, CHARLOTTE M</text:p>
          </table:table-cell>
          <table:table-cell office:value-type="float" office:value="3662" calcext:value-type="float">
            <text:p>3662</text:p>
          </table:table-cell>
          <table:table-cell office:value-type="date" office:date-value="2009-02-12" calcext:value-type="date">
            <text:p>02/12/09</text:p>
          </table:table-cell>
          <table:table-cell office:value-type="float" office:value="707000" calcext:value-type="float">
            <text:p>707000</text:p>
          </table:table-cell>
          <table:table-cell office:value-type="float" office:value="1094507" calcext:value-type="float">
            <text:p>1094507</text:p>
          </table:table-cell>
          <table:table-cell office:value-type="float" office:value="403321" calcext:value-type="float">
            <text:p>403321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1</text:p>
          </table:table-cell>
        </table:table-row>
        <table:table-row table:style-name="ro1">
          <table:table-cell office:value-type="float" office:value="8701" calcext:value-type="float">
            <text:p>8701</text:p>
          </table:table-cell>
          <table:table-cell/>
          <table:table-cell office:value-type="string" calcext:value-type="string">
            <text:p>NIVISON, ARTHUR E &amp; GEORGIA W</text:p>
          </table:table-cell>
          <table:table-cell office:value-type="float" office:value="3684" calcext:value-type="float">
            <text:p>3684</text:p>
          </table:table-cell>
          <table:table-cell office:value-type="date" office:date-value="2008-11-05" calcext:value-type="date">
            <text:p>11/05/08</text:p>
          </table:table-cell>
          <table:table-cell office:value-type="float" office:value="770000" calcext:value-type="float">
            <text:p>770000</text:p>
          </table:table-cell>
          <table:table-cell office:value-type="float" office:value="1102757" calcext:value-type="float">
            <text:p>1102757</text:p>
          </table:table-cell>
          <table:table-cell office:value-type="float" office:value="403348" calcext:value-type="float">
            <text:p>403348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8</text:p>
          </table:table-cell>
        </table:table-row>
        <table:table-row table:style-name="ro1">
          <table:table-cell office:value-type="float" office:value="8724" calcext:value-type="float">
            <text:p>8724</text:p>
          </table:table-cell>
          <table:table-cell/>
          <table:table-cell office:value-type="string" calcext:value-type="string">
            <text:p>DASCOMBE, HERBERT W &amp; MARY E</text:p>
          </table:table-cell>
          <table:table-cell office:value-type="float" office:value="2355" calcext:value-type="float">
            <text:p>2355</text:p>
          </table:table-cell>
          <table:table-cell office:value-type="date" office:date-value="2008-09-26" calcext:value-type="date">
            <text:p>09/26/08</text:p>
          </table:table-cell>
          <table:table-cell office:value-type="float" office:value="617000" calcext:value-type="float">
            <text:p>617000</text:p>
          </table:table-cell>
          <table:table-cell office:value-type="float" office:value="785596" calcext:value-type="float">
            <text:p>785596</text:p>
          </table:table-cell>
          <table:table-cell office:value-type="float" office:value="403328" calcext:value-type="float">
            <text:p>403328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8</text:p>
          </table:table-cell>
        </table:table-row>
        <table:table-row table:style-name="ro1">
          <table:table-cell office:value-type="float" office:value="8703" calcext:value-type="float">
            <text:p>8703</text:p>
          </table:table-cell>
          <table:table-cell/>
          <table:table-cell office:value-type="string" calcext:value-type="string">
            <text:p>RHODES, JOHN F &amp; RUTH Y</text:p>
          </table:table-cell>
          <table:table-cell office:value-type="float" office:value="2318" calcext:value-type="float">
            <text:p>2318</text:p>
          </table:table-cell>
          <table:table-cell office:value-type="date" office:date-value="2008-09-26" calcext:value-type="date">
            <text:p>09/26/08</text:p>
          </table:table-cell>
          <table:table-cell office:value-type="float" office:value="675000" calcext:value-type="float">
            <text:p>675000</text:p>
          </table:table-cell>
          <table:table-cell office:value-type="float" office:value="775287" calcext:value-type="float">
            <text:p>775287</text:p>
          </table:table-cell>
          <table:table-cell office:value-type="float" office:value="403347" calcext:value-type="float">
            <text:p>403347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7</text:p>
          </table:table-cell>
        </table:table-row>
        <table:table-row table:style-name="ro1">
          <table:table-cell office:value-type="float" office:value="8735" calcext:value-type="float">
            <text:p>8735</text:p>
          </table:table-cell>
          <table:table-cell/>
          <table:table-cell office:value-type="string" calcext:value-type="string">
            <text:p>KEISER, EDWIN C &amp; MILDRED W</text:p>
          </table:table-cell>
          <table:table-cell office:value-type="float" office:value="2365" calcext:value-type="float">
            <text:p>2365</text:p>
          </table:table-cell>
          <table:table-cell office:value-type="date" office:date-value="2008-09-25" calcext:value-type="date">
            <text:p>09/25/08</text:p>
          </table:table-cell>
          <table:table-cell office:value-type="float" office:value="617000" calcext:value-type="float">
            <text:p>617000</text:p>
          </table:table-cell>
          <table:table-cell office:value-type="float" office:value="789684" calcext:value-type="float">
            <text:p>789684</text:p>
          </table:table-cell>
          <table:table-cell office:value-type="float" office:value="403336" calcext:value-type="float">
            <text:p>403336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6</text:p>
          </table:table-cell>
        </table:table-row>
        <table:table-row table:style-name="ro1">
          <table:table-cell office:value-type="float" office:value="8739" calcext:value-type="float">
            <text:p>8739</text:p>
          </table:table-cell>
          <table:table-cell/>
          <table:table-cell office:value-type="string" calcext:value-type="string">
            <text:p>RUSTIN, WILLIAM C JR; RUSTIN, MARY LOUISE L</text:p>
          </table:table-cell>
          <table:table-cell office:value-type="float" office:value="2612" calcext:value-type="float">
            <text:p>2612</text:p>
          </table:table-cell>
          <table:table-cell office:value-type="date" office:date-value="2008-09-24" calcext:value-type="date">
            <text:p>09/24/08</text:p>
          </table:table-cell>
          <table:table-cell office:value-type="float" office:value="702000" calcext:value-type="float">
            <text:p>702000</text:p>
          </table:table-cell>
          <table:table-cell office:value-type="float" office:value="849239" calcext:value-type="float">
            <text:p>849239</text:p>
          </table:table-cell>
          <table:table-cell office:value-type="float" office:value="403335" calcext:value-type="float">
            <text:p>403335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5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710" calcext:value-type="float">
            <text:p>8710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01" calcext:value-type="float">
            <text:p>8801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</table:table>
      <table:table table:name="cottages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1" table:default-cell-style-name="ce3"/>
        <table:table-column table:style-name="co11" table:number-columns-repeated="5" table:default-cell-style-name="Default"/>
        <table:table-row table:style-name="ro1">
          <table:table-cell office:value-type="string" calcext:value-type="string">
            <text:p>st_num</text:p>
          </table:table-cell>
          <table:table-cell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office:value-type="string" calcext:value-type="string">
            <text:p>pkg_sale_price</text:p>
          </table:table-cell>
          <table:table-cell office:value-type="string" calcext:value-type="string">
            <text:p>assessed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st_name</text:p>
          </table:table-cell>
          <table:table-cell office:value-type="string" calcext:value-type="string">
            <text:p>deed_url</text:p>
          </table:table-cell>
        </table:table-row>
        <table:table-row table:style-name="ro1">
          <table:table-cell office:value-type="float" office:value="8606" calcext:value-type="float">
            <text:p>8606</text:p>
          </table:table-cell>
          <table:table-cell/>
          <table:table-cell office:value-type="string" calcext:value-type="string">
            <text:p>CHRISTENSEN, GARY M &amp; ANNE I</text:p>
          </table:table-cell>
          <table:table-cell office:value-type="float" office:value="3360" calcext:value-type="float">
            <text:p>3360</text:p>
          </table:table-cell>
          <table:table-cell office:value-type="date" office:date-value="2023-04-21" calcext:value-type="date">
            <text:p>04/21/23</text:p>
          </table:table-cell>
          <table:table-cell office:value-type="float" office:value="855000" calcext:value-type="float">
            <text:p>855000</text:p>
          </table:table-cell>
          <table:table-cell office:value-type="float" office:value="1053962" calcext:value-type="float">
            <text:p>1053962</text:p>
          </table:table-cell>
          <table:table-cell office:value-type="float" office:value="404205" calcext:value-type="float">
            <text:p>40420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4205</text:p>
          </table:table-cell>
        </table:table-row>
        <table:table-row table:style-name="ro1">
          <table:table-cell office:value-type="float" office:value="8741" calcext:value-type="float">
            <text:p>8741</text:p>
          </table:table-cell>
          <table:table-cell/>
          <table:table-cell office:value-type="string" calcext:value-type="string">
            <text:p>WEISS, RICHARD &amp; JANICE</text:p>
          </table:table-cell>
          <table:table-cell office:value-type="float" office:value="2470" calcext:value-type="float">
            <text:p>2470</text:p>
          </table:table-cell>
          <table:table-cell office:value-type="date" office:date-value="2023-04-03" calcext:value-type="date">
            <text:p>04/03/23</text:p>
          </table:table-cell>
          <table:table-cell office:value-type="float" office:value="1463000" calcext:value-type="float">
            <text:p>1463000</text:p>
          </table:table-cell>
          <table:table-cell office:value-type="float" office:value="808539" calcext:value-type="float">
            <text:p>808539</text:p>
          </table:table-cell>
          <table:table-cell office:value-type="float" office:value="403334" calcext:value-type="float">
            <text:p>403334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4</text:p>
          </table:table-cell>
        </table:table-row>
        <table:table-row table:style-name="ro1">
          <table:table-cell office:value-type="float" office:value="8744" calcext:value-type="float">
            <text:p>8744</text:p>
          </table:table-cell>
          <table:table-cell/>
          <table:table-cell office:value-type="string" calcext:value-type="string">
            <text:p>EASTERLE, ROBERT J &amp; LINDA R</text:p>
          </table:table-cell>
          <table:table-cell office:value-type="float" office:value="3563" calcext:value-type="float">
            <text:p>3563</text:p>
          </table:table-cell>
          <table:table-cell office:value-type="date" office:date-value="2023-03-17" calcext:value-type="date">
            <text:p>03/17/23</text:p>
          </table:table-cell>
          <table:table-cell office:value-type="float" office:value="1805000" calcext:value-type="float">
            <text:p>1805000</text:p>
          </table:table-cell>
          <table:table-cell office:value-type="float" office:value="1063695" calcext:value-type="float">
            <text:p>1063695</text:p>
          </table:table-cell>
          <table:table-cell office:value-type="float" office:value="403318" calcext:value-type="float">
            <text:p>403318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18</text:p>
          </table:table-cell>
        </table:table-row>
        <table:table-row table:style-name="ro1">
          <table:table-cell office:value-type="float" office:value="8722" calcext:value-type="float">
            <text:p>8722</text:p>
          </table:table-cell>
          <table:table-cell/>
          <table:table-cell office:value-type="string" calcext:value-type="string">
            <text:p>STIEFEL, CHARLES W &amp; DANEEN</text:p>
          </table:table-cell>
          <table:table-cell office:value-type="float" office:value="2471" calcext:value-type="float">
            <text:p>2471</text:p>
          </table:table-cell>
          <table:table-cell office:value-type="date" office:date-value="2022-12-06" calcext:value-type="date">
            <text:p>12/06/22</text:p>
          </table:table-cell>
          <table:table-cell office:value-type="float" office:value="1620000" calcext:value-type="float">
            <text:p>1620000</text:p>
          </table:table-cell>
          <table:table-cell office:value-type="float" office:value="810065" calcext:value-type="float">
            <text:p>810065</text:p>
          </table:table-cell>
          <table:table-cell office:value-type="float" office:value="403329" calcext:value-type="float">
            <text:p>403329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9</text:p>
          </table:table-cell>
        </table:table-row>
        <table:table-row table:style-name="ro1">
          <table:table-cell office:value-type="float" office:value="8729" calcext:value-type="float">
            <text:p>8729</text:p>
          </table:table-cell>
          <table:table-cell/>
          <table:table-cell office:value-type="string" calcext:value-type="string">
            <text:p>KLAUDA, HARRY C &amp; KATHERINE A</text:p>
          </table:table-cell>
          <table:table-cell office:value-type="float" office:value="3568" calcext:value-type="float">
            <text:p>3568</text:p>
          </table:table-cell>
          <table:table-cell office:value-type="date" office:date-value="2022-06-22" calcext:value-type="date">
            <text:p>06/22/22</text:p>
          </table:table-cell>
          <table:table-cell office:value-type="float" office:value="1251000" calcext:value-type="float">
            <text:p>1251000</text:p>
          </table:table-cell>
          <table:table-cell office:value-type="float" office:value="1081940" calcext:value-type="float">
            <text:p>1081940</text:p>
          </table:table-cell>
          <table:table-cell office:value-type="float" office:value="403339" calcext:value-type="float">
            <text:p>403339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9</text:p>
          </table:table-cell>
        </table:table-row>
        <table:table-row table:style-name="ro1">
          <table:table-cell office:value-type="float" office:value="8714" calcext:value-type="float">
            <text:p>8714</text:p>
          </table:table-cell>
          <table:table-cell/>
          <table:table-cell office:value-type="string" calcext:value-type="string">
            <text:p>HSF RALEIGH LLC</text:p>
          </table:table-cell>
          <table:table-cell office:value-type="float" office:value="2645" calcext:value-type="float">
            <text:p>2645</text:p>
          </table:table-cell>
          <table:table-cell office:value-type="date" office:date-value="2022-05-13" calcext:value-type="date">
            <text:p>05/13/22</text:p>
          </table:table-cell>
          <table:table-cell office:value-type="float" office:value="1305000" calcext:value-type="float">
            <text:p>1305000</text:p>
          </table:table-cell>
          <table:table-cell office:value-type="float" office:value="923143" calcext:value-type="float">
            <text:p>923143</text:p>
          </table:table-cell>
          <table:table-cell office:value-type="float" office:value="403333" calcext:value-type="float">
            <text:p>403333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3</text:p>
          </table:table-cell>
        </table:table-row>
        <table:table-row table:style-name="ro1">
          <table:table-cell office:value-type="float" office:value="8711" calcext:value-type="float">
            <text:p>8711</text:p>
          </table:table-cell>
          <table:table-cell/>
          <table:table-cell office:value-type="string" calcext:value-type="string">
            <text:p>MILES, JAMES E &amp; GAY CHANDLER</text:p>
          </table:table-cell>
          <table:table-cell office:value-type="float" office:value="2832" calcext:value-type="float">
            <text:p>2832</text:p>
          </table:table-cell>
          <table:table-cell office:value-type="date" office:date-value="2022-02-04" calcext:value-type="date">
            <text:p>02/04/22</text:p>
          </table:table-cell>
          <table:table-cell office:value-type="float" office:value="1341000" calcext:value-type="float">
            <text:p>1341000</text:p>
          </table:table-cell>
          <table:table-cell office:value-type="float" office:value="908576" calcext:value-type="float">
            <text:p>908576</text:p>
          </table:table-cell>
          <table:table-cell office:value-type="float" office:value="403343" calcext:value-type="float">
            <text:p>403343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3</text:p>
          </table:table-cell>
        </table:table-row>
        <table:table-row table:style-name="ro1">
          <table:table-cell office:value-type="float" office:value="8736" calcext:value-type="float">
            <text:p>8736</text:p>
          </table:table-cell>
          <table:table-cell/>
          <table:table-cell office:value-type="string" calcext:value-type="string">
            <text:p>LAIRD, CLINTON S &amp; MARY LEE</text:p>
          </table:table-cell>
          <table:table-cell office:value-type="float" office:value="2228" calcext:value-type="float">
            <text:p>2228</text:p>
          </table:table-cell>
          <table:table-cell office:value-type="date" office:date-value="2021-09-22" calcext:value-type="date">
            <text:p>09/22/21</text:p>
          </table:table-cell>
          <table:table-cell office:value-type="float" office:value="1080000" calcext:value-type="float">
            <text:p>1080000</text:p>
          </table:table-cell>
          <table:table-cell office:value-type="float" office:value="745381" calcext:value-type="float">
            <text:p>745381</text:p>
          </table:table-cell>
          <table:table-cell office:value-type="float" office:value="403322" calcext:value-type="float">
            <text:p>403322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2</text:p>
          </table:table-cell>
        </table:table-row>
        <table:table-row table:style-name="ro1">
          <table:table-cell office:value-type="float" office:value="8808" calcext:value-type="float">
            <text:p>8808</text:p>
          </table:table-cell>
          <table:table-cell/>
          <table:table-cell office:value-type="string" calcext:value-type="string">
            <text:p>GREENWAY, DENNIS C &amp; MARY LU</text:p>
          </table:table-cell>
          <table:table-cell office:value-type="float" office:value="2954" calcext:value-type="float">
            <text:p>2954</text:p>
          </table:table-cell>
          <table:table-cell office:value-type="date" office:date-value="2021-09-15" calcext:value-type="date">
            <text:p>09/15/21</text:p>
          </table:table-cell>
          <table:table-cell office:value-type="float" office:value="1233000" calcext:value-type="float">
            <text:p>1233000</text:p>
          </table:table-cell>
          <table:table-cell office:value-type="float" office:value="895395" calcext:value-type="float">
            <text:p>895395</text:p>
          </table:table-cell>
          <table:table-cell office:value-type="float" office:value="403316" calcext:value-type="float">
            <text:p>40331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6</text:p>
          </table:table-cell>
        </table:table-row>
        <table:table-row table:style-name="ro1">
          <table:table-cell office:value-type="float" office:value="8806" calcext:value-type="float">
            <text:p>8806</text:p>
          </table:table-cell>
          <table:table-cell/>
          <table:table-cell office:value-type="string" calcext:value-type="string">
            <text:p>NORMAN, DANIEL W &amp; JANICE B</text:p>
          </table:table-cell>
          <table:table-cell office:value-type="float" office:value="2997" calcext:value-type="float">
            <text:p>2997</text:p>
          </table:table-cell>
          <table:table-cell office:value-type="date" office:date-value="2021-09-10" calcext:value-type="date">
            <text:p>09/10/21</text:p>
          </table:table-cell>
          <table:table-cell office:value-type="float" office:value="1260000" calcext:value-type="float">
            <text:p>1260000</text:p>
          </table:table-cell>
          <table:table-cell office:value-type="float" office:value="920377" calcext:value-type="float">
            <text:p>920377</text:p>
          </table:table-cell>
          <table:table-cell office:value-type="float" office:value="403317" calcext:value-type="float">
            <text:p>403317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7</text:p>
          </table:table-cell>
        </table:table-row>
        <table:table-row table:style-name="ro1">
          <table:table-cell office:value-type="float" office:value="8723" calcext:value-type="float">
            <text:p>8723</text:p>
          </table:table-cell>
          <table:table-cell/>
          <table:table-cell office:value-type="string" calcext:value-type="string">
            <text:p>SPENCER, WILLIAM HALL III; SPENCER, ANN LONG</text:p>
          </table:table-cell>
          <table:table-cell office:value-type="float" office:value="2221" calcext:value-type="float">
            <text:p>2221</text:p>
          </table:table-cell>
          <table:table-cell office:value-type="date" office:date-value="2021-06-15" calcext:value-type="date">
            <text:p>06/15/21</text:p>
          </table:table-cell>
          <table:table-cell office:value-type="float" office:value="562500" calcext:value-type="float">
            <text:p>562500</text:p>
          </table:table-cell>
          <table:table-cell office:value-type="float" office:value="751373" calcext:value-type="float">
            <text:p>751373</text:p>
          </table:table-cell>
          <table:table-cell office:value-type="float" office:value="403341" calcext:value-type="float">
            <text:p>403341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1</text:p>
          </table:table-cell>
        </table:table-row>
        <table:table-row table:style-name="ro1">
          <table:table-cell office:value-type="float" office:value="8731" calcext:value-type="float">
            <text:p>8731</text:p>
          </table:table-cell>
          <table:table-cell/>
          <table:table-cell office:value-type="string" calcext:value-type="string">
            <text:p>MILLER, RAYMOND ANDREW III; MILLER, LOUISE ANNE</text:p>
          </table:table-cell>
          <table:table-cell office:value-type="float" office:value="2742" calcext:value-type="float">
            <text:p>2742</text:p>
          </table:table-cell>
          <table:table-cell office:value-type="date" office:date-value="2021-01-15" calcext:value-type="date">
            <text:p>01/15/21</text:p>
          </table:table-cell>
          <table:table-cell office:value-type="float" office:value="968000" calcext:value-type="float">
            <text:p>968000</text:p>
          </table:table-cell>
          <table:table-cell office:value-type="float" office:value="853640" calcext:value-type="float">
            <text:p>853640</text:p>
          </table:table-cell>
          <table:table-cell office:value-type="float" office:value="403338" calcext:value-type="float">
            <text:p>403338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8</text:p>
          </table:table-cell>
        </table:table-row>
        <table:table-row table:style-name="ro1">
          <table:table-cell office:value-type="float" office:value="8604" calcext:value-type="float">
            <text:p>8604</text:p>
          </table:table-cell>
          <table:table-cell/>
          <table:table-cell office:value-type="string" calcext:value-type="string">
            <text:p>POTTER, LARRY D &amp; BARBARA L</text:p>
          </table:table-cell>
          <table:table-cell office:value-type="float" office:value="2626" calcext:value-type="float">
            <text:p>2626</text:p>
          </table:table-cell>
          <table:table-cell office:value-type="date" office:date-value="2020-10-09" calcext:value-type="date">
            <text:p>10/09/20</text:p>
          </table:table-cell>
          <table:table-cell office:value-type="float" office:value="968000" calcext:value-type="float">
            <text:p>968000</text:p>
          </table:table-cell>
          <table:table-cell office:value-type="float" office:value="833635" calcext:value-type="float">
            <text:p>833635</text:p>
          </table:table-cell>
          <table:table-cell office:value-type="float" office:value="409705" calcext:value-type="float">
            <text:p>40970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9705</text:p>
          </table:table-cell>
        </table:table-row>
        <table:table-row table:style-name="ro1">
          <table:table-cell office:value-type="float" office:value="8726" calcext:value-type="float">
            <text:p>8726</text:p>
          </table:table-cell>
          <table:table-cell/>
          <table:table-cell office:value-type="string" calcext:value-type="string">
            <text:p>HAILE, DONALD A &amp; MARY M</text:p>
          </table:table-cell>
          <table:table-cell office:value-type="float" office:value="2914" calcext:value-type="float">
            <text:p>2914</text:p>
          </table:table-cell>
          <table:table-cell office:value-type="date" office:date-value="2020-10-01" calcext:value-type="date">
            <text:p>10/01/20</text:p>
          </table:table-cell>
          <table:table-cell office:value-type="float" office:value="1035000" calcext:value-type="float">
            <text:p>1035000</text:p>
          </table:table-cell>
          <table:table-cell office:value-type="float" office:value="895539" calcext:value-type="float">
            <text:p>895539</text:p>
          </table:table-cell>
          <table:table-cell office:value-type="float" office:value="403327" calcext:value-type="float">
            <text:p>403327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7</text:p>
          </table:table-cell>
        </table:table-row>
        <table:table-row table:style-name="ro1">
          <table:table-cell office:value-type="float" office:value="8728" calcext:value-type="float">
            <text:p>8728</text:p>
          </table:table-cell>
          <table:table-cell/>
          <table:table-cell office:value-type="string" calcext:value-type="string">
            <text:p>ETHRIDGE, DANA J TRUSTEE; DANA J ETHRIDGE REVOCABLE TRUST</text:p>
          </table:table-cell>
          <table:table-cell office:value-type="float" office:value="2561" calcext:value-type="float">
            <text:p>2561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810000" calcext:value-type="float">
            <text:p>810000</text:p>
          </table:table-cell>
          <table:table-cell office:value-type="float" office:value="852706" calcext:value-type="float">
            <text:p>852706</text:p>
          </table:table-cell>
          <table:table-cell office:value-type="float" office:value="403326" calcext:value-type="float">
            <text:p>403326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6</text:p>
          </table:table-cell>
        </table:table-row>
        <table:table-row table:style-name="ro1">
          <table:table-cell office:value-type="float" office:value="8718" calcext:value-type="float">
            <text:p>8718</text:p>
          </table:table-cell>
          <table:table-cell/>
          <table:table-cell office:value-type="string" calcext:value-type="string">
            <text:p>DISBROW, CLIFFORD H &amp; SHEILA RYAN</text:p>
          </table:table-cell>
          <table:table-cell office:value-type="float" office:value="2317" calcext:value-type="float">
            <text:p>2317</text:p>
          </table:table-cell>
          <table:table-cell office:value-type="date" office:date-value="2019-09-27" calcext:value-type="date">
            <text:p>09/27/19</text:p>
          </table:table-cell>
          <table:table-cell office:value-type="float" office:value="963000" calcext:value-type="float">
            <text:p>963000</text:p>
          </table:table-cell>
          <table:table-cell office:value-type="float" office:value="960674" calcext:value-type="float">
            <text:p>960674</text:p>
          </table:table-cell>
          <table:table-cell office:value-type="float" office:value="403331" calcext:value-type="float">
            <text:p>403331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1</text:p>
          </table:table-cell>
        </table:table-row>
        <table:table-row table:style-name="ro1">
          <table:table-cell office:value-type="float" office:value="8730" calcext:value-type="float">
            <text:p>8730</text:p>
          </table:table-cell>
          <table:table-cell/>
          <table:table-cell office:value-type="string" calcext:value-type="string">
            <text:p>HARROD, KEITH &amp; ALICE</text:p>
          </table:table-cell>
          <table:table-cell office:value-type="float" office:value="3167" calcext:value-type="float">
            <text:p>3167</text:p>
          </table:table-cell>
          <table:table-cell office:value-type="date" office:date-value="2019-09-24" calcext:value-type="date">
            <text:p>09/24/19</text:p>
          </table:table-cell>
          <table:table-cell office:value-type="float" office:value="1215000" calcext:value-type="float">
            <text:p>1215000</text:p>
          </table:table-cell>
          <table:table-cell office:value-type="float" office:value="1214459" calcext:value-type="float">
            <text:p>1214459</text:p>
          </table:table-cell>
          <table:table-cell office:value-type="float" office:value="403325" calcext:value-type="float">
            <text:p>403325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5</text:p>
          </table:table-cell>
        </table:table-row>
        <table:table-row table:style-name="ro1">
          <table:table-cell office:value-type="float" office:value="8720" calcext:value-type="float">
            <text:p>8720</text:p>
          </table:table-cell>
          <table:table-cell/>
          <table:table-cell office:value-type="string" calcext:value-type="string">
            <text:p>MAINS, RAYMOND D &amp; MARILYNN R</text:p>
          </table:table-cell>
          <table:table-cell office:value-type="float" office:value="3850" calcext:value-type="float">
            <text:p>3850</text:p>
          </table:table-cell>
          <table:table-cell office:value-type="date" office:date-value="2019-04-18" calcext:value-type="date">
            <text:p>04/18/19</text:p>
          </table:table-cell>
          <table:table-cell office:value-type="float" office:value="1166000" calcext:value-type="float">
            <text:p>1166000</text:p>
          </table:table-cell>
          <table:table-cell office:value-type="float" office:value="1143041" calcext:value-type="float">
            <text:p>1143041</text:p>
          </table:table-cell>
          <table:table-cell office:value-type="float" office:value="403330" calcext:value-type="float">
            <text:p>403330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0</text:p>
          </table:table-cell>
        </table:table-row>
        <table:table-row table:style-name="ro1">
          <table:table-cell office:value-type="float" office:value="8709" calcext:value-type="float">
            <text:p>8709</text:p>
          </table:table-cell>
          <table:table-cell/>
          <table:table-cell office:value-type="string" calcext:value-type="string">
            <text:p>GREEN, ROBERT L</text:p>
          </table:table-cell>
          <table:table-cell office:value-type="float" office:value="2672" calcext:value-type="float">
            <text:p>2672</text:p>
          </table:table-cell>
          <table:table-cell office:value-type="date" office:date-value="2019-04-06" calcext:value-type="date">
            <text:p>04/06/19</text:p>
          </table:table-cell>
          <table:table-cell office:value-type="float" office:value="788000" calcext:value-type="float">
            <text:p>788000</text:p>
          </table:table-cell>
          <table:table-cell office:value-type="float" office:value="864863" calcext:value-type="float">
            <text:p>864863</text:p>
          </table:table-cell>
          <table:table-cell office:value-type="float" office:value="403344" calcext:value-type="float">
            <text:p>403344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4</text:p>
          </table:table-cell>
        </table:table-row>
        <table:table-row table:style-name="ro1">
          <table:table-cell office:value-type="float" office:value="8705" calcext:value-type="float">
            <text:p>8705</text:p>
          </table:table-cell>
          <table:table-cell/>
          <table:table-cell office:value-type="string" calcext:value-type="string">
            <text:p>WADDELL, EVANS &amp; LINDA L BAKER</text:p>
          </table:table-cell>
          <table:table-cell office:value-type="float" office:value="3010" calcext:value-type="float">
            <text:p>3010</text:p>
          </table:table-cell>
          <table:table-cell office:value-type="date" office:date-value="2017-12-29" calcext:value-type="date">
            <text:p>12/29/17</text:p>
          </table:table-cell>
          <table:table-cell office:value-type="float" office:value="891000" calcext:value-type="float">
            <text:p>891000</text:p>
          </table:table-cell>
          <table:table-cell office:value-type="float" office:value="950574" calcext:value-type="float">
            <text:p>950574</text:p>
          </table:table-cell>
          <table:table-cell office:value-type="float" office:value="403346" calcext:value-type="float">
            <text:p>403346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6</text:p>
          </table:table-cell>
        </table:table-row>
        <table:table-row table:style-name="ro1">
          <table:table-cell office:value-type="float" office:value="8810" calcext:value-type="float">
            <text:p>8810</text:p>
          </table:table-cell>
          <table:table-cell/>
          <table:table-cell office:value-type="string" calcext:value-type="string">
            <text:p>BRINLEY, THOMAS E SR &amp; MARIAN H</text:p>
          </table:table-cell>
          <table:table-cell office:value-type="float" office:value="3165" calcext:value-type="float">
            <text:p>3165</text:p>
          </table:table-cell>
          <table:table-cell office:value-type="date" office:date-value="2017-07-31" calcext:value-type="date">
            <text:p>07/31/17</text:p>
          </table:table-cell>
          <table:table-cell office:value-type="float" office:value="896000" calcext:value-type="float">
            <text:p>896000</text:p>
          </table:table-cell>
          <table:table-cell office:value-type="float" office:value="965217" calcext:value-type="float">
            <text:p>965217</text:p>
          </table:table-cell>
          <table:table-cell office:value-type="float" office:value="403315" calcext:value-type="float">
            <text:p>403315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3315</text:p>
          </table:table-cell>
        </table:table-row>
        <table:table-row table:style-name="ro1">
          <table:table-cell office:value-type="float" office:value="8740" calcext:value-type="float">
            <text:p>8740</text:p>
          </table:table-cell>
          <table:table-cell/>
          <table:table-cell office:value-type="string" calcext:value-type="string">
            <text:p>BENJAMIN, JEAN</text:p>
          </table:table-cell>
          <table:table-cell office:value-type="float" office:value="3486" calcext:value-type="float">
            <text:p>3486</text:p>
          </table:table-cell>
          <table:table-cell office:value-type="date" office:date-value="2017-03-06" calcext:value-type="date">
            <text:p>03/06/17</text:p>
          </table:table-cell>
          <table:table-cell office:value-type="float" office:value="850500" calcext:value-type="float">
            <text:p>850500</text:p>
          </table:table-cell>
          <table:table-cell office:value-type="float" office:value="1045003" calcext:value-type="float">
            <text:p>1045003</text:p>
          </table:table-cell>
          <table:table-cell office:value-type="float" office:value="403320" calcext:value-type="float">
            <text:p>403320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0</text:p>
          </table:table-cell>
        </table:table-row>
        <table:table-row table:style-name="ro1">
          <table:table-cell office:value-type="float" office:value="8732" calcext:value-type="float">
            <text:p>8732</text:p>
          </table:table-cell>
          <table:table-cell/>
          <table:table-cell office:value-type="string" calcext:value-type="string">
            <text:p>FAXON, KURT &amp; ANNE</text:p>
          </table:table-cell>
          <table:table-cell office:value-type="float" office:value="3403" calcext:value-type="float">
            <text:p>3403</text:p>
          </table:table-cell>
          <table:table-cell office:value-type="date" office:date-value="2015-12-17" calcext:value-type="date">
            <text:p>12/17/15</text:p>
          </table:table-cell>
          <table:table-cell office:value-type="float" office:value="842000" calcext:value-type="float">
            <text:p>842000</text:p>
          </table:table-cell>
          <table:table-cell office:value-type="float" office:value="948284" calcext:value-type="float">
            <text:p>948284</text:p>
          </table:table-cell>
          <table:table-cell office:value-type="float" office:value="403324" calcext:value-type="float">
            <text:p>403324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4</text:p>
          </table:table-cell>
        </table:table-row>
        <table:table-row table:style-name="ro1">
          <table:table-cell office:value-type="float" office:value="8727" calcext:value-type="float">
            <text:p>8727</text:p>
          </table:table-cell>
          <table:table-cell/>
          <table:table-cell office:value-type="string" calcext:value-type="string">
            <text:p>SHAVER VILLANOVA LLC</text:p>
          </table:table-cell>
          <table:table-cell office:value-type="float" office:value="3196" calcext:value-type="float">
            <text:p>3196</text:p>
          </table:table-cell>
          <table:table-cell office:value-type="date" office:date-value="2015-12-15" calcext:value-type="date">
            <text:p>12/15/15</text:p>
          </table:table-cell>
          <table:table-cell office:value-type="float" office:value="878000" calcext:value-type="float">
            <text:p>878000</text:p>
          </table:table-cell>
          <table:table-cell office:value-type="float" office:value="952089" calcext:value-type="float">
            <text:p>952089</text:p>
          </table:table-cell>
          <table:table-cell office:value-type="float" office:value="403340" calcext:value-type="float">
            <text:p>403340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0</text:p>
          </table:table-cell>
        </table:table-row>
        <table:table-row table:style-name="ro1">
          <table:table-cell office:value-type="float" office:value="8734" calcext:value-type="float">
            <text:p>8734</text:p>
          </table:table-cell>
          <table:table-cell/>
          <table:table-cell office:value-type="string" calcext:value-type="string">
            <text:p>SLEY, RONALD K. &amp; EMILY A.</text:p>
          </table:table-cell>
          <table:table-cell office:value-type="float" office:value="2716" calcext:value-type="float">
            <text:p>2716</text:p>
          </table:table-cell>
          <table:table-cell office:value-type="date" office:date-value="2014-04-28" calcext:value-type="date">
            <text:p>04/28/14</text:p>
          </table:table-cell>
          <table:table-cell office:value-type="float" office:value="707000" calcext:value-type="float">
            <text:p>707000</text:p>
          </table:table-cell>
          <table:table-cell office:value-type="float" office:value="872280" calcext:value-type="float">
            <text:p>872280</text:p>
          </table:table-cell>
          <table:table-cell office:value-type="float" office:value="403323" calcext:value-type="float">
            <text:p>403323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3</text:p>
          </table:table-cell>
        </table:table-row>
        <table:table-row table:style-name="ro1">
          <table:table-cell office:value-type="float" office:value="8713" calcext:value-type="float">
            <text:p>8713</text:p>
          </table:table-cell>
          <table:table-cell/>
          <table:table-cell office:value-type="string" calcext:value-type="string">
            <text:p>WILSNACK, JULIE S</text:p>
          </table:table-cell>
          <table:table-cell office:value-type="float" office:value="3373" calcext:value-type="float">
            <text:p>3373</text:p>
          </table:table-cell>
          <table:table-cell office:value-type="date" office:date-value="2014-01-08" calcext:value-type="date">
            <text:p>01/08/14</text:p>
          </table:table-cell>
          <table:table-cell office:value-type="float" office:value="986000" calcext:value-type="float">
            <text:p>986000</text:p>
          </table:table-cell>
          <table:table-cell office:value-type="float" office:value="1030092" calcext:value-type="float">
            <text:p>1030092</text:p>
          </table:table-cell>
          <table:table-cell office:value-type="float" office:value="403342" calcext:value-type="float">
            <text:p>403342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2</text:p>
          </table:table-cell>
        </table:table-row>
        <table:table-row table:style-name="ro1">
          <table:table-cell office:value-type="float" office:value="8742" calcext:value-type="float">
            <text:p>8742</text:p>
          </table:table-cell>
          <table:table-cell/>
          <table:table-cell office:value-type="string" calcext:value-type="string">
            <text:p>DAY, RICHARD C &amp; JEAN F</text:p>
          </table:table-cell>
          <table:table-cell office:value-type="float" office:value="2566" calcext:value-type="float">
            <text:p>2566</text:p>
          </table:table-cell>
          <table:table-cell office:value-type="date" office:date-value="2013-12-02" calcext:value-type="date">
            <text:p>12/02/13</text:p>
          </table:table-cell>
          <table:table-cell office:value-type="float" office:value="819000" calcext:value-type="float">
            <text:p>819000</text:p>
          </table:table-cell>
          <table:table-cell office:value-type="float" office:value="836307" calcext:value-type="float">
            <text:p>836307</text:p>
          </table:table-cell>
          <table:table-cell office:value-type="float" office:value="403319" calcext:value-type="float">
            <text:p>403319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19</text:p>
          </table:table-cell>
        </table:table-row>
        <table:table-row table:style-name="ro1">
          <table:table-cell office:value-type="float" office:value="8707" calcext:value-type="float">
            <text:p>8707</text:p>
          </table:table-cell>
          <table:table-cell/>
          <table:table-cell office:value-type="string" calcext:value-type="string">
            <text:p>HERLIHY, SYLVESTER D &amp; MARTHA M</text:p>
          </table:table-cell>
          <table:table-cell office:value-type="float" office:value="2890" calcext:value-type="float">
            <text:p>2890</text:p>
          </table:table-cell>
          <table:table-cell office:value-type="date" office:date-value="2013-08-21" calcext:value-type="date">
            <text:p>08/21/13</text:p>
          </table:table-cell>
          <table:table-cell office:value-type="float" office:value="868500" calcext:value-type="float">
            <text:p>868500</text:p>
          </table:table-cell>
          <table:table-cell office:value-type="float" office:value="925935" calcext:value-type="float">
            <text:p>925935</text:p>
          </table:table-cell>
          <table:table-cell office:value-type="float" office:value="403345" calcext:value-type="float">
            <text:p>403345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5</text:p>
          </table:table-cell>
        </table:table-row>
        <table:table-row table:style-name="ro1">
          <table:table-cell office:value-type="float" office:value="8733" calcext:value-type="float">
            <text:p>8733</text:p>
          </table:table-cell>
          <table:table-cell/>
          <table:table-cell office:value-type="string" calcext:value-type="string">
            <text:p>SANDMAN, MICHAEL G; SANDMAN, ANDREW K</text:p>
          </table:table-cell>
          <table:table-cell office:value-type="float" office:value="4074" calcext:value-type="float">
            <text:p>4074</text:p>
          </table:table-cell>
          <table:table-cell office:value-type="date" office:date-value="2012-12-20" calcext:value-type="date">
            <text:p>12/20/12</text:p>
          </table:table-cell>
          <table:table-cell office:value-type="float" office:value="707000" calcext:value-type="float">
            <text:p>707000</text:p>
          </table:table-cell>
          <table:table-cell office:value-type="float" office:value="1232152" calcext:value-type="float">
            <text:p>1232152</text:p>
          </table:table-cell>
          <table:table-cell office:value-type="float" office:value="403337" calcext:value-type="float">
            <text:p>403337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7</text:p>
          </table:table-cell>
        </table:table-row>
        <table:table-row table:style-name="ro1">
          <table:table-cell office:value-type="float" office:value="8716" calcext:value-type="float">
            <text:p>8716</text:p>
          </table:table-cell>
          <table:table-cell/>
          <table:table-cell office:value-type="string" calcext:value-type="string">
            <text:p>STANKARD, PETER A /TR; STANKARD, JOHN A /TR</text:p>
          </table:table-cell>
          <table:table-cell office:value-type="float" office:value="2813" calcext:value-type="float">
            <text:p>2813</text:p>
          </table:table-cell>
          <table:table-cell office:value-type="date" office:date-value="2012-12-11" calcext:value-type="date">
            <text:p>12/11/12</text:p>
          </table:table-cell>
          <table:table-cell office:value-type="float" office:value="765000" calcext:value-type="float">
            <text:p>765000</text:p>
          </table:table-cell>
          <table:table-cell office:value-type="float" office:value="896144" calcext:value-type="float">
            <text:p>896144</text:p>
          </table:table-cell>
          <table:table-cell office:value-type="float" office:value="403332" calcext:value-type="float">
            <text:p>403332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2</text:p>
          </table:table-cell>
        </table:table-row>
        <table:table-row table:style-name="ro1">
          <table:table-cell office:value-type="float" office:value="8602" calcext:value-type="float">
            <text:p>8602</text:p>
          </table:table-cell>
          <table:table-cell/>
          <table:table-cell office:value-type="string" calcext:value-type="string">
            <text:p>ROBINSON, JAMES C &amp; DANA GAINES</text:p>
          </table:table-cell>
          <table:table-cell office:value-type="float" office:value="2563" calcext:value-type="float">
            <text:p>2563</text:p>
          </table:table-cell>
          <table:table-cell office:value-type="date" office:date-value="2012-01-31" calcext:value-type="date">
            <text:p>01/31/12</text:p>
          </table:table-cell>
          <table:table-cell office:value-type="float" office:value="774000" calcext:value-type="float">
            <text:p>774000</text:p>
          </table:table-cell>
          <table:table-cell office:value-type="float" office:value="838730" calcext:value-type="float">
            <text:p>838730</text:p>
          </table:table-cell>
          <table:table-cell office:value-type="float" office:value="409706" calcext:value-type="float">
            <text:p>409706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409706</text:p>
          </table:table-cell>
        </table:table-row>
        <table:table-row table:style-name="ro1">
          <table:table-cell office:value-type="float" office:value="8738" calcext:value-type="float">
            <text:p>8738</text:p>
          </table:table-cell>
          <table:table-cell/>
          <table:table-cell office:value-type="string" calcext:value-type="string">
            <text:p>MARTIN, CHARLOTTE M</text:p>
          </table:table-cell>
          <table:table-cell office:value-type="float" office:value="3662" calcext:value-type="float">
            <text:p>3662</text:p>
          </table:table-cell>
          <table:table-cell office:value-type="date" office:date-value="2009-02-12" calcext:value-type="date">
            <text:p>02/12/09</text:p>
          </table:table-cell>
          <table:table-cell office:value-type="float" office:value="707000" calcext:value-type="float">
            <text:p>707000</text:p>
          </table:table-cell>
          <table:table-cell office:value-type="float" office:value="1094507" calcext:value-type="float">
            <text:p>1094507</text:p>
          </table:table-cell>
          <table:table-cell office:value-type="float" office:value="403321" calcext:value-type="float">
            <text:p>403321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1</text:p>
          </table:table-cell>
        </table:table-row>
        <table:table-row table:style-name="ro1">
          <table:table-cell office:value-type="float" office:value="8701" calcext:value-type="float">
            <text:p>8701</text:p>
          </table:table-cell>
          <table:table-cell/>
          <table:table-cell office:value-type="string" calcext:value-type="string">
            <text:p>NIVISON, ARTHUR E &amp; GEORGIA W</text:p>
          </table:table-cell>
          <table:table-cell office:value-type="float" office:value="3684" calcext:value-type="float">
            <text:p>3684</text:p>
          </table:table-cell>
          <table:table-cell office:value-type="date" office:date-value="2008-11-05" calcext:value-type="date">
            <text:p>11/05/08</text:p>
          </table:table-cell>
          <table:table-cell office:value-type="float" office:value="770000" calcext:value-type="float">
            <text:p>770000</text:p>
          </table:table-cell>
          <table:table-cell office:value-type="float" office:value="1102757" calcext:value-type="float">
            <text:p>1102757</text:p>
          </table:table-cell>
          <table:table-cell office:value-type="float" office:value="403348" calcext:value-type="float">
            <text:p>403348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8</text:p>
          </table:table-cell>
        </table:table-row>
        <table:table-row table:style-name="ro1">
          <table:table-cell office:value-type="float" office:value="8724" calcext:value-type="float">
            <text:p>8724</text:p>
          </table:table-cell>
          <table:table-cell/>
          <table:table-cell office:value-type="string" calcext:value-type="string">
            <text:p>DASCOMBE, HERBERT W &amp; MARY E</text:p>
          </table:table-cell>
          <table:table-cell office:value-type="float" office:value="2355" calcext:value-type="float">
            <text:p>2355</text:p>
          </table:table-cell>
          <table:table-cell office:value-type="date" office:date-value="2008-09-26" calcext:value-type="date">
            <text:p>09/26/08</text:p>
          </table:table-cell>
          <table:table-cell office:value-type="float" office:value="617000" calcext:value-type="float">
            <text:p>617000</text:p>
          </table:table-cell>
          <table:table-cell office:value-type="float" office:value="785596" calcext:value-type="float">
            <text:p>785596</text:p>
          </table:table-cell>
          <table:table-cell office:value-type="float" office:value="403328" calcext:value-type="float">
            <text:p>403328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28</text:p>
          </table:table-cell>
        </table:table-row>
        <table:table-row table:style-name="ro1">
          <table:table-cell office:value-type="float" office:value="8703" calcext:value-type="float">
            <text:p>8703</text:p>
          </table:table-cell>
          <table:table-cell/>
          <table:table-cell office:value-type="string" calcext:value-type="string">
            <text:p>RHODES, JOHN F &amp; RUTH Y</text:p>
          </table:table-cell>
          <table:table-cell office:value-type="float" office:value="2318" calcext:value-type="float">
            <text:p>2318</text:p>
          </table:table-cell>
          <table:table-cell office:value-type="date" office:date-value="2008-09-26" calcext:value-type="date">
            <text:p>09/26/08</text:p>
          </table:table-cell>
          <table:table-cell office:value-type="float" office:value="675000" calcext:value-type="float">
            <text:p>675000</text:p>
          </table:table-cell>
          <table:table-cell office:value-type="float" office:value="775287" calcext:value-type="float">
            <text:p>775287</text:p>
          </table:table-cell>
          <table:table-cell office:value-type="float" office:value="403347" calcext:value-type="float">
            <text:p>403347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47</text:p>
          </table:table-cell>
        </table:table-row>
        <table:table-row table:style-name="ro1">
          <table:table-cell office:value-type="float" office:value="8735" calcext:value-type="float">
            <text:p>8735</text:p>
          </table:table-cell>
          <table:table-cell/>
          <table:table-cell office:value-type="string" calcext:value-type="string">
            <text:p>KEISER, EDWIN C &amp; MILDRED W</text:p>
          </table:table-cell>
          <table:table-cell office:value-type="float" office:value="2365" calcext:value-type="float">
            <text:p>2365</text:p>
          </table:table-cell>
          <table:table-cell office:value-type="date" office:date-value="2008-09-25" calcext:value-type="date">
            <text:p>09/25/08</text:p>
          </table:table-cell>
          <table:table-cell office:value-type="float" office:value="617000" calcext:value-type="float">
            <text:p>617000</text:p>
          </table:table-cell>
          <table:table-cell office:value-type="float" office:value="789684" calcext:value-type="float">
            <text:p>789684</text:p>
          </table:table-cell>
          <table:table-cell office:value-type="float" office:value="403336" calcext:value-type="float">
            <text:p>403336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6</text:p>
          </table:table-cell>
        </table:table-row>
        <table:table-row table:style-name="ro1">
          <table:table-cell office:value-type="float" office:value="8739" calcext:value-type="float">
            <text:p>8739</text:p>
          </table:table-cell>
          <table:table-cell/>
          <table:table-cell office:value-type="string" calcext:value-type="string">
            <text:p>RUSTIN, WILLIAM C JR; RUSTIN, MARY LOUISE L</text:p>
          </table:table-cell>
          <table:table-cell office:value-type="float" office:value="2612" calcext:value-type="float">
            <text:p>2612</text:p>
          </table:table-cell>
          <table:table-cell office:value-type="date" office:date-value="2008-09-24" calcext:value-type="date">
            <text:p>09/24/08</text:p>
          </table:table-cell>
          <table:table-cell office:value-type="float" office:value="702000" calcext:value-type="float">
            <text:p>702000</text:p>
          </table:table-cell>
          <table:table-cell office:value-type="float" office:value="849239" calcext:value-type="float">
            <text:p>849239</text:p>
          </table:table-cell>
          <table:table-cell office:value-type="float" office:value="403335" calcext:value-type="float">
            <text:p>403335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403335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710" calcext:value-type="float">
            <text:p>8710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01" calcext:value-type="float">
            <text:p>8801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/>
          <table:table-cell office:value-type="string" calcext:value-type="string">
            <text:p>CYPRESS OF RALEIGH CONDO HOMEOWNERS</text:p>
          </table:table-cell>
          <table:table-cell office:value-type="float" office:value="66866" calcext:value-type="float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03" calcext:value-type="float">
            <text:p>76203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http://services.wakegov.com/realestate/Account.asp?id=0076203</text:p>
          </table:table-cell>
        </table:table-row>
      </table:table>
      <table:table table:name="dawson_deeds" table:style-name="ta1">
        <table:table-column table:style-name="co11" table:default-cell-style-name="ce4"/>
        <table:table-column table:style-name="co11" table:default-cell-style-name="Default"/>
        <table:table-column table:style-name="co11" table:default-cell-style-name="ce4"/>
        <table:table-column table:style-name="co11" table:default-cell-style-name="ce3"/>
        <table:table-column table:style-name="co11" table:number-columns-repeated="3" table:default-cell-style-name="ce4"/>
        <table:table-column table:style-name="co11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office:value-type="string" calcext:value-type="string">
            <text:p>Last modified: Tue May 30 13:49:19 2023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<text:a xlink:href="file:///home/mgering/projects/dawson_deeds/reports/cypress/deed_url" xlink:type="simple">deed_url</text:a>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string" calcext:value-type="string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177460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12670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9340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502614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1224</text:p>
          </table:table-cell>
          <table:table-cell office:value-type="date" office:date-value="2023-05-19" calcext:value-type="date">
            <text:p>05/19/23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string" calcext:value-type="string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string" calcext:value-type="string">
            <text:p>26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9TH STREET INVESTMENT LLC</text:p>
          </table:table-cell>
          <table:table-cell office:value-type="string" calcext:value-type="string">
            <text:p>1139</text:p>
          </table:table-cell>
          <table:table-cell office:value-type="date" office:date-value="2023-03-23" calcext:value-type="date">
            <text:p>03/23/23</text:p>
          </table:table-cell>
          <table:table-cell office:value-type="string" calcext:value-type="string">
            <text:p>4495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string" calcext:value-type="string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string" calcext:value-type="string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WIS, WILBERT B TRUSTEE; WILBERT B LEWIS TRUST</text:p>
          </table:table-cell>
          <table:table-cell office:value-type="string" calcext:value-type="string">
            <text:p>2254</text:p>
          </table:table-cell>
          <table:table-cell office:value-type="date" office:date-value="2023-05-09" calcext:value-type="date">
            <text:p>05/09/23</text:p>
          </table:table-cell>
          <table:table-cell office:value-type="string" calcext:value-type="string">
            <text:p>835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string" calcext:value-type="string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string" calcext:value-type="string">
            <text:p>230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864738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853483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911148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923518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WOODALL, JOHN CHARLES; CREECH, MARY HELEN</text:p>
          </table:table-cell>
          <table:table-cell office:value-type="string" calcext:value-type="string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string" calcext:value-type="string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MACKIN, JAMES ANTHONY TRUSTEE; MACKIN, SUSAN GOLDSTEIN TRUSTEE</text:p>
          </table:table-cell>
          <table:table-cell office:value-type="string" calcext:value-type="string">
            <text:p>2995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960000</text:p>
          </table:table-cell>
          <table:table-cell office:value-type="string" calcext:value-type="string">
            <text:p>899311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KAUFMAN, MILES &amp; ALLISON SELLERS</text:p>
          </table:table-cell>
          <table:table-cell office:value-type="string" calcext:value-type="string">
            <text:p>1139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892302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</table:table>
      <table:named-expressions/>
      <table:database-ranges>
        <table:database-range table:name="__Anonymous_Sheet_DB__0" table:target-range-address="cypress.A1:cypress.J337" table:display-filter-buttons="true">
          <table:sort>
            <table:sort-by table:field-number="1" table:data-type="automatic"/>
          </table:sort>
        </table:database-range>
        <table:database-range table:name="__Anonymous_Sheet_DB__1" table:target-range-address="cottages.A1:cottages.J43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border="0.06pt solid #000000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/00/0000</text:date>, <text:time style:data-style-name="N2" text:time-value="10:49:22.4821588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7T11:08:28.456483634</dc:date>
    <meta:editing-duration>PT35M57S</meta:editing-duration>
    <meta:editing-cycles>2</meta:editing-cycles>
    <meta:generator>LibreOffice/7.5.3.2$Linux_X86_64 LibreOffice_project/50$Build-2</meta:generator>
    <meta:document-statistic meta:table-count="3" meta:cell-count="4285" meta:object-count="0"/>
  </office:meta>
</office:document-meta>
</file>